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7A0000003CEE0D3609B42EF28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2681in" style:rel-width="100%" fo:margin-left="-0.3076in" fo:margin-top="0in" fo:margin-bottom="0in" table:align="left" style:writing-mode="lr-tb"/>
    </style:style>
    <style:style style:name="Table1.A" style:family="table-column">
      <style:table-column-properties style:column-width="1.0653in" style:rel-column-width="11140*"/>
    </style:style>
    <style:style style:name="Table1.B" style:family="table-column">
      <style:table-column-properties style:column-width="5.2028in" style:rel-column-width="54394*"/>
    </style:style>
    <style:style style:name="Table1.1" style:family="table-row">
      <style:table-row-properties fo:keep-together="auto"/>
    </style:style>
    <style:style style:name="Table1.A1" style:family="table-cell">
      <style:table-cell-properties fo:padding="0.0313in" fo:border-left="0.75pt solid #cccccc" fo:border-right="none" fo:border-top="0.75pt solid #cccccc" fo:border-bottom="none"/>
    </style:style>
    <style:style style:name="Table1.B1" style:family="table-cell">
      <style:table-cell-properties fo:padding="0.0313in" fo:border-left="none" fo:border-right="0.75pt solid #cccccc" fo:border-top="0.75pt solid #cccccc" fo:border-bottom="none"/>
    </style:style>
    <style:style style:name="Table1.A2" style:family="table-cell">
      <style:table-cell-properties fo:padding="0.0313in" fo:border-left="0.75pt solid #cccccc" fo:border-right="none" fo:border-top="none" fo:border-bottom="0.75pt solid #cccccc"/>
    </style:style>
    <style:style style:name="Table1.B2" style:family="table-cell">
      <style:table-cell-properties fo:padding="0.0313in" fo:border-left="none" fo:border-right="0.75pt solid #cccccc" fo:border-top="none" fo:border-bottom="0.75pt solid #cccccc"/>
    </style:style>
    <style:style style:name="Table2" style:family="table">
      <style:table-properties style:width="6.2681in" style:rel-width="100%" fo:margin-left="-0.3076in" fo:margin-top="0in" fo:margin-bottom="0in" table:align="left" style:writing-mode="lr-tb"/>
    </style:style>
    <style:style style:name="Table2.A" style:family="table-column">
      <style:table-column-properties style:column-width="1.0653in" style:rel-column-width="11140*"/>
    </style:style>
    <style:style style:name="Table2.B" style:family="table-column">
      <style:table-column-properties style:column-width="5.2028in" style:rel-column-width="54394*"/>
    </style:style>
    <style:style style:name="Table2.1" style:family="table-row">
      <style:table-row-properties fo:keep-together="auto"/>
    </style:style>
    <style:style style:name="Table2.A1" style:family="table-cell">
      <style:table-cell-properties fo:padding="0.0313in" fo:border-left="0.75pt solid #cccccc" fo:border-right="none" fo:border-top="0.75pt solid #cccccc" fo:border-bottom="none"/>
    </style:style>
    <style:style style:name="Table2.B1" style:family="table-cell">
      <style:table-cell-properties fo:padding="0.0313in" fo:border-left="none" fo:border-right="0.75pt solid #cccccc" fo:border-top="0.75pt solid #cccccc" fo:border-bottom="none"/>
    </style:style>
    <style:style style:name="Table2.A2" style:family="table-cell">
      <style:table-cell-properties fo:padding="0.0313in" fo:border-left="0.75pt solid #cccccc" fo:border-right="none" fo:border-top="none" fo:border-bottom="0.75pt solid #cccccc"/>
    </style:style>
    <style:style style:name="Table2.B2" style:family="table-cell">
      <style:table-cell-properties fo:padding="0.0313in" fo:border-left="none" fo:border-right="0.75pt solid #cccccc" fo:border-top="none" fo:border-bottom="0.75pt solid #cccccc"/>
    </style:style>
    <style:style style:name="Table3" style:family="table">
      <style:table-properties style:width="6.2681in" style:rel-width="100%" fo:margin-left="-0.3076in" fo:margin-top="0in" fo:margin-bottom="0in" table:align="left" style:writing-mode="lr-tb"/>
    </style:style>
    <style:style style:name="Table3.A" style:family="table-column">
      <style:table-column-properties style:column-width="1.0653in" style:rel-column-width="11140*"/>
    </style:style>
    <style:style style:name="Table3.B" style:family="table-column">
      <style:table-column-properties style:column-width="5.2028in" style:rel-column-width="54394*"/>
    </style:style>
    <style:style style:name="Table3.1" style:family="table-row">
      <style:table-row-properties fo:keep-together="auto"/>
    </style:style>
    <style:style style:name="Table3.A1" style:family="table-cell">
      <style:table-cell-properties fo:padding="0.0313in" fo:border-left="0.75pt solid #cccccc" fo:border-right="none" fo:border-top="0.75pt solid #cccccc" fo:border-bottom="none"/>
    </style:style>
    <style:style style:name="Table3.B1" style:family="table-cell">
      <style:table-cell-properties fo:padding="0.0313in" fo:border-left="none" fo:border-right="0.75pt solid #cccccc" fo:border-top="0.75pt solid #cccccc" fo:border-bottom="none"/>
    </style:style>
    <style:style style:name="Table3.A2" style:family="table-cell">
      <style:table-cell-properties fo:padding="0.0313in" fo:border-left="0.75pt solid #cccccc" fo:border-right="none" fo:border-top="none" fo:border-bottom="0.75pt solid #cccccc"/>
    </style:style>
    <style:style style:name="Table3.B2" style:family="table-cell">
      <style:table-cell-properties fo:padding="0.0313in" fo:border-left="none" fo:border-right="0.75pt solid #cccccc" fo:border-top="none" fo:border-bottom="0.75pt solid #cccccc"/>
    </style:style>
    <style:style style:name="Table4" style:family="table">
      <style:table-properties style:width="6.2681in" style:rel-width="100%" fo:margin-left="-0.3076in" fo:margin-top="0in" fo:margin-bottom="0in" table:align="left" style:writing-mode="lr-tb"/>
    </style:style>
    <style:style style:name="Table4.A" style:family="table-column">
      <style:table-column-properties style:column-width="1.0653in" style:rel-column-width="11140*"/>
    </style:style>
    <style:style style:name="Table4.B" style:family="table-column">
      <style:table-column-properties style:column-width="5.2028in" style:rel-column-width="54394*"/>
    </style:style>
    <style:style style:name="Table4.1" style:family="table-row">
      <style:table-row-properties fo:keep-together="auto"/>
    </style:style>
    <style:style style:name="Table4.A1" style:family="table-cell">
      <style:table-cell-properties fo:padding="0.0313in" fo:border-left="0.75pt solid #cccccc" fo:border-right="none" fo:border-top="0.75pt solid #cccccc" fo:border-bottom="none"/>
    </style:style>
    <style:style style:name="Table4.B1" style:family="table-cell">
      <style:table-cell-properties fo:padding="0.0313in" fo:border-left="none" fo:border-right="0.75pt solid #cccccc" fo:border-top="0.75pt solid #cccccc" fo:border-bottom="none"/>
    </style:style>
    <style:style style:name="Table4.A2" style:family="table-cell">
      <style:table-cell-properties fo:padding="0.0313in" fo:border-left="0.75pt solid #cccccc" fo:border-right="none" fo:border-top="none" fo:border-bottom="0.75pt solid #cccccc"/>
    </style:style>
    <style:style style:name="Table4.B2" style:family="table-cell">
      <style:table-cell-properties fo:padding="0.0313in" fo:border-left="none" fo:border-right="0.75pt solid #cccccc" fo:border-top="none" fo:border-bottom="0.75pt solid #cccccc"/>
    </style:style>
    <style:style style:name="Table5" style:family="table">
      <style:table-properties style:width="6.2681in" style:rel-width="100%" fo:margin-left="-0.3076in" fo:margin-top="0in" fo:margin-bottom="0in" table:align="left" style:writing-mode="lr-tb"/>
    </style:style>
    <style:style style:name="Table5.A" style:family="table-column">
      <style:table-column-properties style:column-width="1.0653in" style:rel-column-width="11140*"/>
    </style:style>
    <style:style style:name="Table5.B" style:family="table-column">
      <style:table-column-properties style:column-width="5.2028in" style:rel-column-width="54394*"/>
    </style:style>
    <style:style style:name="Table5.1" style:family="table-row">
      <style:table-row-properties fo:keep-together="auto"/>
    </style:style>
    <style:style style:name="Table5.A1" style:family="table-cell">
      <style:table-cell-properties fo:padding="0.0313in" fo:border-left="0.75pt solid #cccccc" fo:border-right="none" fo:border-top="0.75pt solid #cccccc" fo:border-bottom="none"/>
    </style:style>
    <style:style style:name="Table5.B1" style:family="table-cell">
      <style:table-cell-properties fo:padding="0.0313in" fo:border-left="none" fo:border-right="0.75pt solid #cccccc" fo:border-top="0.75pt solid #cccccc" fo:border-bottom="none"/>
    </style:style>
    <style:style style:name="Table5.A2" style:family="table-cell">
      <style:table-cell-properties fo:padding="0.0313in" fo:border-left="0.75pt solid #cccccc" fo:border-right="none" fo:border-top="none" fo:border-bottom="0.75pt solid #cccccc"/>
    </style:style>
    <style:style style:name="Table5.B2" style:family="table-cell">
      <style:table-cell-properties fo:padding="0.0313in" fo:border-left="none" fo:border-right="0.75pt solid #cccccc" fo:border-top="none" fo:border-bottom="0.75pt solid #cccccc"/>
    </style:style>
    <style:style style:name="Table6" style:family="table">
      <style:table-properties style:width="6.2681in" style:rel-width="100%" fo:margin-left="-0.3076in" fo:margin-top="0in" fo:margin-bottom="0in" table:align="left" style:writing-mode="lr-tb"/>
    </style:style>
    <style:style style:name="Table6.A" style:family="table-column">
      <style:table-column-properties style:column-width="1.0653in" style:rel-column-width="11140*"/>
    </style:style>
    <style:style style:name="Table6.B" style:family="table-column">
      <style:table-column-properties style:column-width="5.2028in" style:rel-column-width="54394*"/>
    </style:style>
    <style:style style:name="Table6.1" style:family="table-row">
      <style:table-row-properties fo:keep-together="auto"/>
    </style:style>
    <style:style style:name="Table6.A1" style:family="table-cell">
      <style:table-cell-properties fo:padding="0.0313in" fo:border-left="0.75pt solid #cccccc" fo:border-right="none" fo:border-top="0.75pt solid #cccccc" fo:border-bottom="none"/>
    </style:style>
    <style:style style:name="Table6.B1" style:family="table-cell">
      <style:table-cell-properties fo:padding="0.0313in" fo:border-left="none" fo:border-right="0.75pt solid #cccccc" fo:border-top="0.75pt solid #cccccc" fo:border-bottom="none"/>
    </style:style>
    <style:style style:name="Table6.A2" style:family="table-cell">
      <style:table-cell-properties fo:padding="0.0313in" fo:border-left="0.75pt solid #cccccc" fo:border-right="none" fo:border-top="none" fo:border-bottom="0.75pt solid #cccccc"/>
    </style:style>
    <style:style style:name="Table6.B2" style:family="table-cell">
      <style:table-cell-properties fo:padding="0.0313in" fo:border-left="none" fo:border-right="0.75pt solid #cccccc" fo:border-top="none" fo:border-bottom="0.75pt solid #cccccc"/>
    </style:style>
    <style:style style:name="Table7" style:family="table">
      <style:table-properties style:width="6.2681in" style:rel-width="100%" fo:margin-left="-0.3076in" fo:margin-top="0in" fo:margin-bottom="0in" table:align="left" style:writing-mode="lr-tb"/>
    </style:style>
    <style:style style:name="Table7.A" style:family="table-column">
      <style:table-column-properties style:column-width="1.0653in" style:rel-column-width="11140*"/>
    </style:style>
    <style:style style:name="Table7.B" style:family="table-column">
      <style:table-column-properties style:column-width="5.2028in" style:rel-column-width="54394*"/>
    </style:style>
    <style:style style:name="Table7.1" style:family="table-row">
      <style:table-row-properties fo:keep-together="auto"/>
    </style:style>
    <style:style style:name="Table7.A1" style:family="table-cell">
      <style:table-cell-properties fo:padding="0.0313in" fo:border-left="0.75pt solid #cccccc" fo:border-right="none" fo:border-top="0.75pt solid #cccccc" fo:border-bottom="none"/>
    </style:style>
    <style:style style:name="Table7.B1" style:family="table-cell">
      <style:table-cell-properties fo:padding="0.0313in" fo:border-left="none" fo:border-right="0.75pt solid #cccccc" fo:border-top="0.75pt solid #cccccc" fo:border-bottom="none"/>
    </style:style>
    <style:style style:name="Table7.A2" style:family="table-cell">
      <style:table-cell-properties fo:padding="0.0313in" fo:border-left="0.75pt solid #cccccc" fo:border-right="none" fo:border-top="none" fo:border-bottom="0.75pt solid #cccccc"/>
    </style:style>
    <style:style style:name="Table7.B2" style:family="table-cell">
      <style:table-cell-properties fo:padding="0.0313in" fo:border-left="none" fo:border-right="0.75pt solid #cccccc" fo:border-top="none" fo:border-bottom="0.75pt solid #cccccc"/>
    </style:style>
    <style:style style:name="Table8" style:family="table">
      <style:table-properties style:width="6.2681in" style:rel-width="100%" fo:margin-left="-0.3076in" fo:margin-top="0in" fo:margin-bottom="0in" table:align="left" style:writing-mode="lr-tb"/>
    </style:style>
    <style:style style:name="Table8.A" style:family="table-column">
      <style:table-column-properties style:column-width="1.0653in" style:rel-column-width="11140*"/>
    </style:style>
    <style:style style:name="Table8.B" style:family="table-column">
      <style:table-column-properties style:column-width="5.2028in" style:rel-column-width="54394*"/>
    </style:style>
    <style:style style:name="Table8.1" style:family="table-row">
      <style:table-row-properties fo:keep-together="auto"/>
    </style:style>
    <style:style style:name="Table8.A1" style:family="table-cell">
      <style:table-cell-properties fo:padding="0.0313in" fo:border-left="0.75pt solid #cccccc" fo:border-right="none" fo:border-top="0.75pt solid #cccccc" fo:border-bottom="none"/>
    </style:style>
    <style:style style:name="Table8.B1" style:family="table-cell">
      <style:table-cell-properties fo:padding="0.0313in" fo:border-left="none" fo:border-right="0.75pt solid #cccccc" fo:border-top="0.75pt solid #cccccc" fo:border-bottom="none"/>
    </style:style>
    <style:style style:name="Table8.A2" style:family="table-cell">
      <style:table-cell-properties fo:padding="0.0313in" fo:border-left="0.75pt solid #cccccc" fo:border-right="none" fo:border-top="none" fo:border-bottom="0.75pt solid #cccccc"/>
    </style:style>
    <style:style style:name="Table8.B2" style:family="table-cell">
      <style:table-cell-properties fo:padding="0.0313in" fo:border-left="none" fo:border-right="0.75pt solid #cccccc" fo:border-top="none" fo:border-bottom="0.75pt solid #cccccc"/>
    </style:style>
    <style:style style:name="Table9" style:family="table">
      <style:table-properties style:width="6.2681in" style:rel-width="100%" fo:margin-left="-0.3076in" fo:margin-top="0in" fo:margin-bottom="0in" table:align="left" style:writing-mode="lr-tb"/>
    </style:style>
    <style:style style:name="Table9.A" style:family="table-column">
      <style:table-column-properties style:column-width="1.0653in" style:rel-column-width="11140*"/>
    </style:style>
    <style:style style:name="Table9.B" style:family="table-column">
      <style:table-column-properties style:column-width="5.2028in" style:rel-column-width="54394*"/>
    </style:style>
    <style:style style:name="Table9.1" style:family="table-row">
      <style:table-row-properties fo:keep-together="auto"/>
    </style:style>
    <style:style style:name="Table9.A1" style:family="table-cell">
      <style:table-cell-properties fo:padding="0.0313in" fo:border-left="0.75pt solid #cccccc" fo:border-right="none" fo:border-top="0.75pt solid #cccccc" fo:border-bottom="none"/>
    </style:style>
    <style:style style:name="Table9.B1" style:family="table-cell">
      <style:table-cell-properties fo:padding="0.0313in" fo:border-left="none" fo:border-right="0.75pt solid #cccccc" fo:border-top="0.75pt solid #cccccc" fo:border-bottom="none"/>
    </style:style>
    <style:style style:name="Table9.A2" style:family="table-cell">
      <style:table-cell-properties fo:padding="0.0313in" fo:border-left="0.75pt solid #cccccc" fo:border-right="none" fo:border-top="none" fo:border-bottom="0.75pt solid #cccccc"/>
    </style:style>
    <style:style style:name="Table9.B2" style:family="table-cell">
      <style:table-cell-properties fo:padding="0.0313in" fo:border-left="none" fo:border-right="0.75pt solid #cccccc" fo:border-top="none" fo:border-bottom="0.75pt solid #cccccc"/>
    </style:style>
    <style:style style:name="Table10" style:family="table">
      <style:table-properties style:width="6.2681in" style:rel-width="100%" fo:margin-left="-0.3076in" fo:margin-top="0in" fo:margin-bottom="0in" table:align="left" style:writing-mode="lr-tb"/>
    </style:style>
    <style:style style:name="Table10.A" style:family="table-column">
      <style:table-column-properties style:column-width="1.0653in" style:rel-column-width="11140*"/>
    </style:style>
    <style:style style:name="Table10.B" style:family="table-column">
      <style:table-column-properties style:column-width="5.2028in" style:rel-column-width="54394*"/>
    </style:style>
    <style:style style:name="Table10.1" style:family="table-row">
      <style:table-row-properties fo:keep-together="auto"/>
    </style:style>
    <style:style style:name="Table10.A1" style:family="table-cell">
      <style:table-cell-properties fo:padding="0.0313in" fo:border-left="0.75pt solid #cccccc" fo:border-right="none" fo:border-top="0.75pt solid #cccccc" fo:border-bottom="none"/>
    </style:style>
    <style:style style:name="Table10.B1" style:family="table-cell">
      <style:table-cell-properties fo:padding="0.0313in" fo:border-left="none" fo:border-right="0.75pt solid #cccccc" fo:border-top="0.75pt solid #cccccc" fo:border-bottom="none"/>
    </style:style>
    <style:style style:name="Table10.A2" style:family="table-cell">
      <style:table-cell-properties fo:padding="0.0313in" fo:border-left="0.75pt solid #cccccc" fo:border-right="none" fo:border-top="none" fo:border-bottom="0.75pt solid #cccccc"/>
    </style:style>
    <style:style style:name="Table10.B2" style:family="table-cell">
      <style:table-cell-properties fo:padding="0.0313in" fo:border-left="none" fo:border-right="0.75pt solid #cccccc" fo:border-top="none" fo:border-bottom="0.75pt solid #cccccc"/>
    </style:style>
    <style:style style:name="Table11" style:family="table">
      <style:table-properties style:width="6.2681in" style:rel-width="100%" fo:margin-left="-0.3076in" fo:margin-top="0in" fo:margin-bottom="0in" table:align="left" style:writing-mode="lr-tb"/>
    </style:style>
    <style:style style:name="Table11.A" style:family="table-column">
      <style:table-column-properties style:column-width="1.0653in" style:rel-column-width="11140*"/>
    </style:style>
    <style:style style:name="Table11.B" style:family="table-column">
      <style:table-column-properties style:column-width="5.2028in" style:rel-column-width="54394*"/>
    </style:style>
    <style:style style:name="Table11.1" style:family="table-row">
      <style:table-row-properties fo:keep-together="auto"/>
    </style:style>
    <style:style style:name="Table11.A1" style:family="table-cell">
      <style:table-cell-properties fo:padding="0.0313in" fo:border-left="0.75pt solid #cccccc" fo:border-right="none" fo:border-top="0.75pt solid #cccccc" fo:border-bottom="none"/>
    </style:style>
    <style:style style:name="Table11.B1" style:family="table-cell">
      <style:table-cell-properties fo:padding="0.0313in" fo:border-left="none" fo:border-right="0.75pt solid #cccccc" fo:border-top="0.75pt solid #cccccc" fo:border-bottom="none"/>
    </style:style>
    <style:style style:name="Table11.A2" style:family="table-cell">
      <style:table-cell-properties fo:padding="0.0313in" fo:border-left="0.75pt solid #cccccc" fo:border-right="none" fo:border-top="none" fo:border-bottom="0.75pt solid #cccccc"/>
    </style:style>
    <style:style style:name="Table11.B2" style:family="table-cell">
      <style:table-cell-properties fo:padding="0.0313in" fo:border-left="none" fo:border-right="0.75pt solid #cccccc" fo:border-top="none" fo:border-bottom="0.75pt solid #cccccc"/>
    </style:style>
    <style:style style:name="Table12" style:family="table">
      <style:table-properties style:width="6.2681in" style:rel-width="100%" fo:margin-left="-0.3076in" fo:margin-top="0in" fo:margin-bottom="0in" table:align="left" style:writing-mode="lr-tb"/>
    </style:style>
    <style:style style:name="Table12.A" style:family="table-column">
      <style:table-column-properties style:column-width="1.0653in" style:rel-column-width="11140*"/>
    </style:style>
    <style:style style:name="Table12.B" style:family="table-column">
      <style:table-column-properties style:column-width="5.2028in" style:rel-column-width="54394*"/>
    </style:style>
    <style:style style:name="Table12.1" style:family="table-row">
      <style:table-row-properties fo:keep-together="auto"/>
    </style:style>
    <style:style style:name="Table12.A1" style:family="table-cell">
      <style:table-cell-properties fo:padding="0.0313in" fo:border-left="0.75pt solid #cccccc" fo:border-right="none" fo:border-top="0.75pt solid #cccccc" fo:border-bottom="none"/>
    </style:style>
    <style:style style:name="Table12.B1" style:family="table-cell">
      <style:table-cell-properties fo:padding="0.0313in" fo:border-left="none" fo:border-right="0.75pt solid #cccccc" fo:border-top="0.75pt solid #cccccc" fo:border-bottom="none"/>
    </style:style>
    <style:style style:name="Table12.A2" style:family="table-cell">
      <style:table-cell-properties fo:padding="0.0313in" fo:border-left="0.75pt solid #cccccc" fo:border-right="none" fo:border-top="none" fo:border-bottom="0.75pt solid #cccccc"/>
    </style:style>
    <style:style style:name="Table12.B2" style:family="table-cell">
      <style:table-cell-properties fo:padding="0.0313in" fo:border-left="none" fo:border-right="0.75pt solid #cccccc" fo:border-top="none" fo:border-bottom="0.75pt solid #cccccc"/>
    </style:style>
    <style:style style:name="Table13" style:family="table">
      <style:table-properties style:width="6.2681in" style:rel-width="100%" fo:margin-left="-0.3076in" fo:margin-top="0in" fo:margin-bottom="0in" table:align="left" style:writing-mode="lr-tb"/>
    </style:style>
    <style:style style:name="Table13.A" style:family="table-column">
      <style:table-column-properties style:column-width="1.0653in" style:rel-column-width="11140*"/>
    </style:style>
    <style:style style:name="Table13.B" style:family="table-column">
      <style:table-column-properties style:column-width="5.2028in" style:rel-column-width="54394*"/>
    </style:style>
    <style:style style:name="Table13.1" style:family="table-row">
      <style:table-row-properties fo:keep-together="auto"/>
    </style:style>
    <style:style style:name="Table13.A1" style:family="table-cell">
      <style:table-cell-properties fo:padding="0.0313in" fo:border-left="0.75pt solid #cccccc" fo:border-right="none" fo:border-top="0.75pt solid #cccccc" fo:border-bottom="none"/>
    </style:style>
    <style:style style:name="Table13.B1" style:family="table-cell">
      <style:table-cell-properties fo:padding="0.0313in" fo:border-left="none" fo:border-right="0.75pt solid #cccccc" fo:border-top="0.75pt solid #cccccc" fo:border-bottom="none"/>
    </style:style>
    <style:style style:name="Table13.A2" style:family="table-cell">
      <style:table-cell-properties fo:padding="0.0313in" fo:border-left="0.75pt solid #cccccc" fo:border-right="none" fo:border-top="none" fo:border-bottom="0.75pt solid #cccccc"/>
    </style:style>
    <style:style style:name="Table13.B2" style:family="table-cell">
      <style:table-cell-properties fo:padding="0.0313in" fo:border-left="none" fo:border-right="0.75pt solid #cccccc" fo:border-top="none" fo:border-bottom="0.75pt solid #cccccc"/>
    </style:style>
    <style:style style:name="Table14" style:family="table">
      <style:table-properties style:width="6.2681in" style:rel-width="100%" fo:margin-left="-0.3076in" fo:margin-top="0in" fo:margin-bottom="0in" table:align="left" style:writing-mode="lr-tb"/>
    </style:style>
    <style:style style:name="Table14.A" style:family="table-column">
      <style:table-column-properties style:column-width="1.0653in" style:rel-column-width="11140*"/>
    </style:style>
    <style:style style:name="Table14.B" style:family="table-column">
      <style:table-column-properties style:column-width="5.2028in" style:rel-column-width="54394*"/>
    </style:style>
    <style:style style:name="Table14.1" style:family="table-row">
      <style:table-row-properties fo:keep-together="auto"/>
    </style:style>
    <style:style style:name="Table14.A1" style:family="table-cell">
      <style:table-cell-properties fo:padding="0.0313in" fo:border-left="0.75pt solid #cccccc" fo:border-right="none" fo:border-top="0.75pt solid #cccccc" fo:border-bottom="none"/>
    </style:style>
    <style:style style:name="Table14.B1" style:family="table-cell">
      <style:table-cell-properties fo:padding="0.0313in" fo:border-left="none" fo:border-right="0.75pt solid #cccccc" fo:border-top="0.75pt solid #cccccc" fo:border-bottom="none"/>
    </style:style>
    <style:style style:name="Table14.A2" style:family="table-cell">
      <style:table-cell-properties fo:padding="0.0313in" fo:border-left="0.75pt solid #cccccc" fo:border-right="none" fo:border-top="none" fo:border-bottom="0.75pt solid #cccccc"/>
    </style:style>
    <style:style style:name="Table14.B2" style:family="table-cell">
      <style:table-cell-properties fo:padding="0.0313in" fo:border-left="none" fo:border-right="0.75pt solid #cccccc" fo:border-top="none" fo:border-bottom="0.75pt solid #cccccc"/>
    </style:style>
    <style:style style:name="Table15" style:family="table">
      <style:table-properties style:width="6.2681in" style:rel-width="100%" fo:margin-left="-0.3076in" fo:margin-top="0in" fo:margin-bottom="0in" table:align="left" style:writing-mode="lr-tb"/>
    </style:style>
    <style:style style:name="Table15.A" style:family="table-column">
      <style:table-column-properties style:column-width="1.0653in" style:rel-column-width="11140*"/>
    </style:style>
    <style:style style:name="Table15.B" style:family="table-column">
      <style:table-column-properties style:column-width="5.2028in" style:rel-column-width="54394*"/>
    </style:style>
    <style:style style:name="Table15.1" style:family="table-row">
      <style:table-row-properties fo:keep-together="auto"/>
    </style:style>
    <style:style style:name="Table15.A1" style:family="table-cell">
      <style:table-cell-properties fo:padding="0.0313in" fo:border-left="0.75pt solid #cccccc" fo:border-right="none" fo:border-top="0.75pt solid #cccccc" fo:border-bottom="none"/>
    </style:style>
    <style:style style:name="Table15.B1" style:family="table-cell">
      <style:table-cell-properties fo:padding="0.0313in" fo:border-left="none" fo:border-right="0.75pt solid #cccccc" fo:border-top="0.75pt solid #cccccc" fo:border-bottom="none"/>
    </style:style>
    <style:style style:name="Table15.A2" style:family="table-cell">
      <style:table-cell-properties fo:padding="0.0313in" fo:border-left="0.75pt solid #cccccc" fo:border-right="none" fo:border-top="none" fo:border-bottom="0.75pt solid #cccccc"/>
    </style:style>
    <style:style style:name="Table15.B2" style:family="table-cell">
      <style:table-cell-properties fo:padding="0.0313in" fo:border-left="none" fo:border-right="0.75pt solid #cccccc" fo:border-top="none" fo:border-bottom="0.75pt solid #cccccc"/>
    </style:style>
    <style:style style:name="Table16" style:family="table">
      <style:table-properties style:width="6.2681in" style:rel-width="100%" fo:margin-left="-0.3076in" fo:margin-top="0in" fo:margin-bottom="0in" table:align="left" style:writing-mode="lr-tb"/>
    </style:style>
    <style:style style:name="Table16.A" style:family="table-column">
      <style:table-column-properties style:column-width="1.0653in" style:rel-column-width="11140*"/>
    </style:style>
    <style:style style:name="Table16.B" style:family="table-column">
      <style:table-column-properties style:column-width="5.2028in" style:rel-column-width="54394*"/>
    </style:style>
    <style:style style:name="Table16.1" style:family="table-row">
      <style:table-row-properties fo:keep-together="auto"/>
    </style:style>
    <style:style style:name="Table16.A1" style:family="table-cell">
      <style:table-cell-properties fo:padding="0.0313in" fo:border-left="0.75pt solid #cccccc" fo:border-right="none" fo:border-top="0.75pt solid #cccccc" fo:border-bottom="none"/>
    </style:style>
    <style:style style:name="Table16.B1" style:family="table-cell">
      <style:table-cell-properties fo:padding="0.0313in" fo:border-left="none" fo:border-right="0.75pt solid #cccccc" fo:border-top="0.75pt solid #cccccc" fo:border-bottom="none"/>
    </style:style>
    <style:style style:name="Table16.A2" style:family="table-cell">
      <style:table-cell-properties fo:padding="0.0313in" fo:border-left="0.75pt solid #cccccc" fo:border-right="none" fo:border-top="none" fo:border-bottom="0.75pt solid #cccccc"/>
    </style:style>
    <style:style style:name="Table16.B2" style:family="table-cell">
      <style:table-cell-properties fo:padding="0.0313in" fo:border-left="none" fo:border-right="0.75pt solid #cccccc" fo:border-top="none" fo:border-bottom="0.75pt solid #cccccc"/>
    </style:style>
    <style:style style:name="Table17" style:family="table">
      <style:table-properties style:width="6.2681in" style:rel-width="100%" fo:margin-left="-0.3076in" fo:margin-top="0in" fo:margin-bottom="0in" table:align="left" style:writing-mode="lr-tb"/>
    </style:style>
    <style:style style:name="Table17.A" style:family="table-column">
      <style:table-column-properties style:column-width="1.0653in" style:rel-column-width="11140*"/>
    </style:style>
    <style:style style:name="Table17.B" style:family="table-column">
      <style:table-column-properties style:column-width="5.2028in" style:rel-column-width="54394*"/>
    </style:style>
    <style:style style:name="Table17.1" style:family="table-row">
      <style:table-row-properties fo:keep-together="auto"/>
    </style:style>
    <style:style style:name="Table17.A1" style:family="table-cell">
      <style:table-cell-properties fo:padding="0.0313in" fo:border-left="0.75pt solid #cccccc" fo:border-right="none" fo:border-top="0.75pt solid #cccccc" fo:border-bottom="none"/>
    </style:style>
    <style:style style:name="Table17.B1" style:family="table-cell">
      <style:table-cell-properties fo:padding="0.0313in" fo:border-left="none" fo:border-right="0.75pt solid #cccccc" fo:border-top="0.75pt solid #cccccc" fo:border-bottom="none"/>
    </style:style>
    <style:style style:name="Table17.A2" style:family="table-cell">
      <style:table-cell-properties fo:padding="0.0313in" fo:border-left="0.75pt solid #cccccc" fo:border-right="none" fo:border-top="none" fo:border-bottom="0.75pt solid #cccccc"/>
    </style:style>
    <style:style style:name="Table17.B2" style:family="table-cell">
      <style:table-cell-properties fo:padding="0.0313in" fo:border-left="none" fo:border-right="0.75pt solid #cccccc" fo:border-top="none" fo:border-bottom="0.75pt solid #cccccc"/>
    </style:style>
    <style:style style:name="Table18" style:family="table">
      <style:table-properties style:width="6.2681in" style:rel-width="100%" fo:margin-left="-0.3076in" fo:margin-top="0in" fo:margin-bottom="0in" table:align="left" style:writing-mode="lr-tb"/>
    </style:style>
    <style:style style:name="Table18.A" style:family="table-column">
      <style:table-column-properties style:column-width="1.0653in" style:rel-column-width="11140*"/>
    </style:style>
    <style:style style:name="Table18.B" style:family="table-column">
      <style:table-column-properties style:column-width="5.2028in" style:rel-column-width="54394*"/>
    </style:style>
    <style:style style:name="Table18.1" style:family="table-row">
      <style:table-row-properties fo:keep-together="auto"/>
    </style:style>
    <style:style style:name="Table18.A1" style:family="table-cell">
      <style:table-cell-properties fo:padding="0.0313in" fo:border-left="0.75pt solid #cccccc" fo:border-right="none" fo:border-top="0.75pt solid #cccccc" fo:border-bottom="none"/>
    </style:style>
    <style:style style:name="Table18.B1" style:family="table-cell">
      <style:table-cell-properties fo:padding="0.0313in" fo:border-left="none" fo:border-right="0.75pt solid #cccccc" fo:border-top="0.75pt solid #cccccc" fo:border-bottom="none"/>
    </style:style>
    <style:style style:name="Table18.A2" style:family="table-cell">
      <style:table-cell-properties fo:padding="0.0313in" fo:border-left="0.75pt solid #cccccc" fo:border-right="none" fo:border-top="none" fo:border-bottom="0.75pt solid #cccccc"/>
    </style:style>
    <style:style style:name="Table18.B2" style:family="table-cell">
      <style:table-cell-properties fo:padding="0.0313in" fo:border-left="none" fo:border-right="0.75pt solid #cccccc" fo:border-top="none" fo:border-bottom="0.75pt solid #cccccc"/>
    </style:style>
    <style:style style:name="Table19" style:family="table">
      <style:table-properties style:width="6.2681in" style:rel-width="100%" fo:margin-left="-0.3076in" fo:margin-top="0in" fo:margin-bottom="0in" table:align="left" style:writing-mode="lr-tb"/>
    </style:style>
    <style:style style:name="Table19.A" style:family="table-column">
      <style:table-column-properties style:column-width="1.0653in" style:rel-column-width="11140*"/>
    </style:style>
    <style:style style:name="Table19.B" style:family="table-column">
      <style:table-column-properties style:column-width="5.2028in" style:rel-column-width="54394*"/>
    </style:style>
    <style:style style:name="Table19.1" style:family="table-row">
      <style:table-row-properties fo:keep-together="auto"/>
    </style:style>
    <style:style style:name="Table19.A1" style:family="table-cell">
      <style:table-cell-properties fo:padding="0.0313in" fo:border-left="0.75pt solid #cccccc" fo:border-right="none" fo:border-top="0.75pt solid #cccccc" fo:border-bottom="none"/>
    </style:style>
    <style:style style:name="Table19.B1" style:family="table-cell">
      <style:table-cell-properties fo:padding="0.0313in" fo:border-left="none" fo:border-right="0.75pt solid #cccccc" fo:border-top="0.75pt solid #cccccc" fo:border-bottom="none"/>
    </style:style>
    <style:style style:name="Table19.A2" style:family="table-cell">
      <style:table-cell-properties fo:padding="0.0313in" fo:border-left="0.75pt solid #cccccc" fo:border-right="none" fo:border-top="none" fo:border-bottom="0.75pt solid #cccccc"/>
    </style:style>
    <style:style style:name="Table19.B2" style:family="table-cell">
      <style:table-cell-properties fo:padding="0.0313in" fo:border-left="none" fo:border-right="0.75pt solid #cccccc" fo:border-top="none" fo:border-bottom="0.75pt solid #cccccc"/>
    </style:style>
    <style:style style:name="Table20" style:family="table">
      <style:table-properties style:width="6.2681in" style:rel-width="100%" fo:margin-left="-0.3076in" fo:margin-top="0in" fo:margin-bottom="0in" table:align="left" style:writing-mode="lr-tb"/>
    </style:style>
    <style:style style:name="Table20.A" style:family="table-column">
      <style:table-column-properties style:column-width="1.0653in" style:rel-column-width="11140*"/>
    </style:style>
    <style:style style:name="Table20.B" style:family="table-column">
      <style:table-column-properties style:column-width="5.2028in" style:rel-column-width="54394*"/>
    </style:style>
    <style:style style:name="Table20.1" style:family="table-row">
      <style:table-row-properties fo:keep-together="auto"/>
    </style:style>
    <style:style style:name="Table20.A1" style:family="table-cell">
      <style:table-cell-properties fo:padding="0.0313in" fo:border-left="0.75pt solid #cccccc" fo:border-right="none" fo:border-top="0.75pt solid #cccccc" fo:border-bottom="none"/>
    </style:style>
    <style:style style:name="Table20.B1" style:family="table-cell">
      <style:table-cell-properties fo:padding="0.0313in" fo:border-left="none" fo:border-right="0.75pt solid #cccccc" fo:border-top="0.75pt solid #cccccc" fo:border-bottom="none"/>
    </style:style>
    <style:style style:name="Table20.A2" style:family="table-cell">
      <style:table-cell-properties fo:padding="0.0313in" fo:border-left="0.75pt solid #cccccc" fo:border-right="none" fo:border-top="none" fo:border-bottom="0.75pt solid #cccccc"/>
    </style:style>
    <style:style style:name="Table20.B2" style:family="table-cell">
      <style:table-cell-properties fo:padding="0.0313in" fo:border-left="none" fo:border-right="0.75pt solid #cccccc" fo:border-top="none" fo:border-bottom="0.75pt solid #cccccc"/>
    </style:style>
    <style:style style:name="Table21" style:family="table">
      <style:table-properties style:width="6.2681in" style:rel-width="100%" fo:margin-left="-0.3076in" fo:margin-top="0in" fo:margin-bottom="0in" table:align="left" style:writing-mode="lr-tb"/>
    </style:style>
    <style:style style:name="Table21.A" style:family="table-column">
      <style:table-column-properties style:column-width="1.0653in" style:rel-column-width="11140*"/>
    </style:style>
    <style:style style:name="Table21.B" style:family="table-column">
      <style:table-column-properties style:column-width="5.2028in" style:rel-column-width="54394*"/>
    </style:style>
    <style:style style:name="Table21.1" style:family="table-row">
      <style:table-row-properties fo:keep-together="auto"/>
    </style:style>
    <style:style style:name="Table21.A1" style:family="table-cell">
      <style:table-cell-properties fo:padding="0.0313in" fo:border-left="0.75pt solid #cccccc" fo:border-right="none" fo:border-top="0.75pt solid #cccccc" fo:border-bottom="none"/>
    </style:style>
    <style:style style:name="Table21.B1" style:family="table-cell">
      <style:table-cell-properties fo:padding="0.0313in" fo:border-left="none" fo:border-right="0.75pt solid #cccccc" fo:border-top="0.75pt solid #cccccc" fo:border-bottom="none"/>
    </style:style>
    <style:style style:name="Table21.A2" style:family="table-cell">
      <style:table-cell-properties fo:padding="0.0313in" fo:border-left="0.75pt solid #cccccc" fo:border-right="none" fo:border-top="none" fo:border-bottom="0.75pt solid #cccccc"/>
    </style:style>
    <style:style style:name="Table21.B2" style:family="table-cell">
      <style:table-cell-properties fo:padding="0.0313in" fo:border-left="none" fo:border-right="0.75pt solid #cccccc" fo:border-top="none" fo:border-bottom="0.75pt solid #cccccc"/>
    </style:style>
    <style:style style:name="Table22" style:family="table">
      <style:table-properties style:width="6.2681in" style:rel-width="100%" fo:margin-left="-0.3076in" fo:margin-top="0in" fo:margin-bottom="0in" table:align="left" style:writing-mode="lr-tb"/>
    </style:style>
    <style:style style:name="Table22.A" style:family="table-column">
      <style:table-column-properties style:column-width="1.0653in" style:rel-column-width="11140*"/>
    </style:style>
    <style:style style:name="Table22.B" style:family="table-column">
      <style:table-column-properties style:column-width="5.2028in" style:rel-column-width="54394*"/>
    </style:style>
    <style:style style:name="Table22.1" style:family="table-row">
      <style:table-row-properties fo:keep-together="auto"/>
    </style:style>
    <style:style style:name="Table22.A1" style:family="table-cell">
      <style:table-cell-properties fo:padding="0.0313in" fo:border-left="0.75pt solid #cccccc" fo:border-right="none" fo:border-top="0.75pt solid #cccccc" fo:border-bottom="none"/>
    </style:style>
    <style:style style:name="Table22.B1" style:family="table-cell">
      <style:table-cell-properties fo:padding="0.0313in" fo:border-left="none" fo:border-right="0.75pt solid #cccccc" fo:border-top="0.75pt solid #cccccc" fo:border-bottom="none"/>
    </style:style>
    <style:style style:name="Table22.A2" style:family="table-cell">
      <style:table-cell-properties fo:padding="0.0313in" fo:border-left="0.75pt solid #cccccc" fo:border-right="none" fo:border-top="none" fo:border-bottom="0.75pt solid #cccccc"/>
    </style:style>
    <style:style style:name="Table22.B2" style:family="table-cell">
      <style:table-cell-properties fo:padding="0.0313in" fo:border-left="none" fo:border-right="0.75pt solid #cccccc" fo:border-top="none" fo:border-bottom="0.75pt solid #cccccc"/>
    </style:style>
    <style:style style:name="Table23" style:family="table">
      <style:table-properties style:width="6.2681in" style:rel-width="100%" fo:margin-left="-0.3076in" fo:margin-top="0in" fo:margin-bottom="0in" table:align="left" style:writing-mode="lr-tb"/>
    </style:style>
    <style:style style:name="Table23.A" style:family="table-column">
      <style:table-column-properties style:column-width="1.0653in" style:rel-column-width="11140*"/>
    </style:style>
    <style:style style:name="Table23.B" style:family="table-column">
      <style:table-column-properties style:column-width="5.2028in" style:rel-column-width="54394*"/>
    </style:style>
    <style:style style:name="Table23.1" style:family="table-row">
      <style:table-row-properties fo:keep-together="auto"/>
    </style:style>
    <style:style style:name="Table23.A1" style:family="table-cell">
      <style:table-cell-properties fo:padding="0.0313in" fo:border-left="0.75pt solid #cccccc" fo:border-right="none" fo:border-top="0.75pt solid #cccccc" fo:border-bottom="none"/>
    </style:style>
    <style:style style:name="Table23.B1" style:family="table-cell">
      <style:table-cell-properties fo:padding="0.0313in" fo:border-left="none" fo:border-right="0.75pt solid #cccccc" fo:border-top="0.75pt solid #cccccc" fo:border-bottom="none"/>
    </style:style>
    <style:style style:name="Table23.A2" style:family="table-cell">
      <style:table-cell-properties fo:padding="0.0313in" fo:border-left="0.75pt solid #cccccc" fo:border-right="none" fo:border-top="none" fo:border-bottom="0.75pt solid #cccccc"/>
    </style:style>
    <style:style style:name="Table23.B2" style:family="table-cell">
      <style:table-cell-properties fo:padding="0.0313in" fo:border-left="none" fo:border-right="0.75pt solid #cccccc" fo:border-top="none" fo:border-bottom="0.75pt solid #cccccc"/>
    </style:style>
    <style:style style:name="Table24" style:family="table">
      <style:table-properties style:width="6.2681in" style:rel-width="100%" fo:margin-left="-0.3076in" fo:margin-top="0in" fo:margin-bottom="0in" table:align="left" style:writing-mode="lr-tb"/>
    </style:style>
    <style:style style:name="Table24.A" style:family="table-column">
      <style:table-column-properties style:column-width="1.0653in" style:rel-column-width="11140*"/>
    </style:style>
    <style:style style:name="Table24.B" style:family="table-column">
      <style:table-column-properties style:column-width="5.2028in" style:rel-column-width="54394*"/>
    </style:style>
    <style:style style:name="Table24.1" style:family="table-row">
      <style:table-row-properties fo:keep-together="auto"/>
    </style:style>
    <style:style style:name="Table24.A1" style:family="table-cell">
      <style:table-cell-properties fo:padding="0.0313in" fo:border-left="0.75pt solid #cccccc" fo:border-right="none" fo:border-top="0.75pt solid #cccccc" fo:border-bottom="none"/>
    </style:style>
    <style:style style:name="Table24.B1" style:family="table-cell">
      <style:table-cell-properties fo:padding="0.0313in" fo:border-left="none" fo:border-right="0.75pt solid #cccccc" fo:border-top="0.75pt solid #cccccc" fo:border-bottom="none"/>
    </style:style>
    <style:style style:name="Table24.A2" style:family="table-cell">
      <style:table-cell-properties fo:padding="0.0313in" fo:border-left="0.75pt solid #cccccc" fo:border-right="none" fo:border-top="none" fo:border-bottom="0.75pt solid #cccccc"/>
    </style:style>
    <style:style style:name="Table24.B2" style:family="table-cell">
      <style:table-cell-properties fo:padding="0.0313in" fo:border-left="none" fo:border-right="0.75pt solid #cccccc" fo:border-top="none" fo:border-bottom="0.75pt solid #cccccc"/>
    </style:style>
    <style:style style:name="Table25" style:family="table">
      <style:table-properties style:width="6.2681in" style:rel-width="100%" fo:margin-left="-0.3076in" fo:margin-top="0in" fo:margin-bottom="0in" table:align="left" style:writing-mode="lr-tb"/>
    </style:style>
    <style:style style:name="Table25.A" style:family="table-column">
      <style:table-column-properties style:column-width="1.0653in" style:rel-column-width="11140*"/>
    </style:style>
    <style:style style:name="Table25.B" style:family="table-column">
      <style:table-column-properties style:column-width="5.2028in" style:rel-column-width="54394*"/>
    </style:style>
    <style:style style:name="Table25.1" style:family="table-row">
      <style:table-row-properties fo:keep-together="auto"/>
    </style:style>
    <style:style style:name="Table25.A1" style:family="table-cell">
      <style:table-cell-properties fo:padding="0.0313in" fo:border-left="0.75pt solid #cccccc" fo:border-right="none" fo:border-top="0.75pt solid #cccccc" fo:border-bottom="none"/>
    </style:style>
    <style:style style:name="Table25.B1" style:family="table-cell">
      <style:table-cell-properties fo:padding="0.0313in" fo:border-left="none" fo:border-right="0.75pt solid #cccccc" fo:border-top="0.75pt solid #cccccc" fo:border-bottom="none"/>
    </style:style>
    <style:style style:name="Table25.A2" style:family="table-cell">
      <style:table-cell-properties fo:padding="0.0313in" fo:border-left="0.75pt solid #cccccc" fo:border-right="none" fo:border-top="none" fo:border-bottom="0.75pt solid #cccccc"/>
    </style:style>
    <style:style style:name="Table25.B2" style:family="table-cell">
      <style:table-cell-properties fo:padding="0.0313in" fo:border-left="none" fo:border-right="0.75pt solid #cccccc" fo:border-top="none" fo:border-bottom="0.75pt solid #cccccc"/>
    </style:style>
    <style:style style:name="Table26" style:family="table">
      <style:table-properties style:width="6.2681in" style:rel-width="100%" fo:margin-left="-0.3076in" fo:margin-top="0in" fo:margin-bottom="0in" table:align="left" style:writing-mode="lr-tb"/>
    </style:style>
    <style:style style:name="Table26.A" style:family="table-column">
      <style:table-column-properties style:column-width="1.0653in" style:rel-column-width="11140*"/>
    </style:style>
    <style:style style:name="Table26.B" style:family="table-column">
      <style:table-column-properties style:column-width="5.2028in" style:rel-column-width="54394*"/>
    </style:style>
    <style:style style:name="Table26.1" style:family="table-row">
      <style:table-row-properties fo:keep-together="auto"/>
    </style:style>
    <style:style style:name="Table26.A1" style:family="table-cell">
      <style:table-cell-properties fo:padding="0.0313in" fo:border-left="0.75pt solid #cccccc" fo:border-right="none" fo:border-top="0.75pt solid #cccccc" fo:border-bottom="none"/>
    </style:style>
    <style:style style:name="Table26.B1" style:family="table-cell">
      <style:table-cell-properties fo:padding="0.0313in" fo:border-left="none" fo:border-right="0.75pt solid #cccccc" fo:border-top="0.75pt solid #cccccc" fo:border-bottom="none"/>
    </style:style>
    <style:style style:name="Table26.A2" style:family="table-cell">
      <style:table-cell-properties fo:padding="0.0313in" fo:border-left="0.75pt solid #cccccc" fo:border-right="none" fo:border-top="none" fo:border-bottom="0.75pt solid #cccccc"/>
    </style:style>
    <style:style style:name="Table26.B2" style:family="table-cell">
      <style:table-cell-properties fo:padding="0.0313in" fo:border-left="none" fo:border-right="0.75pt solid #cccccc" fo:border-top="none" fo:border-bottom="0.75pt solid #cccccc"/>
    </style:style>
    <style:style style:name="Table27" style:family="table">
      <style:table-properties style:width="6.2681in" style:rel-width="100%" fo:margin-left="-0.3076in" fo:margin-top="0in" fo:margin-bottom="0in" table:align="left" style:writing-mode="lr-tb"/>
    </style:style>
    <style:style style:name="Table27.A" style:family="table-column">
      <style:table-column-properties style:column-width="1.0653in" style:rel-column-width="11140*"/>
    </style:style>
    <style:style style:name="Table27.B" style:family="table-column">
      <style:table-column-properties style:column-width="5.2028in" style:rel-column-width="54394*"/>
    </style:style>
    <style:style style:name="Table27.1" style:family="table-row">
      <style:table-row-properties fo:keep-together="auto"/>
    </style:style>
    <style:style style:name="Table27.A1" style:family="table-cell">
      <style:table-cell-properties fo:padding="0.0313in" fo:border-left="0.75pt solid #cccccc" fo:border-right="none" fo:border-top="0.75pt solid #cccccc" fo:border-bottom="none"/>
    </style:style>
    <style:style style:name="Table27.B1" style:family="table-cell">
      <style:table-cell-properties fo:padding="0.0313in" fo:border-left="none" fo:border-right="0.75pt solid #cccccc" fo:border-top="0.75pt solid #cccccc" fo:border-bottom="none"/>
    </style:style>
    <style:style style:name="Table27.A2" style:family="table-cell">
      <style:table-cell-properties fo:padding="0.0313in" fo:border-left="0.75pt solid #cccccc" fo:border-right="none" fo:border-top="none" fo:border-bottom="0.75pt solid #cccccc"/>
    </style:style>
    <style:style style:name="Table27.B2" style:family="table-cell">
      <style:table-cell-properties fo:padding="0.0313in" fo:border-left="none" fo:border-right="0.75pt solid #cccccc" fo:border-top="none" fo:border-bottom="0.75pt solid #cccccc"/>
    </style:style>
    <style:style style:name="Table28" style:family="table">
      <style:table-properties style:width="6.2681in" style:rel-width="100%" fo:margin-left="-0.3076in" fo:margin-top="0in" fo:margin-bottom="0in" table:align="left" style:writing-mode="lr-tb"/>
    </style:style>
    <style:style style:name="Table28.A" style:family="table-column">
      <style:table-column-properties style:column-width="1.0653in" style:rel-column-width="11140*"/>
    </style:style>
    <style:style style:name="Table28.B" style:family="table-column">
      <style:table-column-properties style:column-width="5.2028in" style:rel-column-width="54394*"/>
    </style:style>
    <style:style style:name="Table28.1" style:family="table-row">
      <style:table-row-properties fo:keep-together="auto"/>
    </style:style>
    <style:style style:name="Table28.A1" style:family="table-cell">
      <style:table-cell-properties fo:padding="0.0313in" fo:border-left="0.75pt solid #cccccc" fo:border-right="none" fo:border-top="0.75pt solid #cccccc" fo:border-bottom="none"/>
    </style:style>
    <style:style style:name="Table28.B1" style:family="table-cell">
      <style:table-cell-properties fo:padding="0.0313in" fo:border-left="none" fo:border-right="0.75pt solid #cccccc" fo:border-top="0.75pt solid #cccccc" fo:border-bottom="none"/>
    </style:style>
    <style:style style:name="Table28.A2" style:family="table-cell">
      <style:table-cell-properties fo:padding="0.0313in" fo:border-left="0.75pt solid #cccccc" fo:border-right="none" fo:border-top="none" fo:border-bottom="0.75pt solid #cccccc"/>
    </style:style>
    <style:style style:name="Table28.B2" style:family="table-cell">
      <style:table-cell-properties fo:padding="0.0313in" fo:border-left="none" fo:border-right="0.75pt solid #cccccc" fo:border-top="none" fo:border-bottom="0.75pt solid #cccccc"/>
    </style:style>
    <style:style style:name="Table29" style:family="table">
      <style:table-properties style:width="6.2681in" style:rel-width="100%" fo:margin-left="-0.3076in" fo:margin-top="0in" fo:margin-bottom="0in" table:align="left" style:writing-mode="lr-tb"/>
    </style:style>
    <style:style style:name="Table29.A" style:family="table-column">
      <style:table-column-properties style:column-width="1.0653in" style:rel-column-width="11140*"/>
    </style:style>
    <style:style style:name="Table29.B" style:family="table-column">
      <style:table-column-properties style:column-width="5.2028in" style:rel-column-width="54394*"/>
    </style:style>
    <style:style style:name="Table29.1" style:family="table-row">
      <style:table-row-properties fo:keep-together="auto"/>
    </style:style>
    <style:style style:name="Table29.A1" style:family="table-cell">
      <style:table-cell-properties fo:padding="0.0313in" fo:border-left="0.75pt solid #cccccc" fo:border-right="none" fo:border-top="0.75pt solid #cccccc" fo:border-bottom="none"/>
    </style:style>
    <style:style style:name="Table29.B1" style:family="table-cell">
      <style:table-cell-properties fo:padding="0.0313in" fo:border-left="none" fo:border-right="0.75pt solid #cccccc" fo:border-top="0.75pt solid #cccccc" fo:border-bottom="none"/>
    </style:style>
    <style:style style:name="Table29.A2" style:family="table-cell">
      <style:table-cell-properties fo:padding="0.0313in" fo:border-left="0.75pt solid #cccccc" fo:border-right="none" fo:border-top="none" fo:border-bottom="0.75pt solid #cccccc"/>
    </style:style>
    <style:style style:name="Table29.B2" style:family="table-cell">
      <style:table-cell-properties fo:padding="0.0313in" fo:border-left="none" fo:border-right="0.75pt solid #cccccc" fo:border-top="none" fo:border-bottom="0.75pt solid #cccccc"/>
    </style:style>
    <style:style style:name="Table30" style:family="table">
      <style:table-properties style:width="6.2681in" style:rel-width="100%" fo:margin-left="-0.3076in" fo:margin-top="0in" fo:margin-bottom="0in" table:align="left" style:writing-mode="lr-tb"/>
    </style:style>
    <style:style style:name="Table30.A" style:family="table-column">
      <style:table-column-properties style:column-width="1.0653in" style:rel-column-width="11140*"/>
    </style:style>
    <style:style style:name="Table30.B" style:family="table-column">
      <style:table-column-properties style:column-width="5.2028in" style:rel-column-width="54394*"/>
    </style:style>
    <style:style style:name="Table30.1" style:family="table-row">
      <style:table-row-properties fo:keep-together="auto"/>
    </style:style>
    <style:style style:name="Table30.A1" style:family="table-cell">
      <style:table-cell-properties fo:padding="0.0313in" fo:border-left="0.75pt solid #cccccc" fo:border-right="none" fo:border-top="0.75pt solid #cccccc" fo:border-bottom="none"/>
    </style:style>
    <style:style style:name="Table30.B1" style:family="table-cell">
      <style:table-cell-properties fo:padding="0.0313in" fo:border-left="none" fo:border-right="0.75pt solid #cccccc" fo:border-top="0.75pt solid #cccccc" fo:border-bottom="none"/>
    </style:style>
    <style:style style:name="Table30.A2" style:family="table-cell">
      <style:table-cell-properties fo:padding="0.0313in" fo:border-left="0.75pt solid #cccccc" fo:border-right="none" fo:border-top="none" fo:border-bottom="0.75pt solid #cccccc"/>
    </style:style>
    <style:style style:name="Table30.B2" style:family="table-cell">
      <style:table-cell-properties fo:padding="0.0313in" fo:border-left="none" fo:border-right="0.75pt solid #cccccc" fo:border-top="none" fo:border-bottom="0.75pt solid #cccccc"/>
    </style:style>
    <style:style style:name="Table31" style:family="table">
      <style:table-properties style:width="6.2681in" style:rel-width="100%" fo:margin-left="-0.3076in" fo:margin-top="0in" fo:margin-bottom="0in" table:align="left" style:writing-mode="lr-tb"/>
    </style:style>
    <style:style style:name="Table31.A" style:family="table-column">
      <style:table-column-properties style:column-width="1.0653in" style:rel-column-width="11140*"/>
    </style:style>
    <style:style style:name="Table31.B" style:family="table-column">
      <style:table-column-properties style:column-width="5.2028in" style:rel-column-width="54394*"/>
    </style:style>
    <style:style style:name="Table31.1" style:family="table-row">
      <style:table-row-properties fo:keep-together="auto"/>
    </style:style>
    <style:style style:name="Table31.A1" style:family="table-cell">
      <style:table-cell-properties fo:padding="0.0313in" fo:border-left="0.75pt solid #cccccc" fo:border-right="none" fo:border-top="0.75pt solid #cccccc" fo:border-bottom="none"/>
    </style:style>
    <style:style style:name="Table31.B1" style:family="table-cell">
      <style:table-cell-properties fo:padding="0.0313in" fo:border-left="none" fo:border-right="0.75pt solid #cccccc" fo:border-top="0.75pt solid #cccccc" fo:border-bottom="none"/>
    </style:style>
    <style:style style:name="Table31.2" style:family="table-row">
      <style:table-row-properties style:min-row-height="0.8382in" fo:keep-together="auto"/>
    </style:style>
    <style:style style:name="Table31.A2" style:family="table-cell">
      <style:table-cell-properties fo:padding="0.0313in" fo:border-left="0.75pt solid #cccccc" fo:border-right="none" fo:border-top="none" fo:border-bottom="0.75pt solid #cccccc"/>
    </style:style>
    <style:style style:name="Table31.B2" style:family="table-cell">
      <style:table-cell-properties fo:padding="0.0313in" fo:border-left="none" fo:border-right="0.75pt solid #cccccc" fo:border-top="none" fo:border-bottom="0.75pt solid #cccccc"/>
    </style:style>
    <style:style style:name="Table32" style:family="table">
      <style:table-properties style:width="6.2681in" style:rel-width="100%" fo:margin-left="-0.3076in" fo:margin-top="0in" fo:margin-bottom="0in" table:align="left" style:writing-mode="lr-tb"/>
    </style:style>
    <style:style style:name="Table32.A" style:family="table-column">
      <style:table-column-properties style:column-width="1.0653in" style:rel-column-width="11140*"/>
    </style:style>
    <style:style style:name="Table32.B" style:family="table-column">
      <style:table-column-properties style:column-width="5.2028in" style:rel-column-width="54394*"/>
    </style:style>
    <style:style style:name="Table32.1" style:family="table-row">
      <style:table-row-properties fo:keep-together="auto"/>
    </style:style>
    <style:style style:name="Table32.A1" style:family="table-cell">
      <style:table-cell-properties fo:padding="0.0313in" fo:border-left="0.75pt solid #cccccc" fo:border-right="none" fo:border-top="0.75pt solid #cccccc" fo:border-bottom="none"/>
    </style:style>
    <style:style style:name="Table32.B1" style:family="table-cell">
      <style:table-cell-properties fo:padding="0.0313in" fo:border-left="none" fo:border-right="0.75pt solid #cccccc" fo:border-top="0.75pt solid #cccccc" fo:border-bottom="none"/>
    </style:style>
    <style:style style:name="Table32.A2" style:family="table-cell">
      <style:table-cell-properties fo:padding="0.0313in" fo:border-left="0.75pt solid #cccccc" fo:border-right="none" fo:border-top="none" fo:border-bottom="0.75pt solid #cccccc"/>
    </style:style>
    <style:style style:name="Table32.B2" style:family="table-cell">
      <style:table-cell-properties fo:padding="0.0313in" fo:border-left="none" fo:border-right="0.75pt solid #cccccc" fo:border-top="none" fo:border-bottom="0.75pt solid #cccccc"/>
    </style:style>
    <style:style style:name="Table33" style:family="table">
      <style:table-properties style:width="6.2681in" style:rel-width="100%" fo:margin-left="-0.3076in" fo:margin-top="0in" fo:margin-bottom="0in" table:align="left" style:writing-mode="lr-tb"/>
    </style:style>
    <style:style style:name="Table33.A" style:family="table-column">
      <style:table-column-properties style:column-width="1.0653in" style:rel-column-width="11140*"/>
    </style:style>
    <style:style style:name="Table33.B" style:family="table-column">
      <style:table-column-properties style:column-width="5.2028in" style:rel-column-width="54394*"/>
    </style:style>
    <style:style style:name="Table33.1" style:family="table-row">
      <style:table-row-properties fo:keep-together="auto"/>
    </style:style>
    <style:style style:name="Table33.A1" style:family="table-cell">
      <style:table-cell-properties fo:padding="0.0313in" fo:border-left="0.75pt solid #cccccc" fo:border-right="none" fo:border-top="0.75pt solid #cccccc" fo:border-bottom="none"/>
    </style:style>
    <style:style style:name="Table33.B1" style:family="table-cell">
      <style:table-cell-properties fo:padding="0.0313in" fo:border-left="none" fo:border-right="0.75pt solid #cccccc" fo:border-top="0.75pt solid #cccccc" fo:border-bottom="none"/>
    </style:style>
    <style:style style:name="Table33.A2" style:family="table-cell">
      <style:table-cell-properties fo:padding="0.0313in" fo:border-left="0.75pt solid #cccccc" fo:border-right="none" fo:border-top="none" fo:border-bottom="0.75pt solid #cccccc"/>
    </style:style>
    <style:style style:name="Table33.B2" style:family="table-cell">
      <style:table-cell-properties fo:padding="0.0313in" fo:border-left="none" fo:border-right="0.75pt solid #cccccc" fo:border-top="none" fo:border-bottom="0.75pt solid #cccccc"/>
    </style:style>
    <style:style style:name="Table34" style:family="table">
      <style:table-properties style:width="6.2681in" style:rel-width="100%" fo:margin-left="-0.3076in" fo:margin-top="0in" fo:margin-bottom="0in" table:align="left" style:writing-mode="lr-tb"/>
    </style:style>
    <style:style style:name="Table34.A" style:family="table-column">
      <style:table-column-properties style:column-width="1.0653in" style:rel-column-width="11140*"/>
    </style:style>
    <style:style style:name="Table34.B" style:family="table-column">
      <style:table-column-properties style:column-width="5.2028in" style:rel-column-width="54394*"/>
    </style:style>
    <style:style style:name="Table34.1" style:family="table-row">
      <style:table-row-properties fo:keep-together="auto"/>
    </style:style>
    <style:style style:name="Table34.A1" style:family="table-cell">
      <style:table-cell-properties fo:padding="0.0313in" fo:border-left="0.75pt solid #cccccc" fo:border-right="none" fo:border-top="0.75pt solid #cccccc" fo:border-bottom="none"/>
    </style:style>
    <style:style style:name="Table34.B1" style:family="table-cell">
      <style:table-cell-properties fo:padding="0.0313in" fo:border-left="none" fo:border-right="0.75pt solid #cccccc" fo:border-top="0.75pt solid #cccccc" fo:border-bottom="none"/>
    </style:style>
    <style:style style:name="Table34.A2" style:family="table-cell">
      <style:table-cell-properties fo:padding="0.0313in" fo:border-left="0.75pt solid #cccccc" fo:border-right="none" fo:border-top="none" fo:border-bottom="0.75pt solid #cccccc"/>
    </style:style>
    <style:style style:name="Table34.B2" style:family="table-cell">
      <style:table-cell-properties fo:padding="0.0313in" fo:border-left="none" fo:border-right="0.75pt solid #cccccc" fo:border-top="none" fo:border-bottom="0.75pt solid #cccccc"/>
    </style:style>
    <style:style style:name="Table35" style:family="table">
      <style:table-properties style:width="6.2681in" style:rel-width="100%" fo:margin-left="-0.3076in" fo:margin-top="0in" fo:margin-bottom="0in" table:align="left" style:writing-mode="lr-tb"/>
    </style:style>
    <style:style style:name="Table35.A" style:family="table-column">
      <style:table-column-properties style:column-width="1.0653in" style:rel-column-width="11140*"/>
    </style:style>
    <style:style style:name="Table35.B" style:family="table-column">
      <style:table-column-properties style:column-width="5.2028in" style:rel-column-width="54394*"/>
    </style:style>
    <style:style style:name="Table35.1" style:family="table-row">
      <style:table-row-properties fo:keep-together="auto"/>
    </style:style>
    <style:style style:name="Table35.A1" style:family="table-cell">
      <style:table-cell-properties fo:padding="0.0313in" fo:border-left="0.75pt solid #cccccc" fo:border-right="none" fo:border-top="0.75pt solid #cccccc" fo:border-bottom="none"/>
    </style:style>
    <style:style style:name="Table35.B1" style:family="table-cell">
      <style:table-cell-properties fo:padding="0.0313in" fo:border-left="none" fo:border-right="0.75pt solid #cccccc" fo:border-top="0.75pt solid #cccccc" fo:border-bottom="none"/>
    </style:style>
    <style:style style:name="Table35.2" style:family="table-row">
      <style:table-row-properties style:min-row-height="0.2194in" fo:keep-together="auto"/>
    </style:style>
    <style:style style:name="Table35.A2" style:family="table-cell">
      <style:table-cell-properties fo:padding="0.0313in" fo:border-left="0.75pt solid #cccccc" fo:border-right="none" fo:border-top="none" fo:border-bottom="0.75pt solid #cccccc"/>
    </style:style>
    <style:style style:name="Table35.B2" style:family="table-cell">
      <style:table-cell-properties fo:padding="0.0313in" fo:border-left="none" fo:border-right="0.75pt solid #cccccc" fo:border-top="none" fo:border-bottom="0.75pt solid #cccccc"/>
    </style:style>
    <style:style style:name="Table36" style:family="table">
      <style:table-properties style:width="6.2681in" style:rel-width="100%" fo:margin-left="-0.3076in" fo:margin-top="0in" fo:margin-bottom="0in" table:align="left" style:writing-mode="lr-tb"/>
    </style:style>
    <style:style style:name="Table36.A" style:family="table-column">
      <style:table-column-properties style:column-width="1.0653in" style:rel-column-width="11140*"/>
    </style:style>
    <style:style style:name="Table36.B" style:family="table-column">
      <style:table-column-properties style:column-width="5.2028in" style:rel-column-width="54394*"/>
    </style:style>
    <style:style style:name="Table36.1" style:family="table-row">
      <style:table-row-properties fo:keep-together="auto"/>
    </style:style>
    <style:style style:name="Table36.A1" style:family="table-cell">
      <style:table-cell-properties fo:padding="0.0313in" fo:border-left="0.75pt solid #cccccc" fo:border-right="none" fo:border-top="0.75pt solid #cccccc" fo:border-bottom="none"/>
    </style:style>
    <style:style style:name="Table36.B1" style:family="table-cell">
      <style:table-cell-properties fo:padding="0.0313in" fo:border-left="none" fo:border-right="0.75pt solid #cccccc" fo:border-top="0.75pt solid #cccccc" fo:border-bottom="none"/>
    </style:style>
    <style:style style:name="Table36.A2" style:family="table-cell">
      <style:table-cell-properties fo:padding="0.0313in" fo:border-left="0.75pt solid #cccccc" fo:border-right="none" fo:border-top="none" fo:border-bottom="0.75pt solid #cccccc"/>
    </style:style>
    <style:style style:name="Table36.B2" style:family="table-cell">
      <style:table-cell-properties fo:padding="0.0313in" fo:border-left="none" fo:border-right="0.75pt solid #cccccc" fo:border-top="none" fo:border-bottom="0.75pt solid #cccccc"/>
    </style:style>
    <style:style style:name="Table37" style:family="table">
      <style:table-properties style:width="6.2681in" style:rel-width="100%" fo:margin-left="-0.3076in" fo:margin-top="0in" fo:margin-bottom="0in" table:align="left" style:writing-mode="lr-tb"/>
    </style:style>
    <style:style style:name="Table37.A" style:family="table-column">
      <style:table-column-properties style:column-width="1.0653in" style:rel-column-width="11140*"/>
    </style:style>
    <style:style style:name="Table37.B" style:family="table-column">
      <style:table-column-properties style:column-width="5.2028in" style:rel-column-width="54394*"/>
    </style:style>
    <style:style style:name="Table37.1" style:family="table-row">
      <style:table-row-properties fo:keep-together="auto"/>
    </style:style>
    <style:style style:name="Table37.A1" style:family="table-cell">
      <style:table-cell-properties fo:padding="0.0313in" fo:border-left="0.75pt solid #cccccc" fo:border-right="none" fo:border-top="0.75pt solid #cccccc" fo:border-bottom="none"/>
    </style:style>
    <style:style style:name="Table37.B1" style:family="table-cell">
      <style:table-cell-properties fo:padding="0.0313in" fo:border-left="none" fo:border-right="0.75pt solid #cccccc" fo:border-top="0.75pt solid #cccccc" fo:border-bottom="none"/>
    </style:style>
    <style:style style:name="Table37.2" style:family="table-row">
      <style:table-row-properties style:min-row-height="0.3361in" fo:keep-together="auto"/>
    </style:style>
    <style:style style:name="Table37.A2" style:family="table-cell">
      <style:table-cell-properties fo:padding="0.0313in" fo:border-left="0.75pt solid #cccccc" fo:border-right="none" fo:border-top="none" fo:border-bottom="0.75pt solid #cccccc"/>
    </style:style>
    <style:style style:name="Table37.B2" style:family="table-cell">
      <style:table-cell-properties fo:padding="0.0313in" fo:border-left="none" fo:border-right="0.75pt solid #cccccc" fo:border-top="none" fo:border-bottom="0.75pt solid #cccccc"/>
    </style:style>
    <style:style style:name="Table38" style:family="table">
      <style:table-properties style:width="6.2681in" style:rel-width="100%" fo:margin-left="-0.3076in" fo:margin-top="0in" fo:margin-bottom="0in" table:align="left" style:writing-mode="lr-tb"/>
    </style:style>
    <style:style style:name="Table38.A" style:family="table-column">
      <style:table-column-properties style:column-width="1.0653in" style:rel-column-width="11140*"/>
    </style:style>
    <style:style style:name="Table38.B" style:family="table-column">
      <style:table-column-properties style:column-width="5.2028in" style:rel-column-width="54394*"/>
    </style:style>
    <style:style style:name="Table38.1" style:family="table-row">
      <style:table-row-properties fo:keep-together="auto"/>
    </style:style>
    <style:style style:name="Table38.A1" style:family="table-cell">
      <style:table-cell-properties fo:padding="0.0313in" fo:border-left="0.75pt solid #cccccc" fo:border-right="none" fo:border-top="0.75pt solid #cccccc" fo:border-bottom="none"/>
    </style:style>
    <style:style style:name="Table38.B1" style:family="table-cell">
      <style:table-cell-properties fo:padding="0.0313in" fo:border-left="none" fo:border-right="0.75pt solid #cccccc" fo:border-top="0.75pt solid #cccccc" fo:border-bottom="none"/>
    </style:style>
    <style:style style:name="Table38.2" style:family="table-row">
      <style:table-row-properties style:min-row-height="0.3576in" fo:keep-together="auto"/>
    </style:style>
    <style:style style:name="Table38.A2" style:family="table-cell">
      <style:table-cell-properties fo:padding="0.0313in" fo:border-left="0.75pt solid #cccccc" fo:border-right="none" fo:border-top="none" fo:border-bottom="0.75pt solid #cccccc"/>
    </style:style>
    <style:style style:name="Table38.B2" style:family="table-cell">
      <style:table-cell-properties fo:padding="0.0313in" fo:border-left="none" fo:border-right="0.75pt solid #cccccc" fo:border-top="none" fo:border-bottom="0.75pt solid #cccccc"/>
    </style:style>
    <style:style style:name="Table39" style:family="table">
      <style:table-properties style:width="6.2681in" style:rel-width="100%" fo:margin-left="-0.3076in" fo:margin-top="0in" fo:margin-bottom="0in" table:align="left" style:writing-mode="lr-tb"/>
    </style:style>
    <style:style style:name="Table39.A" style:family="table-column">
      <style:table-column-properties style:column-width="1.0653in" style:rel-column-width="11140*"/>
    </style:style>
    <style:style style:name="Table39.B" style:family="table-column">
      <style:table-column-properties style:column-width="5.2028in" style:rel-column-width="54394*"/>
    </style:style>
    <style:style style:name="Table39.1" style:family="table-row">
      <style:table-row-properties fo:keep-together="auto"/>
    </style:style>
    <style:style style:name="Table39.A1" style:family="table-cell">
      <style:table-cell-properties fo:padding="0.0313in" fo:border-left="0.75pt solid #cccccc" fo:border-right="none" fo:border-top="0.75pt solid #cccccc" fo:border-bottom="none"/>
    </style:style>
    <style:style style:name="Table39.B1" style:family="table-cell">
      <style:table-cell-properties fo:padding="0.0313in" fo:border-left="none" fo:border-right="0.75pt solid #cccccc" fo:border-top="0.75pt solid #cccccc" fo:border-bottom="none"/>
    </style:style>
    <style:style style:name="Table39.2" style:family="table-row">
      <style:table-row-properties style:min-row-height="0.3431in" fo:keep-together="auto"/>
    </style:style>
    <style:style style:name="Table39.A2" style:family="table-cell">
      <style:table-cell-properties fo:padding="0.0313in" fo:border-left="0.75pt solid #cccccc" fo:border-right="none" fo:border-top="none" fo:border-bottom="0.75pt solid #cccccc"/>
    </style:style>
    <style:style style:name="Table39.B2" style:family="table-cell">
      <style:table-cell-properties fo:padding="0.0313in" fo:border-left="none" fo:border-right="0.75pt solid #cccccc" fo:border-top="none" fo:border-bottom="0.75pt solid #cccccc"/>
    </style:style>
    <style:style style:name="Table40" style:family="table">
      <style:table-properties style:width="6.2681in" style:rel-width="100%" fo:margin-left="-0.3076in" fo:margin-top="0in" fo:margin-bottom="0in" table:align="left" style:writing-mode="lr-tb"/>
    </style:style>
    <style:style style:name="Table40.A" style:family="table-column">
      <style:table-column-properties style:column-width="1.0653in" style:rel-column-width="11140*"/>
    </style:style>
    <style:style style:name="Table40.B" style:family="table-column">
      <style:table-column-properties style:column-width="5.2028in" style:rel-column-width="54394*"/>
    </style:style>
    <style:style style:name="Table40.1" style:family="table-row">
      <style:table-row-properties fo:keep-together="auto"/>
    </style:style>
    <style:style style:name="Table40.A1" style:family="table-cell">
      <style:table-cell-properties fo:padding="0.0313in" fo:border-left="0.75pt solid #cccccc" fo:border-right="none" fo:border-top="0.75pt solid #cccccc" fo:border-bottom="none"/>
    </style:style>
    <style:style style:name="Table40.B1" style:family="table-cell">
      <style:table-cell-properties fo:padding="0.0313in" fo:border-left="none" fo:border-right="0.75pt solid #cccccc" fo:border-top="0.75pt solid #cccccc" fo:border-bottom="none"/>
    </style:style>
    <style:style style:name="Table40.2" style:family="table-row">
      <style:table-row-properties style:min-row-height="0.3368in" fo:keep-together="auto"/>
    </style:style>
    <style:style style:name="Table40.A2" style:family="table-cell">
      <style:table-cell-properties fo:padding="0.0313in" fo:border-left="0.75pt solid #cccccc" fo:border-right="none" fo:border-top="none" fo:border-bottom="0.75pt solid #cccccc"/>
    </style:style>
    <style:style style:name="Table40.B2" style:family="table-cell">
      <style:table-cell-properties fo:padding="0.0313in" fo:border-left="none" fo:border-right="0.75pt solid #cccccc" fo:border-top="none" fo:border-bottom="0.75pt solid #cccccc"/>
    </style:style>
    <style:style style:name="Table41" style:family="table">
      <style:table-properties style:width="6.2681in" style:rel-width="100%" fo:margin-left="-0.3076in" fo:margin-top="0in" fo:margin-bottom="0in" table:align="left" style:writing-mode="lr-tb"/>
    </style:style>
    <style:style style:name="Table41.A" style:family="table-column">
      <style:table-column-properties style:column-width="1.0653in" style:rel-column-width="11140*"/>
    </style:style>
    <style:style style:name="Table41.B" style:family="table-column">
      <style:table-column-properties style:column-width="5.2028in" style:rel-column-width="54394*"/>
    </style:style>
    <style:style style:name="Table41.1" style:family="table-row">
      <style:table-row-properties fo:keep-together="auto"/>
    </style:style>
    <style:style style:name="Table41.A1" style:family="table-cell">
      <style:table-cell-properties fo:padding="0.0313in" fo:border-left="0.75pt solid #cccccc" fo:border-right="none" fo:border-top="0.75pt solid #cccccc" fo:border-bottom="none"/>
    </style:style>
    <style:style style:name="Table41.B1" style:family="table-cell">
      <style:table-cell-properties fo:padding="0.0313in" fo:border-left="none" fo:border-right="0.75pt solid #cccccc" fo:border-top="0.75pt solid #cccccc" fo:border-bottom="none"/>
    </style:style>
    <style:style style:name="Table41.2" style:family="table-row">
      <style:table-row-properties style:min-row-height="0.3299in" fo:keep-together="auto"/>
    </style:style>
    <style:style style:name="Table41.A2" style:family="table-cell">
      <style:table-cell-properties fo:padding="0.0313in" fo:border-left="0.75pt solid #cccccc" fo:border-right="none" fo:border-top="none" fo:border-bottom="0.75pt solid #cccccc"/>
    </style:style>
    <style:style style:name="Table41.B2" style:family="table-cell">
      <style:table-cell-properties fo:padding="0.0313in" fo:border-left="none" fo:border-right="0.75pt solid #cccccc" fo:border-top="none" fo:border-bottom="0.75pt solid #cccccc"/>
    </style:style>
    <style:style style:name="Table42" style:family="table">
      <style:table-properties style:width="6.2681in" style:rel-width="100%" fo:margin-left="-0.3076in" fo:margin-top="0in" fo:margin-bottom="0in" table:align="left" style:writing-mode="lr-tb"/>
    </style:style>
    <style:style style:name="Table42.A" style:family="table-column">
      <style:table-column-properties style:column-width="1.0653in" style:rel-column-width="11140*"/>
    </style:style>
    <style:style style:name="Table42.B" style:family="table-column">
      <style:table-column-properties style:column-width="5.2028in" style:rel-column-width="54394*"/>
    </style:style>
    <style:style style:name="Table42.1" style:family="table-row">
      <style:table-row-properties fo:keep-together="auto"/>
    </style:style>
    <style:style style:name="Table42.A1" style:family="table-cell">
      <style:table-cell-properties fo:padding="0.0313in" fo:border-left="0.75pt solid #cccccc" fo:border-right="none" fo:border-top="0.75pt solid #cccccc" fo:border-bottom="none"/>
    </style:style>
    <style:style style:name="Table42.B1" style:family="table-cell">
      <style:table-cell-properties fo:padding="0.0313in" fo:border-left="none" fo:border-right="0.75pt solid #cccccc" fo:border-top="0.75pt solid #cccccc" fo:border-bottom="none"/>
    </style:style>
    <style:style style:name="Table42.2" style:family="table-row">
      <style:table-row-properties style:min-row-height="0.3472in" fo:keep-together="auto"/>
    </style:style>
    <style:style style:name="Table42.A2" style:family="table-cell">
      <style:table-cell-properties fo:padding="0.0313in" fo:border-left="0.75pt solid #cccccc" fo:border-right="none" fo:border-top="none" fo:border-bottom="0.75pt solid #cccccc"/>
    </style:style>
    <style:style style:name="Table42.B2" style:family="table-cell">
      <style:table-cell-properties fo:padding="0.0313in" fo:border-left="none" fo:border-right="0.75pt solid #cccccc" fo:border-top="none" fo:border-bottom="0.75pt solid #cccccc"/>
    </style:style>
    <style:style style:name="Table43" style:family="table">
      <style:table-properties style:width="6.2681in" style:rel-width="100%" fo:margin-left="-0.3076in" fo:margin-top="0in" fo:margin-bottom="0in" table:align="left" style:writing-mode="lr-tb"/>
    </style:style>
    <style:style style:name="Table43.A" style:family="table-column">
      <style:table-column-properties style:column-width="1.0653in" style:rel-column-width="11140*"/>
    </style:style>
    <style:style style:name="Table43.B" style:family="table-column">
      <style:table-column-properties style:column-width="5.2028in" style:rel-column-width="54394*"/>
    </style:style>
    <style:style style:name="Table43.1" style:family="table-row">
      <style:table-row-properties fo:keep-together="auto"/>
    </style:style>
    <style:style style:name="Table43.A1" style:family="table-cell">
      <style:table-cell-properties fo:padding="0.0313in" fo:border-left="0.75pt solid #cccccc" fo:border-right="none" fo:border-top="0.75pt solid #cccccc" fo:border-bottom="none"/>
    </style:style>
    <style:style style:name="Table43.B1" style:family="table-cell">
      <style:table-cell-properties fo:padding="0.0313in" fo:border-left="none" fo:border-right="0.75pt solid #cccccc" fo:border-top="0.75pt solid #cccccc" fo:border-bottom="none"/>
    </style:style>
    <style:style style:name="Table43.2" style:family="table-row">
      <style:table-row-properties style:min-row-height="0.3472in" fo:keep-together="auto"/>
    </style:style>
    <style:style style:name="Table43.A2" style:family="table-cell">
      <style:table-cell-properties fo:padding="0.0313in" fo:border-left="0.75pt solid #cccccc" fo:border-right="none" fo:border-top="none" fo:border-bottom="0.75pt solid #cccccc"/>
    </style:style>
    <style:style style:name="Table43.B2" style:family="table-cell">
      <style:table-cell-properties fo:padding="0.0313in" fo:border-left="none" fo:border-right="0.75pt solid #cccccc" fo:border-top="none" fo:border-bottom="0.75pt solid #cccccc"/>
    </style:style>
    <style:style style:name="Table44" style:family="table">
      <style:table-properties style:width="6.2681in" style:rel-width="100%" fo:margin-left="-0.3076in" fo:margin-top="0in" fo:margin-bottom="0in" table:align="left" style:writing-mode="lr-tb"/>
    </style:style>
    <style:style style:name="Table44.A" style:family="table-column">
      <style:table-column-properties style:column-width="1.0653in" style:rel-column-width="11140*"/>
    </style:style>
    <style:style style:name="Table44.B" style:family="table-column">
      <style:table-column-properties style:column-width="5.2028in" style:rel-column-width="54394*"/>
    </style:style>
    <style:style style:name="Table44.1" style:family="table-row">
      <style:table-row-properties fo:keep-together="auto"/>
    </style:style>
    <style:style style:name="Table44.A1" style:family="table-cell">
      <style:table-cell-properties fo:padding="0.0313in" fo:border-left="0.75pt solid #cccccc" fo:border-right="none" fo:border-top="0.75pt solid #cccccc" fo:border-bottom="none"/>
    </style:style>
    <style:style style:name="Table44.B1" style:family="table-cell">
      <style:table-cell-properties fo:padding="0.0313in" fo:border-left="none" fo:border-right="0.75pt solid #cccccc" fo:border-top="0.75pt solid #cccccc" fo:border-bottom="none"/>
    </style:style>
    <style:style style:name="Table44.2" style:family="table-row">
      <style:table-row-properties style:min-row-height="0.3472in" fo:keep-together="auto"/>
    </style:style>
    <style:style style:name="Table44.A2" style:family="table-cell">
      <style:table-cell-properties fo:padding="0.0313in" fo:border-left="0.75pt solid #cccccc" fo:border-right="none" fo:border-top="none" fo:border-bottom="0.75pt solid #cccccc"/>
    </style:style>
    <style:style style:name="Table44.B2" style:family="table-cell">
      <style:table-cell-properties fo:padding="0.0313in" fo:border-left="none" fo:border-right="0.75pt solid #cccccc" fo:border-top="none" fo:border-bottom="0.75pt solid #cccccc"/>
    </style:style>
    <style:style style:name="Table45" style:family="table">
      <style:table-properties style:width="6.2681in" style:rel-width="100%" fo:margin-left="-0.3076in" fo:margin-top="0in" fo:margin-bottom="0in" table:align="left" style:writing-mode="lr-tb"/>
    </style:style>
    <style:style style:name="Table45.A" style:family="table-column">
      <style:table-column-properties style:column-width="1.0653in" style:rel-column-width="11140*"/>
    </style:style>
    <style:style style:name="Table45.B" style:family="table-column">
      <style:table-column-properties style:column-width="5.2028in" style:rel-column-width="54394*"/>
    </style:style>
    <style:style style:name="Table45.1" style:family="table-row">
      <style:table-row-properties fo:keep-together="auto"/>
    </style:style>
    <style:style style:name="Table45.A1" style:family="table-cell">
      <style:table-cell-properties fo:padding="0.0313in" fo:border-left="0.75pt solid #cccccc" fo:border-right="none" fo:border-top="0.75pt solid #cccccc" fo:border-bottom="none"/>
    </style:style>
    <style:style style:name="Table45.B1" style:family="table-cell">
      <style:table-cell-properties fo:padding="0.0313in" fo:border-left="none" fo:border-right="0.75pt solid #cccccc" fo:border-top="0.75pt solid #cccccc" fo:border-bottom="none"/>
    </style:style>
    <style:style style:name="Table45.2" style:family="table-row">
      <style:table-row-properties style:min-row-height="0.3472in" fo:keep-together="auto"/>
    </style:style>
    <style:style style:name="Table45.A2" style:family="table-cell">
      <style:table-cell-properties fo:padding="0.0313in" fo:border-left="0.75pt solid #cccccc" fo:border-right="none" fo:border-top="none" fo:border-bottom="0.75pt solid #cccccc"/>
    </style:style>
    <style:style style:name="Table45.B2" style:family="table-cell">
      <style:table-cell-properties fo:padding="0.0313in" fo:border-left="none" fo:border-right="0.75pt solid #cccccc" fo:border-top="none" fo:border-bottom="0.75pt solid #cccccc"/>
    </style:style>
    <style:style style:name="P1" style:family="paragraph" style:parent-style-name="Header">
      <style:paragraph-properties fo:padding-left="0in" fo:padding-right="0in" fo:padding-top="0in" fo:padding-bottom="0.0138in" fo:border-left="none" fo:border-right="none" fo:border-top="none" fo:border-bottom="0.51pt solid #000000">
        <style:tab-stops>
          <style:tab-stop style:position="0in"/>
          <style:tab-stop style:position="0.6898in"/>
          <style:tab-stop style:position="3.15in" style:type="char" style:char=","/>
          <style:tab-stop style:position="6.2681in" style:type="right"/>
          <style:tab-stop style:position="6.3in" style:type="right"/>
        </style:tab-stops>
      </style:paragraph-properties>
    </style:style>
    <style:style style:name="P2" style:family="paragraph" style:parent-style-name="Header">
      <style:paragraph-properties fo:padding-left="0in" fo:padding-right="0in" fo:padding-top="0in" fo:padding-bottom="0.0138in" fo:border-left="none" fo:border-right="none" fo:border-top="none" fo:border-bottom="0.51pt solid #000000">
        <style:tab-stops>
          <style:tab-stop style:position="3.15in" style:type="center"/>
          <style:tab-stop style:position="6.2681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text-properties style:font-name="Arial" style:font-name-complex="Arial1"/>
    </style:style>
    <style:style style:name="P5" style:family="paragraph" style:parent-style-name="Standard">
      <style:text-properties style:font-name="Arial" fo:font-size="10pt" style:font-size-asian="10pt" style:font-name-complex="Arial1"/>
    </style:style>
    <style:style style:name="P6" style:family="paragraph" style:parent-style-name="Standard">
      <style:paragraph-properties fo:margin-left="0in" fo:margin-right="0.0516in" fo:margin-top="0.052in" fo:margin-bottom="0.111in" style:contextual-spacing="false" fo:line-height="100%" fo:orphans="0" fo:widows="0" fo:text-indent="0in" style:auto-text-indent="false"/>
      <style:text-properties style:font-name="Arial" style:font-name-asian="Times New Roman1" style:language-asian="en" style:country-asian="GB" style:font-name-complex="Arial1" style:font-size-complex="12pt"/>
    </style:style>
    <style:style style:name="P7" style:family="paragraph" style:parent-style-name="Standard">
      <style:paragraph-properties fo:margin-left="0in" fo:margin-right="0.0516in" fo:margin-top="0.052in" fo:margin-bottom="0.111in" style:contextual-spacing="false" fo:line-height="100%" fo:orphans="0" fo:widows="0" fo:text-indent="0in" style:auto-text-indent="false"/>
      <style:text-properties style:font-name="Arial" officeooo:rsid="0021f13a" officeooo:paragraph-rsid="0021f13a" style:font-name-asian="Times New Roman1" style:language-asian="en" style:country-asian="GB" style:font-name-complex="Arial1" style:font-size-complex="12pt"/>
    </style:style>
    <style:style style:name="P8" style:family="paragraph" style:parent-style-name="Heading_20_1">
      <style:text-properties style:font-name="Arial" fo:font-size="14pt" style:font-size-asian="14pt" style:font-name-complex="Arial1"/>
    </style:style>
    <style:style style:name="P9" style:family="paragraph" style:parent-style-name="Standard">
      <style:paragraph-properties fo:margin-left="0in" fo:margin-right="0.0516in" fo:margin-top="0.052in" fo:margin-bottom="0.111in" style:contextual-spacing="false" fo:line-height="100%" fo:orphans="0" fo:widows="0" fo:text-indent="0in" style:auto-text-indent="false"/>
      <style:text-properties style:font-name="Arial" fo:font-style="italic" fo:font-weight="bold" style:font-name-asian="Times New Roman1" style:language-asian="en" style:country-asian="GB" style:font-style-asian="italic" style:font-weight-asian="bold" style:font-name-complex="Arial1" style:font-size-complex="12pt" style:font-style-complex="italic" style:font-weight-complex="bold"/>
    </style:style>
    <style:style style:name="P10" style:family="paragraph" style:parent-style-name="Standard">
      <style:paragraph-properties fo:margin-left="0in" fo:margin-right="0.0516in" fo:margin-top="0.052in" fo:margin-bottom="0.111in" style:contextual-spacing="false" fo:line-height="100%" fo:orphans="0" fo:widows="0" fo:text-indent="0in" style:auto-text-indent="false"/>
      <style:text-properties style:font-name="Arial" fo:font-style="italic" fo:font-weight="bold" officeooo:rsid="001cbe3d" officeooo:paragraph-rsid="001cbe3d" style:font-name-asian="Times New Roman1" style:language-asian="en" style:country-asian="GB" style:font-style-asian="italic" style:font-weight-asian="bold" style:font-name-complex="Arial1" style:font-size-complex="12pt" style:font-style-complex="italic" style:font-weight-complex="bold"/>
    </style:style>
    <style:style style:name="P11" style:family="paragraph" style:parent-style-name="Standard">
      <style:paragraph-properties fo:margin-left="0in" fo:margin-right="0.0516in" fo:margin-top="0.052in" fo:margin-bottom="0.111in" style:contextual-spacing="false" fo:line-height="100%" fo:orphans="0" fo:widows="0" fo:text-indent="0in" style:auto-text-indent="false"/>
      <style:text-properties style:font-name="Arial" fo:font-style="italic" fo:font-weight="bold" officeooo:rsid="001defad" officeooo:paragraph-rsid="001defad" style:font-name-asian="Times New Roman1" style:language-asian="en" style:country-asian="GB" style:font-style-asian="italic" style:font-weight-asian="bold" style:font-name-complex="Arial1" style:font-size-complex="12pt" style:font-style-complex="italic" style:font-weight-complex="bold"/>
    </style:style>
    <style:style style:name="P12" style:family="paragraph" style:parent-style-name="Standard">
      <style:paragraph-properties fo:margin-left="0in" fo:margin-right="0.0516in" fo:margin-top="0.052in" fo:margin-bottom="0.111in" style:contextual-spacing="false" fo:line-height="100%" fo:orphans="0" fo:widows="0" fo:text-indent="0in" style:auto-text-indent="false"/>
      <style:text-properties style:font-name="Arial" fo:font-weight="bold" officeooo:rsid="0021f13a" officeooo:paragraph-rsid="0021f13a" style:font-name-asian="Times New Roman1" style:language-asian="en" style:country-asian="GB" style:font-weight-asian="bold" style:font-name-complex="Arial1" style:font-size-complex="12pt" style:font-weight-complex="bold"/>
    </style:style>
    <style:style style:name="P13" style:family="paragraph" style:parent-style-name="Standard">
      <style:paragraph-properties fo:margin-left="0in" fo:margin-right="0.0516in" fo:margin-top="0.052in" fo:margin-bottom="0.111in" style:contextual-spacing="false" fo:line-height="100%" fo:orphans="0" fo:widows="0" fo:text-indent="0in" style:auto-text-indent="false"/>
      <style:text-properties style:font-name="Arial" fo:font-weight="bold" officeooo:rsid="0022c0a2" officeooo:paragraph-rsid="0022c0a2" style:font-name-asian="Times New Roman1" style:language-asian="en" style:country-asian="GB" style:font-weight-asian="bold" style:font-name-complex="Arial1" style:font-size-complex="12pt" style:font-weight-complex="bold"/>
    </style:style>
    <style:style style:name="P14" style:family="paragraph" style:parent-style-name="Standard">
      <style:paragraph-properties fo:margin-top="0in" fo:margin-bottom="0in" style:contextual-spacing="false" fo:line-height="100%"/>
    </style:style>
    <style:style style:name="P15" style:family="paragraph" style:parent-style-name="Standard">
      <style:paragraph-properties fo:margin-top="0in" fo:margin-bottom="0in" style:contextual-spacing="false" fo:line-height="100%" fo:orphans="0" fo:widows="0"/>
    </style:style>
    <style:style style:name="P16" style:family="paragraph" style:parent-style-name="Standard">
      <style:paragraph-properties fo:margin-top="0in" fo:margin-bottom="0in" style:contextual-spacing="false" fo:line-height="100%"/>
      <style:text-properties fo:color="#000000" loext:opacity="100%" style:font-name="Arial" fo:font-size="12pt" style:font-name-asian="Times New Roman1" style:font-size-asian="12pt" style:language-asian="en" style:country-asian="GB" style:font-name-complex="Arial1" style:font-size-complex="12pt"/>
    </style:style>
    <style:style style:name="P17" style:family="paragraph" style:parent-style-name="Standard">
      <style:paragraph-properties fo:margin-top="0in" fo:margin-bottom="0in" style:contextual-spacing="false" fo:line-height="100%" fo:orphans="0" fo:widows="0"/>
      <style:text-properties fo:color="#000000" loext:opacity="100%" style:font-name="Arial" fo:font-size="12pt" style:font-name-asian="Times New Roman1" style:font-size-asian="12pt" style:language-asian="en" style:country-asian="GB" style:font-name-complex="Arial1" style:font-size-complex="12pt"/>
    </style:style>
    <style:style style:name="P18" style:family="paragraph" style:parent-style-name="Standard">
      <style:paragraph-properties fo:margin-top="0in" fo:margin-bottom="0in" style:contextual-spacing="false" fo:line-height="100%" fo:orphans="0" fo:widows="0"/>
      <style:text-properties fo:color="#000000" loext:opacity="100%" style:font-name="Arial" fo:font-size="12pt" officeooo:rsid="0028fd35" officeooo:paragraph-rsid="0028fd35" style:font-name-asian="Times New Roman1" style:font-size-asian="12pt" style:language-asian="en" style:country-asian="GB" style:font-name-complex="Arial1" style:font-size-complex="12pt"/>
    </style:style>
    <style:style style:name="P19" style:family="paragraph" style:parent-style-name="Standard">
      <style:paragraph-properties fo:margin-left="0in" fo:margin-right="0.0516in" fo:margin-top="0.052in" fo:margin-bottom="0.111in" style:contextual-spacing="false" fo:line-height="100%" fo:orphans="0" fo:widows="0" fo:text-indent="0in" style:auto-text-indent="false"/>
      <style:text-properties fo:color="#000000" loext:opacity="100%" style:font-name="Arial" style:font-name-asian="Times New Roman1" style:language-asian="en" style:country-asian="GB" style:font-name-complex="Arial1" style:font-size-complex="12pt"/>
    </style:style>
    <style:style style:name="P20" style:family="paragraph" style:parent-style-name="Standard">
      <style:paragraph-properties fo:margin-top="0in" fo:margin-bottom="0in" style:contextual-spacing="false" fo:line-height="100%" fo:orphans="0" fo:widows="0"/>
      <style:text-properties fo:color="#000000" loext:opacity="100%" style:font-name="Arial" style:font-name-asian="Times New Roman1" style:language-asian="en" style:country-asian="GB" style:font-name-complex="Arial1" style:font-size-complex="12pt"/>
    </style:style>
    <style:style style:name="P21" style:family="paragraph" style:parent-style-name="awTB_5f_fig">
      <style:paragraph-properties fo:margin-left="0in" fo:margin-right="0in" fo:orphans="0" fo:widows="0" fo:text-indent="0.3799in" style:auto-text-indent="false"/>
      <style:text-properties fo:color="#000000" loext:opacity="100%" style:font-name="Courier New" fo:language="en" fo:country="GB" fo:font-weight="bold" style:language-asian="en" style:country-asian="GB" style:font-weight-asian="bold" style:font-name-complex="Courier New1" style:font-size-complex="12pt"/>
    </style:style>
    <style:style style:name="P22" style:family="paragraph" style:parent-style-name="Standard">
      <style:paragraph-properties fo:margin-top="0in" fo:margin-bottom="0in" style:contextual-spacing="false" fo:line-height="100%" fo:orphans="0" fo:widows="0"/>
      <style:text-properties fo:color="#000000" loext:opacity="100%" style:font-name="Courier New" fo:font-weight="bold" style:font-name-asian="Times New Roman1" style:language-asian="en" style:country-asian="GB" style:font-weight-asian="bold" style:font-name-complex="Courier New1" style:font-size-complex="12pt"/>
    </style:style>
    <style:style style:name="P23" style:family="paragraph" style:parent-style-name="awTB_5f_ansFig">
      <style:paragraph-properties fo:margin-left="0in" fo:margin-right="0in" fo:orphans="0" fo:widows="0" fo:text-indent="0in" style:auto-text-indent="false"/>
    </style:style>
    <style:style style:name="P24" style:family="paragraph" style:parent-style-name="awTB_5f_ansFig">
      <style:paragraph-properties fo:margin-left="0in" fo:margin-right="0in" fo:margin-top="0.111in" fo:margin-bottom="0in" style:contextual-spacing="false" fo:orphans="0" fo:widows="0" fo:text-indent="0in" style:auto-text-indent="false"/>
    </style:style>
    <style:style style:name="P25" style:family="paragraph" style:parent-style-name="Standard">
      <style:text-properties fo:color="#2e74b5" loext:opacity="100%" style:font-name="Arial" fo:font-size="12pt" style:text-underline-style="solid" style:text-underline-width="auto" style:text-underline-color="font-color" style:font-size-asian="12pt" style:font-name-complex="Arial1" style:font-size-complex="12pt"/>
    </style:style>
    <style:style style:name="P26" style:family="paragraph" style:parent-style-name="Standard">
      <style:paragraph-properties fo:margin-top="0in" fo:margin-bottom="0in" style:contextual-spacing="false" fo:line-height="100%" fo:orphans="0" fo:widows="0"/>
      <style:text-properties fo:color="#888888" loext:opacity="100%" style:font-name="Arial" fo:font-weight="bold" style:font-name-asian="Times New Roman1" style:language-asian="en" style:country-asian="GB" style:font-weight-asian="bold" style:font-name-complex="Arial1" style:font-size-complex="12pt" style:font-weight-complex="bold"/>
    </style:style>
    <style:style style:name="P27" style:family="paragraph" style:parent-style-name="Standard">
      <style:paragraph-properties fo:margin-top="0in" fo:margin-bottom="0in" style:contextual-spacing="false" fo:line-height="100%" fo:orphans="0" fo:widows="0"/>
      <style:text-properties style:font-name="Courier New" fo:font-weight="bold" officeooo:rsid="0028fd35" officeooo:paragraph-rsid="0028fd35" style:language-asian="en" style:country-asian="GB" style:font-weight-asian="bold" style:font-name-complex="Courier New1"/>
    </style:style>
    <style:style style:name="P28" style:family="paragraph" style:parent-style-name="Standard">
      <style:paragraph-properties fo:margin-top="0in" fo:margin-bottom="0in" style:contextual-spacing="false" fo:line-height="100%" fo:orphans="0" fo:widows="0"/>
      <style:text-properties style:font-name="Courier New" fo:font-size="12pt" fo:font-weight="bold" officeooo:rsid="0028fd35" officeooo:paragraph-rsid="0028fd35" style:font-name-asian="Times New Roman1" style:font-size-asian="12pt" style:language-asian="en" style:country-asian="GB" style:font-weight-asian="bold" style:font-name-complex="Courier New1" style:font-size-complex="12pt"/>
    </style:style>
    <style:style style:name="P29" style:family="paragraph" style:parent-style-name="Standard">
      <style:paragraph-properties fo:margin-top="0in" fo:margin-bottom="0in" style:contextual-spacing="false" fo:line-height="100%" fo:orphans="0" fo:widows="0"/>
      <style:text-properties fo:color="#000000" loext:opacity="100%" style:font-name="Arial" fo:font-size="12pt" officeooo:rsid="0028fd35" officeooo:paragraph-rsid="0028fd35" style:font-name-asian="Times New Roman1" style:font-size-asian="12pt" style:language-asian="en" style:country-asian="GB" style:font-name-complex="Arial1" style:font-size-complex="12pt"/>
    </style:style>
    <style:style style:name="P30" style:family="paragraph" style:parent-style-name="Standard">
      <style:paragraph-properties fo:margin-top="0in" fo:margin-bottom="0in" style:contextual-spacing="false" fo:line-height="100%" fo:orphans="0" fo:widows="0"/>
      <style:text-properties fo:color="#000000" loext:opacity="100%" style:font-name="Arial" fo:font-size="12pt" officeooo:rsid="002a3baa" officeooo:paragraph-rsid="002a3baa" style:font-name-asian="Times New Roman1" style:font-size-asian="12pt" style:language-asian="en" style:country-asian="GB" style:font-name-complex="Arial1" style:font-size-complex="12pt"/>
    </style:style>
    <style:style style:name="P31" style:family="paragraph" style:parent-style-name="awTB_5f_02_5f_question" style:list-style-name="">
      <style:paragraph-properties fo:margin-left="0.3799in" fo:margin-right="0in" fo:orphans="0" fo:widows="0" fo:text-indent="-0.3799in" style:auto-text-indent="false"/>
      <style:text-properties fo:color="#000000" loext:opacity="100%" style:font-name="Arial" fo:language="en" fo:country="GB" style:language-asian="en" style:country-asian="GB" style:font-name-complex="Arial1" style:font-size-complex="12pt"/>
    </style:style>
    <style:style style:name="P32" style:family="paragraph" style:parent-style-name="awTB_5f_02_5f_question" style:list-style-name="">
      <style:paragraph-properties fo:margin-left="0in" fo:margin-right="0in" fo:orphans="0" fo:widows="0" fo:text-indent="0in" style:auto-text-indent="false"/>
      <style:text-properties fo:color="#000000" loext:opacity="100%" style:font-name="Arial" fo:language="en" fo:country="GB" style:language-asian="en" style:country-asian="GB" style:font-name-complex="Arial1" style:font-size-complex="12pt"/>
    </style:style>
    <style:style style:name="P33" style:family="paragraph" style:parent-style-name="awTB_5f_02_5f_question" style:list-style-name="">
      <style:paragraph-properties fo:margin-left="0in" fo:margin-right="0in" fo:orphans="0" fo:widows="0" fo:text-indent="0in" style:auto-text-indent="false"/>
      <style:text-properties fo:color="#000000" loext:opacity="100%" style:font-name="Arial" fo:language="en" fo:country="GB" fo:font-weight="bold" officeooo:rsid="00212a26" officeooo:paragraph-rsid="00212a26" style:language-asian="en" style:country-asian="GB" style:font-weight-asian="bold" style:font-name-complex="Arial1" style:font-size-complex="12pt" style:font-weight-complex="bold"/>
    </style:style>
    <style:style style:name="P34" style:family="paragraph" style:parent-style-name="awTB_5f_02_5f_question" style:list-style-name="">
      <style:paragraph-properties fo:margin-left="0in" fo:margin-right="0in" fo:orphans="0" fo:widows="0" fo:text-indent="0in" style:auto-text-indent="false"/>
      <style:text-properties fo:color="#ff0000" loext:opacity="100%" style:font-name="Arial" fo:language="en" fo:country="GB" style:language-asian="en" style:country-asian="GB" style:font-name-complex="Arial1" style:font-size-complex="12pt"/>
    </style:style>
    <style:style style:name="P35" style:family="paragraph" style:parent-style-name="awTB_5f_02_5f_question" style:list-style-name="">
      <style:paragraph-properties fo:margin-left="0in" fo:margin-right="0in" fo:orphans="0" fo:widows="0" fo:text-indent="0in" style:auto-text-indent="false"/>
      <style:text-properties fo:font-weight="bold" style:font-weight-asian="bold" style:font-weight-complex="bold"/>
    </style:style>
    <style:style style:name="P36" style:family="paragraph" style:parent-style-name="awTB_5f_02_5f_question" style:list-style-name="">
      <style:paragraph-properties fo:margin-left="0in" fo:margin-right="0in" fo:orphans="0" fo:widows="0" fo:text-indent="0in" style:auto-text-indent="false"/>
      <style:text-properties fo:language="en" fo:country="GB" fo:font-weight="bold" officeooo:rsid="0024eb32" officeooo:paragraph-rsid="0024eb32" style:language-asian="en" style:country-asian="GB" style:font-weight-asian="bold" style:font-weight-complex="bold"/>
    </style:style>
    <style:style style:name="P37" style:family="paragraph" style:parent-style-name="awTB_5f_02_5f_question" style:list-style-name="">
      <style:paragraph-properties fo:margin-left="0in" fo:margin-right="0in" fo:orphans="0" fo:widows="0" fo:text-indent="0in" style:auto-text-indent="false"/>
      <style:text-properties fo:language="en" fo:country="GB" officeooo:rsid="0028fd35" officeooo:paragraph-rsid="0028fd35" style:language-asian="en" style:country-asian="GB"/>
    </style:style>
    <style:style style:name="P38" style:family="paragraph" style:parent-style-name="awTB_5f_02_5f_question" style:list-style-name="">
      <style:paragraph-properties fo:margin-left="0in" fo:margin-right="0in" fo:orphans="0" fo:widows="0" fo:text-indent="0in" style:auto-text-indent="false"/>
      <style:text-properties style:font-name="Courier New" fo:language="en" fo:country="GB" fo:font-weight="bold" officeooo:rsid="0026ee09" officeooo:paragraph-rsid="0026ee09" style:language-asian="en" style:country-asian="GB" style:font-weight-asian="bold" style:font-name-complex="Courier New1" style:font-size-complex="12pt"/>
    </style:style>
    <style:style style:name="P39" style:family="paragraph" style:parent-style-name="awTB_5f_02_5f_question" style:list-style-name="">
      <style:paragraph-properties fo:margin-left="0in" fo:margin-right="0in" fo:orphans="0" fo:widows="0" fo:text-indent="0in" style:auto-text-indent="false"/>
      <style:text-properties style:font-name="Courier New" fo:language="en" fo:country="GB" fo:font-weight="bold" officeooo:rsid="0027eb9a" officeooo:paragraph-rsid="0027eb9a" style:language-asian="en" style:country-asian="GB" style:font-weight-asian="bold" style:font-name-complex="Courier New1" style:font-size-complex="12pt"/>
    </style:style>
    <style:style style:name="P40" style:family="paragraph" style:parent-style-name="awTB_5f_03_5f_distractor" style:list-style-name="">
      <style:paragraph-properties fo:margin-left="0in" fo:margin-right="0in" fo:orphans="0" fo:widows="0" fo:text-indent="0in" style:auto-text-indent="false"/>
      <style:text-properties fo:color="#000000" loext:opacity="100%" style:font-name="Arial" fo:language="en" fo:country="GB" officeooo:rsid="001f778d" style:language-asian="en" style:country-asian="GB" style:font-name-complex="Arial1" style:font-size-complex="12pt"/>
    </style:style>
    <style:style style:name="P41" style:family="paragraph" style:parent-style-name="awTB_5f_03_5f_distractor" style:list-style-name="">
      <style:paragraph-properties fo:margin-left="0in" fo:margin-right="0in" fo:orphans="0" fo:widows="0" fo:text-indent="0in" style:auto-text-indent="false"/>
      <style:text-properties fo:color="#000000" loext:opacity="100%" style:font-name="Arial" fo:language="en" fo:country="GB" officeooo:rsid="001f778d" officeooo:paragraph-rsid="001f778d" style:language-asian="en" style:country-asian="GB" style:font-name-complex="Arial1" style:font-size-complex="12pt"/>
    </style:style>
    <style:style style:name="P42" style:family="paragraph" style:parent-style-name="awTB_5f_03_5f_distractor" style:list-style-name="">
      <style:paragraph-properties fo:margin-left="0in" fo:margin-right="0in" fo:orphans="0" fo:widows="0" fo:text-indent="0in" style:auto-text-indent="false"/>
      <style:text-properties fo:color="#000000" loext:opacity="100%" style:font-name="Arial" fo:language="en" fo:country="GB" fo:font-weight="bold" officeooo:rsid="001f778d" officeooo:paragraph-rsid="001f778d" style:language-asian="en" style:country-asian="GB" style:font-weight-asian="bold" style:font-name-complex="Arial1" style:font-size-complex="12pt" style:font-weight-complex="bold"/>
    </style:style>
    <style:style style:name="P43" style:family="paragraph" style:parent-style-name="awTB_5f_03_5f_distractor" style:list-style-name="">
      <style:paragraph-properties fo:margin-left="0in" fo:margin-right="0in" fo:orphans="0" fo:widows="0" fo:text-indent="0in" style:auto-text-indent="false"/>
      <style:text-properties fo:color="#000000" loext:opacity="100%" style:font-name="Arial" fo:language="en" fo:country="GB" fo:font-weight="bold" officeooo:rsid="00212a26" officeooo:paragraph-rsid="00212a26" style:language-asian="en" style:country-asian="GB" style:font-weight-asian="bold" style:font-name-complex="Arial1" style:font-size-complex="12pt" style:font-weight-complex="bold"/>
    </style:style>
    <style:style style:name="P44" style:family="paragraph" style:parent-style-name="awTB_5f_03_5f_distractor" style:list-style-name="">
      <style:paragraph-properties fo:margin-left="0in" fo:margin-right="0in" fo:orphans="0" fo:widows="0" fo:text-indent="0in" style:auto-text-indent="false"/>
      <style:text-properties fo:language="en" fo:country="GB" fo:font-weight="bold" officeooo:rsid="001f778d" officeooo:paragraph-rsid="001f778d" style:language-asian="en" style:country-asian="GB" style:font-weight-asian="bold" style:font-weight-complex="bold"/>
    </style:style>
    <style:style style:name="P45" style:family="paragraph" style:parent-style-name="awTB_5f_03_5f_distractor" style:list-style-name="">
      <style:paragraph-properties fo:margin-left="0in" fo:margin-right="0in" fo:orphans="0" fo:widows="0" fo:text-indent="0in" style:auto-text-indent="false"/>
      <style:text-properties fo:language="en" fo:country="GB" fo:font-weight="bold" officeooo:rsid="00212a26" officeooo:paragraph-rsid="00212a26" style:language-asian="en" style:country-asian="GB" style:font-weight-asian="bold" style:font-weight-complex="bold"/>
    </style:style>
    <style:style style:name="P46" style:family="paragraph" style:parent-style-name="awTB_5f_03_5f_distractor" style:list-style-name="">
      <style:paragraph-properties fo:margin-left="0in" fo:margin-right="0in" fo:orphans="0" fo:widows="0" fo:text-indent="0in" style:auto-text-indent="false"/>
      <style:text-properties fo:language="en" fo:country="GB" fo:font-weight="bold" officeooo:rsid="0024eb32" officeooo:paragraph-rsid="0024eb32" style:language-asian="en" style:country-asian="GB" style:font-weight-asian="bold" style:font-weight-complex="bold"/>
    </style:style>
    <style:style style:name="P47" style:family="paragraph" style:parent-style-name="awTB_5f_03_5f_distractor" style:list-style-name="">
      <style:paragraph-properties fo:margin-left="0in" fo:margin-right="0in" fo:orphans="0" fo:widows="0" fo:text-indent="0in" style:auto-text-indent="false"/>
      <style:text-properties fo:language="en" fo:country="GB" fo:font-weight="bold" officeooo:rsid="0025bd6f" officeooo:paragraph-rsid="0025bd6f" style:language-asian="en" style:country-asian="GB" style:font-weight-asian="bold" style:font-weight-complex="bold"/>
    </style:style>
    <style:style style:name="P48" style:family="paragraph" style:parent-style-name="awTB_5f_03_5f_distractor" style:list-style-name="">
      <style:paragraph-properties fo:margin-left="0in" fo:margin-right="0in" fo:orphans="0" fo:widows="0" fo:text-indent="0in" style:auto-text-indent="false"/>
      <style:text-properties fo:language="en" fo:country="GB" officeooo:rsid="0028fd35" officeooo:paragraph-rsid="0028fd35" style:language-asian="en" style:country-asian="GB"/>
    </style:style>
    <style:style style:name="P49" style:family="paragraph" style:parent-style-name="awTB_5f_03_5f_distractor" style:list-style-name="">
      <style:paragraph-properties fo:margin-left="0in" fo:margin-right="0in" fo:orphans="0" fo:widows="0" fo:text-indent="0in" style:auto-text-indent="false"/>
      <style:text-properties fo:font-weight="bold" officeooo:rsid="0021f13a" officeooo:paragraph-rsid="0021f13a" style:font-weight-asian="bold" style:font-weight-complex="bold"/>
    </style:style>
    <style:style style:name="P50" style:family="paragraph" style:parent-style-name="awTB_5f_03_5f_distractor" style:list-style-name="">
      <style:paragraph-properties fo:margin-left="0in" fo:margin-right="0in" fo:orphans="0" fo:widows="0" fo:text-indent="0in" style:auto-text-indent="false"/>
      <style:text-properties style:font-name="Courier New" fo:language="en" fo:country="GB" fo:font-weight="bold" officeooo:rsid="0026ee09" officeooo:paragraph-rsid="0026ee09" style:language-asian="en" style:country-asian="GB" style:font-weight-asian="bold" style:font-name-complex="Courier New1" style:font-size-complex="12pt"/>
    </style:style>
    <style:style style:name="P51" style:family="paragraph" style:parent-style-name="awTB_5f_03_5f_distractor" style:list-style-name="">
      <style:paragraph-properties fo:margin-left="0in" fo:margin-right="0in" fo:orphans="0" fo:widows="0" fo:text-indent="0in" style:auto-text-indent="false"/>
      <style:text-properties style:font-name="Courier New" fo:language="en" fo:country="GB" fo:font-weight="bold" officeooo:rsid="0027eb9a" officeooo:paragraph-rsid="0027eb9a" style:language-asian="en" style:country-asian="GB" style:font-weight-asian="bold" style:font-name-complex="Courier New1" style:font-size-complex="12pt"/>
    </style:style>
    <style:style style:name="T1" style:family="text">
      <style:text-properties style:font-name="Arial"/>
    </style:style>
    <style:style style:name="T2" style:family="text">
      <style:text-properties style:font-name="Arial Narrow" fo:font-size="14pt" style:font-size-asian="14pt"/>
    </style:style>
    <style:style style:name="T3" style:family="text">
      <style:text-properties fo:color="#5b9bd5" loext:opacity="100%"/>
    </style:style>
    <style:style style:name="T4" style:family="text">
      <style:text-properties fo:color="#000000" loext:opacity="100%" style:font-name="Arial" style:font-name-asian="Times New Roman1" style:language-asian="en" style:country-asian="GB" style:font-name-complex="Arial1" style:font-size-complex="12pt"/>
    </style:style>
    <style:style style:name="T5" style:family="text">
      <style:text-properties fo:color="#000000" loext:opacity="100%" style:font-name="Arial" officeooo:rsid="0019e5e0" style:font-name-asian="Times New Roman1" style:language-asian="en" style:country-asian="GB" style:font-name-complex="Arial1" style:font-size-complex="12pt"/>
    </style:style>
    <style:style style:name="T6" style:family="text">
      <style:text-properties fo:color="#000000" loext:opacity="100%" style:font-name="Arial" fo:font-size="12pt" style:font-name-asian="Times New Roman1" style:font-size-asian="12pt" style:language-asian="en" style:country-asian="GB" style:font-name-complex="Arial1" style:font-size-complex="12pt"/>
    </style:style>
    <style:style style:name="T7" style:family="text">
      <style:text-properties fo:color="#000000" loext:opacity="100%" style:font-name="Arial" style:language-asian="en" style:country-asian="GB" style:font-name-complex="Arial1" style:font-size-complex="12pt"/>
    </style:style>
    <style:style style:name="T8" style:family="text">
      <style:text-properties fo:color="#000000" loext:opacity="100%" style:font-name="Courier New" fo:font-weight="bold" style:font-weight-asian="bold" style:font-name-complex="Courier New1"/>
    </style:style>
    <style:style style:name="T9" style:family="text">
      <style:text-properties fo:color="#000000" loext:opacity="100%" style:font-name="Courier New" fo:font-size="12pt" style:font-name-asian="Times New Roman1" style:font-size-asian="12pt" style:language-asian="en" style:country-asian="GB" style:font-name-complex="Courier New1" style:font-size-complex="12pt"/>
    </style:style>
    <style:style style:name="T10" style:family="text">
      <style:text-properties fo:color="#000000" loext:opacity="100%" fo:font-weight="bold" officeooo:rsid="001f778d" style:font-weight-asian="bold" style:font-weight-complex="bold"/>
    </style:style>
    <style:style style:name="T11" style:family="text">
      <style:text-properties fo:color="#7f0055" loext:opacity="100%" style:font-name="Courier New" fo:font-weight="bold" style:font-weight-asian="bold" style:font-name-complex="Courier New1" style:font-weight-complex="bold"/>
    </style:style>
    <style:style style:name="T12" style:family="text">
      <style:text-properties style:font-name="Courier New" fo:font-weight="bold" style:font-weight-asian="bold" style:font-name-complex="Courier New1"/>
    </style:style>
    <style:style style:name="T13" style:family="text">
      <style:text-properties fo:color="#2a00ff" loext:opacity="100%" style:font-name="Courier New" fo:font-weight="bold" style:font-weight-asian="bold" style:font-name-complex="Courier New1"/>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officeooo:rsid="0021f13a"/>
    </style:style>
    <style:style style:name="T17" style:family="text">
      <style:text-properties officeooo:rsid="0022c0a2"/>
    </style:style>
    <style:style style:name="T18" style:family="text">
      <style:text-properties officeooo:rsid="0028fd35"/>
    </style:style>
    <style:style style:name="T19" style:family="text">
      <style:text-properties officeooo:rsid="002a3baa"/>
    </style:style>
    <style:style style:name="T20" style:family="text">
      <style:text-properties fo:font-style="normal" style:font-style-asian="normal"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JAVA TEST BANK QUESTIONS – CHAPTER 1 – GETTING STARTED</text:h>
      <text:p text:style-name="P4"/>
      <text:p text:style-name="P25">MULTIPLE CHOICE</text:p>
      <table:table table:name="Table1" table:style-name="Table1">
        <table:table-column table:style-name="Table1.A"/>
        <table:table-column table:style-name="Table1.B"/>
        <table:table-row table:style-name="Table1.1">
          <table:table-cell table:style-name="Table1.A1" office:value-type="string">
            <text:p text:style-name="P26">Question 1</text:p>
          </table:table-cell>
          <table:table-cell table:style-name="Table1.B1" office:value-type="string">
            <text:p text:style-name="P20">Java is an object-oriented programming language. <text:s/>An object-oriented language </text:p>
          </table:table-cell>
        </table:table-row>
        <table:table-row table:style-name="Table1.1">
          <table:table-cell table:style-name="Table1.A2" office:value-type="string">
            <text:p text:style-name="P26">Answer</text:p>
          </table:table-cell>
          <table:table-cell table:style-name="Table1.B2" office:value-type="string">
            <text:p text:style-name="P19">Uses structured programming.</text:p>
            <text:p text:style-name="P9">Views a program as consisting of objects which communicate through interactions.</text:p>
            <text:p text:style-name="P19">Functionally breaks down problems into smaller, more manageable problems.</text:p>
            <text:p text:style-name="P19">All of the above</text:p>
          </table:table-cell>
        </table:table-row>
      </table:table>
      <text:p text:style-name="P5"/>
      <table:table table:name="Table2" table:style-name="Table2">
        <table:table-column table:style-name="Table2.A"/>
        <table:table-column table:style-name="Table2.B"/>
        <table:table-row table:style-name="Table2.1">
          <table:table-cell table:style-name="Table2.A1" office:value-type="string">
            <text:p text:style-name="P26">Question 2</text:p>
          </table:table-cell>
          <table:table-cell table:style-name="Table2.B1" office:value-type="string">
            <text:p text:style-name="P20">In Java, the equal sign is used as the ___________ operator.</text:p>
          </table:table-cell>
        </table:table-row>
        <table:table-row table:style-name="Table2.1">
          <table:table-cell table:style-name="Table2.A2" office:value-type="string">
            <text:p text:style-name="P26">Answer</text:p>
          </table:table-cell>
          <table:table-cell table:style-name="Table2.B2" office:value-type="string">
            <text:p text:style-name="P19">increment</text:p>
            <text:p text:style-name="P19">decrement</text:p>
            <text:p text:style-name="P9">assignment</text:p>
            <text:p text:style-name="P19">negation</text:p>
          </table:table-cell>
        </table:table-row>
      </table:table>
      <text:p text:style-name="P5"/>
      <table:table table:name="Table3" table:style-name="Table3">
        <table:table-column table:style-name="Table3.A"/>
        <table:table-column table:style-name="Table3.B"/>
        <table:table-row table:style-name="Table3.1">
          <table:table-cell table:style-name="Table3.A1" office:value-type="string">
            <text:p text:style-name="P26">Question 3</text:p>
          </table:table-cell>
          <table:table-cell table:style-name="Table3.B1" office:value-type="string">
            <text:p text:style-name="P20">In Java, source code is compiled into object code called ____</text:p>
          </table:table-cell>
        </table:table-row>
        <table:table-row table:style-name="Table3.1">
          <table:table-cell table:style-name="Table3.A2" office:value-type="string">
            <text:p text:style-name="P26">Answer</text:p>
          </table:table-cell>
          <table:table-cell table:style-name="Table3.B2" office:value-type="string">
            <text:p text:style-name="P19">Bit code</text:p>
            <text:p text:style-name="P19">Class code</text:p>
            <text:p text:style-name="P19">Method code</text:p>
            <text:p text:style-name="P9">Byte code</text:p>
          </table:table-cell>
        </table:table-row>
      </table:table>
      <text:p text:style-name="P5"/>
      <table:table table:name="Table4" table:style-name="Table4">
        <table:table-column table:style-name="Table4.A"/>
        <table:table-column table:style-name="Table4.B"/>
        <table:table-row table:style-name="Table4.1">
          <table:table-cell table:style-name="Table4.A1" office:value-type="string">
            <text:p text:style-name="P26">Question 4</text:p>
          </table:table-cell>
          <table:table-cell table:style-name="Table4.B1" office:value-type="string">
            <text:p text:style-name="P15"><text:span text:style-name="T4">The hardest kind of error to detect in a computer program is a: </text:span><text:span text:style-name="T5">Logical error</text:span></text:p>
          </table:table-cell>
        </table:table-row>
        <table:table-row table:style-name="Table4.1">
          <table:table-cell table:style-name="Table4.A2" office:value-type="string">
            <text:p text:style-name="P26">Answer</text:p>
          </table:table-cell>
          <table:table-cell table:style-name="Table4.B2" office:value-type="string">
            <text:p text:style-name="P19">Syntax error</text:p>
            <text:p text:style-name="P19">Run-time error</text:p>
            <text:p text:style-name="P9">Logic error</text:p>
            <text:p text:style-name="P6">All of the above</text:p>
          </table:table-cell>
        </table:table-row>
      </table:table>
      <text:p text:style-name="P4"/>
      <text:p text:style-name="P4"/>
      <text:p text:style-name="P5"><text:soft-page-break/></text:p>
      <table:table table:name="Table5" table:style-name="Table5">
        <table:table-column table:style-name="Table5.A"/>
        <table:table-column table:style-name="Table5.B"/>
        <table:table-row table:style-name="Table5.1">
          <table:table-cell table:style-name="Table5.A1" office:value-type="string">
            <text:p text:style-name="P26">Question 5</text:p>
          </table:table-cell>
          <table:table-cell table:style-name="Table5.B1" office:value-type="string">
            <text:p text:style-name="P20">Identify the invalid Java identifier. </text:p>
          </table:table-cell>
        </table:table-row>
        <table:table-row table:style-name="Table5.1">
          <table:table-cell table:style-name="Table5.A2" office:value-type="string">
            <text:p text:style-name="P26">Answer</text:p>
          </table:table-cell>
          <table:table-cell table:style-name="Table5.B2" office:value-type="string">
            <text:p text:style-name="P9">1Week</text:p>
            <text:p text:style-name="P19">Week1</text:p>
            <text:p text:style-name="P19">amountDue</text:p>
            <text:p text:style-name="P6">amount_due</text:p>
          </table:table-cell>
        </table:table-row>
      </table:table>
      <text:p text:style-name="P5"/>
      <table:table table:name="Table6" table:style-name="Table6">
        <table:table-column table:style-name="Table6.A"/>
        <table:table-column table:style-name="Table6.B"/>
        <table:table-row table:style-name="Table6.1">
          <table:table-cell table:style-name="Table6.A1" office:value-type="string">
            <text:p text:style-name="P26">Question 6</text:p>
          </table:table-cell>
          <table:table-cell table:style-name="Table6.B1" office:value-type="string">
            <text:h text:style-name="P31" text:outline-level="3">What is the value of the variable amountDue?</text:h>
            <text:h text:style-name="P21" text:outline-level="2">double price = 2.50;</text:h>
            <text:h text:style-name="P21" text:outline-level="2">double quantity = 5;</text:h>
            <text:h text:style-name="P21" text:outline-level="2">double amountDue = 0;</text:h>
            <text:h text:style-name="P21" text:outline-level="2">amountDue = price * quantity;</text:h>
          </table:table-cell>
        </table:table-row>
        <table:table-row table:style-name="Table6.1">
          <table:table-cell table:style-name="Table6.A2" office:value-type="string">
            <text:p text:style-name="P26">Answer</text:p>
          </table:table-cell>
          <table:table-cell table:style-name="Table6.B2" office:value-type="string">
            <text:p text:style-name="P6">12</text:p>
            <text:p text:style-name="P19">12.25</text:p>
            <text:p text:style-name="P9">12.5 </text:p>
            <text:p text:style-name="P6">13</text:p>
          </table:table-cell>
        </table:table-row>
      </table:table>
      <text:p text:style-name="P5"/>
      <table:table table:name="Table7" table:style-name="Table7">
        <table:table-column table:style-name="Table7.A"/>
        <table:table-column table:style-name="Table7.B"/>
        <table:table-row table:style-name="Table7.1">
          <table:table-cell table:style-name="Table7.A1" office:value-type="string">
            <text:p text:style-name="P26">Question 7</text:p>
          </table:table-cell>
          <table:table-cell table:style-name="Table7.B1" office:value-type="string">
            <text:p text:style-name="P20">What is the value of 7.52e-5?</text:p>
          </table:table-cell>
        </table:table-row>
        <table:table-row table:style-name="Table7.1">
          <table:table-cell table:style-name="Table7.A2" office:value-type="string">
            <text:p text:style-name="P26">Answer</text:p>
          </table:table-cell>
          <table:table-cell table:style-name="Table7.B2" office:value-type="string">
            <text:p text:style-name="P6">752000.0</text:p>
            <text:p text:style-name="P9">0.0000752 </text:p>
            <text:p text:style-name="P6">0.000752</text:p>
            <text:p text:style-name="P6">0.00752</text:p>
          </table:table-cell>
        </table:table-row>
      </table:table>
      <text:p text:style-name="P5"/>
      <table:table table:name="Table8" table:style-name="Table8">
        <table:table-column table:style-name="Table8.A"/>
        <table:table-column table:style-name="Table8.B"/>
        <table:table-row table:style-name="Table8.1">
          <table:table-cell table:style-name="Table8.A1" office:value-type="string">
            <text:p text:style-name="P26">Question 8</text:p>
          </table:table-cell>
          <table:table-cell table:style-name="Table8.B1" office:value-type="string">
            <text:p text:style-name="P20">What is the Java expression for 4a2 + 2b * c?</text:p>
          </table:table-cell>
        </table:table-row>
        <table:table-row table:style-name="Table8.1">
          <table:table-cell table:style-name="Table8.A2" office:value-type="string">
            <text:p text:style-name="P26">Answer</text:p>
          </table:table-cell>
          <table:table-cell table:style-name="Table8.B2" office:value-type="string">
            <text:p text:style-name="P6">(4 * a) + (2 * b) * c</text:p>
            <text:p text:style-name="P9">(4 * a * a) + ((2 * b) * c) </text:p>
            <text:p text:style-name="P6">((4 * a * a) + (2 * b)) * c</text:p>
            <text:p text:style-name="P6">(4 + a * a) + ((2 + b) * c)</text:p>
          </table:table-cell>
        </table:table-row>
      </table:table>
      <text:p text:style-name="P5"/>
      <text:p text:style-name="P5"/>
      <table:table table:name="Table9" table:style-name="Table9">
        <table:table-column table:style-name="Table9.A"/>
        <table:table-column table:style-name="Table9.B"/>
        <text:soft-page-break/>
        <table:table-row table:style-name="Table9.1">
          <table:table-cell table:style-name="Table9.A1" office:value-type="string">
            <text:p text:style-name="P26">Question 9</text:p>
          </table:table-cell>
          <table:table-cell table:style-name="Table9.B1" office:value-type="string">
            <text:p text:style-name="P20">What is the Java expression for 27xy?</text:p>
          </table:table-cell>
        </table:table-row>
        <table:table-row table:style-name="Table9.1">
          <table:table-cell table:style-name="Table9.A2" office:value-type="string">
            <text:p text:style-name="P26">Answer</text:p>
          </table:table-cell>
          <table:table-cell table:style-name="Table9.B2" office:value-type="string">
            <text:p text:style-name="P6">27 + (x * y)</text:p>
            <text:p text:style-name="P6">27 * (x + y)</text:p>
            <text:p text:style-name="P9">27 * x * y</text:p>
            <text:p text:style-name="P6">27x * y</text:p>
          </table:table-cell>
        </table:table-row>
      </table:table>
      <text:p text:style-name="P5"/>
      <table:table table:name="Table10" table:style-name="Table10">
        <table:table-column table:style-name="Table10.A"/>
        <table:table-column table:style-name="Table10.B"/>
        <table:table-row table:style-name="Table10.1">
          <table:table-cell table:style-name="Table10.A1" office:value-type="string">
            <text:p text:style-name="P26">Question 10</text:p>
          </table:table-cell>
          <table:table-cell table:style-name="Table10.B1" office:value-type="string">
            <text:p text:style-name="P20">The value of the expression (int) 27.6 evaluates to:</text:p>
          </table:table-cell>
        </table:table-row>
        <table:table-row table:style-name="Table10.1">
          <table:table-cell table:style-name="Table10.A2" office:value-type="string">
            <text:p text:style-name="P26">Answer</text:p>
          </table:table-cell>
          <table:table-cell table:style-name="Table10.B2" office:value-type="string">
            <text:p text:style-name="P6">28</text:p>
            <text:p text:style-name="P6"><text:span text:style-name="T14">27</text:span> </text:p>
            <text:p text:style-name="P6">26</text:p>
            <text:p text:style-name="P6">None of the above</text:p>
          </table:table-cell>
        </table:table-row>
      </table:table>
      <text:p text:style-name="P5"/>
      <table:table table:name="Table11" table:style-name="Table11">
        <table:table-column table:style-name="Table11.A"/>
        <table:table-column table:style-name="Table11.B"/>
        <table:table-row table:style-name="Table11.1">
          <table:table-cell table:style-name="Table11.A1" office:value-type="string">
            <text:p text:style-name="P26">Question 11</text:p>
          </table:table-cell>
          <table:table-cell table:style-name="Table11.B1" office:value-type="string">
            <text:p text:style-name="P20">Which operator is used to concatenate two strings?</text:p>
          </table:table-cell>
        </table:table-row>
        <table:table-row table:style-name="Table11.1">
          <table:table-cell table:style-name="Table11.A2" office:value-type="string">
            <text:p text:style-name="P26">Answer</text:p>
          </table:table-cell>
          <table:table-cell table:style-name="Table11.B2" office:value-type="string">
            <text:p text:style-name="P9">+ </text:p>
            <text:p text:style-name="P6">-</text:p>
            <text:p text:style-name="P6">*</text:p>
            <text:p text:style-name="P6">/</text:p>
          </table:table-cell>
        </table:table-row>
      </table:table>
      <text:p text:style-name="P5"/>
      <table:table table:name="Table12" table:style-name="Table12">
        <table:table-column table:style-name="Table12.A"/>
        <table:table-column table:style-name="Table12.B"/>
        <table:table-row table:style-name="Table12.1">
          <table:table-cell table:style-name="Table12.A1" office:value-type="string">
            <text:p text:style-name="P26">Question 12</text:p>
          </table:table-cell>
          <table:table-cell table:style-name="Table12.B1" office:value-type="string">
            <text:p text:style-name="P20">Which operator returns the remainder of integer division?</text:p>
          </table:table-cell>
        </table:table-row>
        <table:table-row table:style-name="Table12.1">
          <table:table-cell table:style-name="Table12.A2" office:value-type="string">
            <text:p text:style-name="P26">Answer</text:p>
          </table:table-cell>
          <table:table-cell table:style-name="Table12.B2" office:value-type="string">
            <text:p text:style-name="P9">% </text:p>
            <text:p text:style-name="P6">/</text:p>
            <text:p text:style-name="P6">*</text:p>
            <text:p text:style-name="P6">none of the above</text:p>
          </table:table-cell>
        </table:table-row>
      </table:table>
      <text:p text:style-name="P5"/>
      <table:table table:name="Table13" table:style-name="Table13">
        <table:table-column table:style-name="Table13.A"/>
        <table:table-column table:style-name="Table13.B"/>
        <table:table-row table:style-name="Table13.1">
          <table:table-cell table:style-name="Table13.A1" office:value-type="string">
            <text:p text:style-name="P26">Question 13</text:p>
          </table:table-cell>
          <table:table-cell table:style-name="Table13.B1" office:value-type="string">
            <text:p text:style-name="P20">What is the value of the variable c in the statements that follow?</text:p>
            <text:p text:style-name="P22">String phrase = "Make hay while the sun is shining.";</text:p>
            <text:p text:style-name="P22"><text:tab/>char c = phrase.charAt(10);</text:p>
          </table:table-cell>
        </table:table-row>
        <table:table-row table:style-name="Table13.1">
          <table:table-cell table:style-name="Table13.A2" office:value-type="string">
            <text:p text:style-name="P26">Answer</text:p>
          </table:table-cell>
          <table:table-cell table:style-name="Table13.B2" office:value-type="string">
            <text:p text:style-name="P6">w</text:p>
            <text:p text:style-name="P10">h</text:p>
            <text:p text:style-name="P6">i</text:p>
            <text:p text:style-name="P6">None of the above</text:p>
          </table:table-cell>
        </table:table-row>
      </table:table>
      <text:p text:style-name="P5"><text:soft-page-break/></text:p>
      <table:table table:name="Table14" table:style-name="Table14">
        <table:table-column table:style-name="Table14.A"/>
        <table:table-column table:style-name="Table14.B"/>
        <table:table-row table:style-name="Table14.1">
          <table:table-cell table:style-name="Table14.A1" office:value-type="string">
            <text:p text:style-name="P26">Question 14</text:p>
          </table:table-cell>
          <table:table-cell table:style-name="Table14.B1" office:value-type="string">
            <text:p text:style-name="P20">The escape sequence the represents the new-line character is:</text:p>
          </table:table-cell>
        </table:table-row>
        <table:table-row table:style-name="Table14.1">
          <table:table-cell table:style-name="Table14.A2" office:value-type="string">
            <text:p text:style-name="P26">Answer</text:p>
          </table:table-cell>
          <table:table-cell table:style-name="Table14.B2" office:value-type="string">
            <text:p text:style-name="P6">\r</text:p>
            <text:p text:style-name="P6">\t</text:p>
            <text:p text:style-name="P9">\n</text:p>
            <text:p text:style-name="P6">\\</text:p>
          </table:table-cell>
        </table:table-row>
      </table:table>
      <text:p text:style-name="P5"/>
      <table:table table:name="Table15" table:style-name="Table15">
        <table:table-column table:style-name="Table15.A"/>
        <table:table-column table:style-name="Table15.B"/>
        <table:table-row table:style-name="Table15.1">
          <table:table-cell table:style-name="Table15.A1" office:value-type="string">
            <text:p text:style-name="P26">Question 15</text:p>
          </table:table-cell>
          <table:table-cell table:style-name="Table15.B1" office:value-type="string">
            <text:p text:style-name="P20">The syntax that declares a Java named constant named SALES_TAX is:</text:p>
          </table:table-cell>
        </table:table-row>
        <table:table-row table:style-name="Table15.1">
          <table:table-cell table:style-name="Table15.A2" office:value-type="string">
            <text:p text:style-name="P26">Answer</text:p>
          </table:table-cell>
          <table:table-cell table:style-name="Table15.B2" office:value-type="string">
            <text:p text:style-name="P6">double SALES_TAX = 7.50;</text:p>
            <text:p text:style-name="P6">public double SALES_TAX = 7.50;</text:p>
            <text:p text:style-name="P6">public static double SALES_TAX = 7.50;</text:p>
            <text:p text:style-name="P9">public static final double SALES_TAX = 7.50;</text:p>
          </table:table-cell>
        </table:table-row>
      </table:table>
      <text:p text:style-name="P5"/>
      <table:table table:name="Table16" table:style-name="Table16">
        <table:table-column table:style-name="Table16.A"/>
        <table:table-column table:style-name="Table16.B"/>
        <table:table-row table:style-name="Table16.1">
          <table:table-cell table:style-name="Table16.A1" office:value-type="string">
            <text:p text:style-name="P26">Question 16</text:p>
          </table:table-cell>
          <table:table-cell table:style-name="Table16.B1" office:value-type="string">
            <text:p text:style-name="P20">In Java, a block comment is delimited by:</text:p>
          </table:table-cell>
        </table:table-row>
        <table:table-row table:style-name="Table16.1">
          <table:table-cell table:style-name="Table16.A2" office:value-type="string">
            <text:p text:style-name="P26">Answer</text:p>
          </table:table-cell>
          <table:table-cell table:style-name="Table16.B2" office:value-type="string">
            <text:p text:style-name="P6">*/ /*</text:p>
            <text:p text:style-name="P6">/* /*</text:p>
            <text:p text:style-name="P9">/* */</text:p>
            <text:p text:style-name="P6">*/ */</text:p>
          </table:table-cell>
        </table:table-row>
      </table:table>
      <text:p text:style-name="P5"/>
      <text:p text:style-name="P25">TRUE/FALSE</text:p>
      <table:table table:name="Table17" table:style-name="Table17">
        <table:table-column table:style-name="Table17.A"/>
        <table:table-column table:style-name="Table17.B"/>
        <table:table-row table:style-name="Table17.1">
          <table:table-cell table:style-name="Table17.A1" office:value-type="string">
            <text:p text:style-name="P26">Question 1</text:p>
          </table:table-cell>
          <table:table-cell table:style-name="Table17.B1" office:value-type="string">
            <text:p text:style-name="P20">Java began as a language for home appliances.</text:p>
          </table:table-cell>
        </table:table-row>
        <table:table-row table:style-name="Table17.1">
          <table:table-cell table:style-name="Table17.A2" office:value-type="string">
            <text:p text:style-name="P26">Answer</text:p>
          </table:table-cell>
          <table:table-cell table:style-name="Table17.B2" office:value-type="string">
            <text:p text:style-name="P9">True</text:p>
            <text:p text:style-name="P6">False</text:p>
          </table:table-cell>
        </table:table-row>
      </table:table>
      <text:p text:style-name="P5"/>
      <table:table table:name="Table18" table:style-name="Table18">
        <table:table-column table:style-name="Table18.A"/>
        <table:table-column table:style-name="Table18.B"/>
        <table:table-row table:style-name="Table18.1">
          <table:table-cell table:style-name="Table18.A1" office:value-type="string">
            <text:p text:style-name="P26">Question 2</text:p>
          </table:table-cell>
          <table:table-cell table:style-name="Table18.B1" office:value-type="string">
            <text:p text:style-name="P20">Applets were designed to run as stand-alone applications.</text:p>
          </table:table-cell>
        </table:table-row>
        <table:table-row table:style-name="Table18.1">
          <table:table-cell table:style-name="Table18.A2" office:value-type="string">
            <text:p text:style-name="P26">Answer</text:p>
          </table:table-cell>
          <table:table-cell table:style-name="Table18.B2" office:value-type="string">
            <text:p text:style-name="P6">True</text:p>
            <text:p text:style-name="P9">False</text:p>
          </table:table-cell>
        </table:table-row>
      </table:table>
      <text:p text:style-name="P5"/>
      <text:p text:style-name="P5"/>
      <text:p text:style-name="P5"/>
      <text:p text:style-name="P5"><text:soft-page-break/></text:p>
      <table:table table:name="Table19" table:style-name="Table19">
        <table:table-column table:style-name="Table19.A"/>
        <table:table-column table:style-name="Table19.B"/>
        <table:table-row table:style-name="Table19.1">
          <table:table-cell table:style-name="Table19.A1" office:value-type="string">
            <text:p text:style-name="P26">Question 3</text:p>
          </table:table-cell>
          <table:table-cell table:style-name="Table19.B1" office:value-type="string">
            <text:p text:style-name="P20">The Java programming language allows you to concatenate two strings using the plus sign.</text:p>
          </table:table-cell>
        </table:table-row>
        <table:table-row table:style-name="Table19.1">
          <table:table-cell table:style-name="Table19.A2" office:value-type="string">
            <text:p text:style-name="P26">Answer</text:p>
          </table:table-cell>
          <table:table-cell table:style-name="Table19.B2" office:value-type="string">
            <text:p text:style-name="P9">True</text:p>
            <text:p text:style-name="P6">False</text:p>
          </table:table-cell>
        </table:table-row>
      </table:table>
      <text:p text:style-name="P5"/>
      <table:table table:name="Table20" table:style-name="Table20">
        <table:table-column table:style-name="Table20.A"/>
        <table:table-column table:style-name="Table20.B"/>
        <table:table-row table:style-name="Table20.1">
          <table:table-cell table:style-name="Table20.A1" office:value-type="string">
            <text:p text:style-name="P26">Question 4</text:p>
          </table:table-cell>
          <table:table-cell table:style-name="Table20.B1" office:value-type="string">
            <text:p text:style-name="P20">Java is an interpreted language.</text:p>
          </table:table-cell>
        </table:table-row>
        <table:table-row table:style-name="Table20.1">
          <table:table-cell table:style-name="Table20.A2" office:value-type="string">
            <text:p text:style-name="P26">Answer</text:p>
          </table:table-cell>
          <table:table-cell table:style-name="Table20.B2" office:value-type="string">
            <text:p text:style-name="P9">True</text:p>
            <text:p text:style-name="P6">False</text:p>
          </table:table-cell>
        </table:table-row>
      </table:table>
      <text:p text:style-name="P5"/>
      <table:table table:name="Table21" table:style-name="Table21">
        <table:table-column table:style-name="Table21.A"/>
        <table:table-column table:style-name="Table21.B"/>
        <table:table-row table:style-name="Table21.1">
          <table:table-cell table:style-name="Table21.A1" office:value-type="string">
            <text:p text:style-name="P26">Question 5</text:p>
          </table:table-cell>
          <table:table-cell table:style-name="Table21.B1" office:value-type="string">
            <text:p text:style-name="P20">Java does not require that a variable be declared before it is used within a program.</text:p>
          </table:table-cell>
        </table:table-row>
        <table:table-row table:style-name="Table21.1">
          <table:table-cell table:style-name="Table21.A2" office:value-type="string">
            <text:p text:style-name="P26">Answer</text:p>
          </table:table-cell>
          <table:table-cell table:style-name="Table21.B2" office:value-type="string">
            <text:p text:style-name="P6">True</text:p>
            <text:p text:style-name="P9">False</text:p>
          </table:table-cell>
        </table:table-row>
      </table:table>
      <text:p text:style-name="P5"/>
      <table:table table:name="Table22" table:style-name="Table22">
        <table:table-column table:style-name="Table22.A"/>
        <table:table-column table:style-name="Table22.B"/>
        <table:table-row table:style-name="Table22.1">
          <table:table-cell table:style-name="Table22.A1" office:value-type="string">
            <text:p text:style-name="P26">Question 6</text:p>
          </table:table-cell>
          <table:table-cell table:style-name="Table22.B1" office:value-type="string">
            <text:p text:style-name="P20">A variable of type boolean can be explicitly converted to that of type int.</text:p>
          </table:table-cell>
        </table:table-row>
        <table:table-row table:style-name="Table22.1">
          <table:table-cell table:style-name="Table22.A2" office:value-type="string">
            <text:p text:style-name="P26">Answer</text:p>
          </table:table-cell>
          <table:table-cell table:style-name="Table22.B2" office:value-type="string">
            <text:p text:style-name="P6">True</text:p>
            <text:p text:style-name="P11">False</text:p>
          </table:table-cell>
        </table:table-row>
      </table:table>
      <text:p text:style-name="P5"/>
      <table:table table:name="Table23" table:style-name="Table23">
        <table:table-column table:style-name="Table23.A"/>
        <table:table-column table:style-name="Table23.B"/>
        <table:table-row table:style-name="Table23.1">
          <table:table-cell table:style-name="Table23.A1" office:value-type="string">
            <text:p text:style-name="P26">Question 7</text:p>
          </table:table-cell>
          <table:table-cell table:style-name="Table23.B1" office:value-type="string">
            <text:p text:style-name="P20">The modulus operator, %, returns the remainder of integer division.</text:p>
          </table:table-cell>
        </table:table-row>
        <table:table-row table:style-name="Table23.1">
          <table:table-cell table:style-name="Table23.A2" office:value-type="string">
            <text:p text:style-name="P26">Answer</text:p>
          </table:table-cell>
          <table:table-cell table:style-name="Table23.B2" office:value-type="string">
            <text:p text:style-name="P9">True</text:p>
            <text:p text:style-name="P6">False</text:p>
          </table:table-cell>
        </table:table-row>
      </table:table>
      <text:p text:style-name="P5"/>
      <table:table table:name="Table24" table:style-name="Table24">
        <table:table-column table:style-name="Table24.A"/>
        <table:table-column table:style-name="Table24.B"/>
        <table:table-row table:style-name="Table24.1">
          <table:table-cell table:style-name="Table24.A1" office:value-type="string">
            <text:p text:style-name="P26">Question 8</text:p>
          </table:table-cell>
          <table:table-cell table:style-name="Table24.B1" office:value-type="string">
            <text:p text:style-name="P20">The result of integer division is truncated in Java.</text:p>
          </table:table-cell>
        </table:table-row>
        <table:table-row table:style-name="Table24.1">
          <table:table-cell table:style-name="Table24.A2" office:value-type="string">
            <text:p text:style-name="P26">Answer</text:p>
          </table:table-cell>
          <table:table-cell table:style-name="Table24.B2" office:value-type="string">
            <text:p text:style-name="P9">True</text:p>
            <text:p text:style-name="P6">False</text:p>
          </table:table-cell>
        </table:table-row>
      </table:table>
      <text:p text:style-name="P5"/>
      <table:table table:name="Table25" table:style-name="Table25">
        <table:table-column table:style-name="Table25.A"/>
        <table:table-column table:style-name="Table25.B"/>
        <table:table-row table:style-name="Table25.1">
          <table:table-cell table:style-name="Table25.A1" office:value-type="string">
            <text:p text:style-name="P26">Question 9</text:p>
          </table:table-cell>
          <table:table-cell table:style-name="Table25.B1" office:value-type="string">
            <text:p text:style-name="P20">Objects of type String are strings of characters that are written within single quotes.</text:p>
          </table:table-cell>
        </table:table-row>
        <table:table-row table:style-name="Table25.1">
          <table:table-cell table:style-name="Table25.A2" office:value-type="string">
            <text:p text:style-name="P26">Answer</text:p>
          </table:table-cell>
          <table:table-cell table:style-name="Table25.B2" office:value-type="string">
            <text:p text:style-name="P6">True</text:p>
            <text:p text:style-name="P9"><text:soft-page-break/>False</text:p>
          </table:table-cell>
        </table:table-row>
      </table:table>
      <text:p text:style-name="P5"/>
      <table:table table:name="Table26" table:style-name="Table26">
        <table:table-column table:style-name="Table26.A"/>
        <table:table-column table:style-name="Table26.B"/>
        <table:table-row table:style-name="Table26.1">
          <table:table-cell table:style-name="Table26.A1" office:value-type="string">
            <text:p text:style-name="P26">Question 10</text:p>
          </table:table-cell>
          <table:table-cell table:style-name="Table26.B1" office:value-type="string">
            <text:h text:style-name="P31" text:outline-level="3">In Java, Strings are immutable objects. <text:s/>Immutable objects can be changed.</text:h>
          </table:table-cell>
        </table:table-row>
        <table:table-row table:style-name="Table26.1">
          <table:table-cell table:style-name="Table26.A2" office:value-type="string">
            <text:p text:style-name="P26">Answer</text:p>
          </table:table-cell>
          <table:table-cell table:style-name="Table26.B2" office:value-type="string">
            <text:p text:style-name="P6">True</text:p>
            <text:p text:style-name="P9">False</text:p>
          </table:table-cell>
        </table:table-row>
      </table:table>
      <text:p text:style-name="P5"/>
      <table:table table:name="Table27" table:style-name="Table27">
        <table:table-column table:style-name="Table27.A"/>
        <table:table-column table:style-name="Table27.B"/>
        <table:table-row table:style-name="Table27.1">
          <table:table-cell table:style-name="Table27.A1" office:value-type="string">
            <text:p text:style-name="P26">Question 11</text:p>
          </table:table-cell>
          <table:table-cell table:style-name="Table27.B1" office:value-type="string">
            <text:h text:style-name="P32" text:outline-level="3">An advantage of using the Unicode character set is that it easily handles languages other than English.</text:h>
          </table:table-cell>
        </table:table-row>
        <table:table-row table:style-name="Table27.1">
          <table:table-cell table:style-name="Table27.A2" office:value-type="string">
            <text:p text:style-name="P26">Answer</text:p>
          </table:table-cell>
          <table:table-cell table:style-name="Table27.B2" office:value-type="string">
            <text:p text:style-name="P9">True</text:p>
            <text:p text:style-name="P6">False</text:p>
          </table:table-cell>
        </table:table-row>
      </table:table>
      <text:p text:style-name="P5"/>
      <table:table table:name="Table28" table:style-name="Table28">
        <table:table-column table:style-name="Table28.A"/>
        <table:table-column table:style-name="Table28.B"/>
        <table:table-row table:style-name="Table28.1">
          <table:table-cell table:style-name="Table28.A1" office:value-type="string">
            <text:p text:style-name="P26">Question 12</text:p>
          </table:table-cell>
          <table:table-cell table:style-name="Table28.B1" office:value-type="string">
            <text:h text:style-name="P32" text:outline-level="3">Java uses the ASCII character set.</text:h>
          </table:table-cell>
        </table:table-row>
        <table:table-row table:style-name="Table28.1">
          <table:table-cell table:style-name="Table28.A2" office:value-type="string">
            <text:p text:style-name="P26">Answer</text:p>
          </table:table-cell>
          <table:table-cell table:style-name="Table28.B2" office:value-type="string">
            <text:p text:style-name="P6">True</text:p>
            <text:p text:style-name="P9">False</text:p>
          </table:table-cell>
        </table:table-row>
      </table:table>
      <text:p text:style-name="P5"/>
      <text:p text:style-name="P25">SHORT ANSWER</text:p>
      <table:table table:name="Table29" table:style-name="Table29">
        <table:table-column table:style-name="Table29.A"/>
        <table:table-column table:style-name="Table29.B"/>
        <table:table-row table:style-name="Table29.1">
          <table:table-cell table:style-name="Table29.A1" office:value-type="string">
            <text:p text:style-name="P26">Question 1</text:p>
          </table:table-cell>
          <table:table-cell table:style-name="Table29.B1" office:value-type="string">
            <text:h text:style-name="P32" text:outline-level="3">Define high-level languages, machine language and low-level language. <text:s/>Explain how the languages correspond to one another.</text:h>
          </table:table-cell>
        </table:table-row>
        <table:table-row table:style-name="Table29.1">
          <table:table-cell table:style-name="Table29.A2" office:value-type="string">
            <text:p text:style-name="P26">Answer</text:p>
          </table:table-cell>
          <table:table-cell table:style-name="Table29.B2" office:value-type="string">
            <text:h text:style-name="P34" text:outline-level="3"><text:s/><text:span text:style-name="T10">High level language are easily understood by humans, they are machine independent, they require to be either interpreted or compiled to machine code of the execution.</text:span></text:h>
            <text:h text:style-name="P40" text:outline-level="3"/>
            <text:h text:style-name="P42" text:outline-level="3">Machine language also known as low-level language are the languege that are directly understood by the computer i.e. binary. they do not need to be interpreted or compiled as they are the native language of the machine.</text:h>
            <text:h text:style-name="P41" text:outline-level="3"/>
            <text:h text:style-name="P42" text:outline-level="3">Program written in high level language needs to be converted into machine language to be executed while machine language is directly understood by the machine.</text:h>
          </table:table-cell>
        </table:table-row>
      </table:table>
      <text:p text:style-name="P5"/>
      <table:table table:name="Table30" table:style-name="Table30">
        <table:table-column table:style-name="Table30.A"/>
        <table:table-column table:style-name="Table30.B"/>
        <table:table-row table:style-name="Table30.1">
          <table:table-cell table:style-name="Table30.A1" office:value-type="string">
            <text:p text:style-name="P26">Question 2</text:p>
          </table:table-cell>
          <table:table-cell table:style-name="Table30.B1" office:value-type="string">
            <text:h text:style-name="P32" text:outline-level="3">There are two kinds of Java programs, applications and applets. <text:s/>Define and discuss each.</text:h>
          </table:table-cell>
        </table:table-row>
        <table:table-row table:style-name="Table30.1">
          <table:table-cell table:style-name="Table30.A2" office:value-type="string">
            <text:p text:style-name="P26">Answer</text:p>
          </table:table-cell>
          <table:table-cell table:style-name="Table30.B2" office:value-type="string">
            <text:h text:style-name="P44" text:outline-level="3">Java programs or application are the normal <text:s/>application software that runs directly on the machine while java applets are the small java programs that <text:soft-page-break/>runs on the web browser.</text:h>
            <text:h text:style-name="P44" text:outline-level="3">Java application are meant to be run directly on the machine while java applets are run on top of web browser.</text:h>
          </table:table-cell>
        </table:table-row>
      </table:table>
      <text:p text:style-name="P5"/>
      <table:table table:name="Table31" table:style-name="Table31">
        <table:table-column table:style-name="Table31.A"/>
        <table:table-column table:style-name="Table31.B"/>
        <table:table-row table:style-name="Table31.1">
          <table:table-cell table:style-name="Table31.A1" office:value-type="string">
            <text:p text:style-name="P26">Question 3</text:p>
          </table:table-cell>
          <table:table-cell table:style-name="Table31.B1" office:value-type="string">
            <text:h text:style-name="P32" text:outline-level="3">What is byte-code? <text:s/>What is its importance?</text:h>
          </table:table-cell>
        </table:table-row>
        <table:table-row table:style-name="Table31.2">
          <table:table-cell table:style-name="Table31.A2" office:value-type="string">
            <text:p text:style-name="P26">Answer</text:p>
          </table:table-cell>
          <table:table-cell table:style-name="Table31.B2" office:value-type="string">
            <text:h text:style-name="P44" text:outline-level="3">Java byte-code is the object code produced by the java compiler. bytecode is understood and executed by the java virtual machine (JVM).</text:h>
            <text:h text:style-name="P44" text:outline-level="3">Bytecode is platform independent i.e. if compiled on one operating system it will run on all the other operating systems.</text:h>
          </table:table-cell>
        </table:table-row>
      </table:table>
      <text:p text:style-name="P5"/>
      <table:table table:name="Table32" table:style-name="Table32">
        <table:table-column table:style-name="Table32.A"/>
        <table:table-column table:style-name="Table32.B"/>
        <table:table-row table:style-name="Table32.1">
          <table:table-cell table:style-name="Table32.A1" office:value-type="string">
            <text:p text:style-name="P26">Question 4</text:p>
          </table:table-cell>
          <table:table-cell table:style-name="Table32.B1" office:value-type="string">
            <text:h text:style-name="P32" text:outline-level="3">What is the syntax and semantics of a programming language?</text:h>
          </table:table-cell>
        </table:table-row>
        <table:table-row table:style-name="Table32.1">
          <table:table-cell table:style-name="Table32.A2" office:value-type="string">
            <text:p text:style-name="P26">Answer</text:p>
          </table:table-cell>
          <table:table-cell table:style-name="Table32.B2" office:value-type="string">
            <text:h text:style-name="P45" text:outline-level="3">The syntax of the language is like grammar of a language that defines certain rules about how to write the code.</text:h>
            <text:h text:style-name="P45" text:outline-level="3">Semantics is the meaning of the code written.</text:h>
          </table:table-cell>
        </table:table-row>
      </table:table>
      <text:p text:style-name="P5"/>
      <table:table table:name="Table33" table:style-name="Table33">
        <table:table-column table:style-name="Table33.A"/>
        <table:table-column table:style-name="Table33.B"/>
        <table:table-row table:style-name="Table33.1">
          <table:table-cell table:style-name="Table33.A1" office:value-type="string">
            <text:p text:style-name="P26">Question 5</text:p>
          </table:table-cell>
          <table:table-cell table:style-name="Table33.B1" office:value-type="string">
            <text:h text:style-name="P32" text:outline-level="3">What steps must the programmer take to create an executable Java program?</text:h>
          </table:table-cell>
        </table:table-row>
        <table:table-row table:style-name="Table33.1">
          <table:table-cell table:style-name="Table33.A2" office:value-type="string">
            <text:p text:style-name="P26">Answer</text:p>
          </table:table-cell>
          <table:table-cell table:style-name="Table33.B2" office:value-type="string">
            <text:h text:style-name="P33" text:outline-level="3">First of all source code is written in a file name with .java extension. Then the class is created with the same name as the file name.</text:h>
            <text:h text:style-name="P43" text:outline-level="3"/>
            <text:h text:style-name="P43" text:outline-level="3">Then the code is compiled to bytecode using the tool called compiler.</text:h>
            <text:h text:style-name="P43" text:outline-level="3">i.e. javac FileName.java</text:h>
            <text:h text:style-name="P43" text:outline-level="3"/>
            <text:h text:style-name="P43" text:outline-level="3">The class file is created which contains the java bytecode.</text:h>
            <text:h text:style-name="P43" text:outline-level="3">the file has the classname and the extension of .class.</text:h>
            <text:h text:style-name="P43" text:outline-level="3"/>
            <text:h text:style-name="P43" text:outline-level="3">finally the code is executed using jvm using the following command.</text:h>
            <text:h text:style-name="P43" text:outline-level="3">java ClassName (without .class extension )</text:h>
          </table:table-cell>
        </table:table-row>
      </table:table>
      <text:p text:style-name="P5"/>
      <table:table table:name="Table34" table:style-name="Table34">
        <table:table-column table:style-name="Table34.A"/>
        <table:table-column table:style-name="Table34.B"/>
        <table:table-row table:style-name="Table34.1">
          <table:table-cell table:style-name="Table34.A1" office:value-type="string">
            <text:p text:style-name="P26">Question 6</text:p>
          </table:table-cell>
          <table:table-cell table:style-name="Table34.B1" office:value-type="string">
            <text:h text:style-name="P32" text:outline-level="3">List the primitive data types Java supports. <text:s/>Indicate the kind of values each type can store.</text:h>
          </table:table-cell>
        </table:table-row>
        <table:table-row table:style-name="Table34.1">
          <table:table-cell table:style-name="Table34.A2" office:value-type="string">
            <text:p text:style-name="P26">Answer</text:p>
          </table:table-cell>
          <table:table-cell table:style-name="Table34.B2" office:value-type="string">
            <text:h text:style-name="P33" text:outline-level="3">boolean</text:h>
            <text:h text:style-name="P43" text:outline-level="3">char</text:h>
            <text:h text:style-name="P43" text:outline-level="3">byte</text:h>
            <text:h text:style-name="P43" text:outline-level="3">short</text:h>
            <text:h text:style-name="P43" text:outline-level="3">int </text:h>
            <text:h text:style-name="P43" text:outline-level="3">long</text:h>
            <text:h text:style-name="P43" text:outline-level="3">float</text:h>
            <text:h text:style-name="P43" text:outline-level="3">double</text:h>
          </table:table-cell>
        </table:table-row>
      </table:table>
      <text:p text:style-name="P5"/>
      <table:table table:name="Table35" table:style-name="Table35">
        <table:table-column table:style-name="Table35.A"/>
        <table:table-column table:style-name="Table35.B"/>
        <text:soft-page-break/>
        <table:table-row table:style-name="Table35.1">
          <table:table-cell table:style-name="Table35.A1" office:value-type="string">
            <text:p text:style-name="P26">Question 7</text:p>
          </table:table-cell>
          <table:table-cell table:style-name="Table35.B1" office:value-type="string">
            <text:h text:style-name="P32" text:outline-level="3">How is the % (modulus) operator used? <text:s/>What is the common use of the modulus operator?</text:h>
          </table:table-cell>
        </table:table-row>
        <table:table-row table:style-name="Table35.2">
          <table:table-cell table:style-name="Table35.A2" office:value-type="string">
            <text:p text:style-name="P26">Answer</text:p>
          </table:table-cell>
          <table:table-cell table:style-name="Table35.B2" office:value-type="string">
            <text:h text:style-name="P35" text:outline-level="3">% <text:span text:style-name="T16">modulus operator is used to return the remainder of integer division.</text:span></text:h>
            <text:h text:style-name="P49" text:outline-level="3">i.e. 8 % 3 = 2</text:h>
            <text:h text:style-name="P49" text:outline-level="3">It is commonly used to check whether the number is exactly divisible by the other number or not.</text:h>
            <text:h text:style-name="P49" text:outline-level="3">It is also used to check if the number is odd or even.</text:h>
          </table:table-cell>
        </table:table-row>
      </table:table>
      <text:p text:style-name="P5"/>
      <table:table table:name="Table36" table:style-name="Table36">
        <table:table-column table:style-name="Table36.A"/>
        <table:table-column table:style-name="Table36.B"/>
        <table:table-row table:style-name="Table36.1">
          <table:table-cell table:style-name="Table36.A1" office:value-type="string">
            <text:p text:style-name="P26">Question 8</text:p>
          </table:table-cell>
          <table:table-cell table:style-name="Table36.B1" office:value-type="string">
            <text:h text:style-name="P32" text:outline-level="3">What are the values of the variables a, b, c, and d after the execution of the following expressions?</text:h>
            <text:h text:style-name="P23" text:outline-level="2"><text:span text:style-name="T11">int</text:span><text:span text:style-name="T12"> </text:span><text:span text:style-name="T8">a</text:span><text:span text:style-name="T12"> </text:span><text:span text:style-name="T8">=</text:span><text:span text:style-name="T12"> </text:span><text:span text:style-name="T8">3;<text:line-break/></text:span><text:span text:style-name="T11">int</text:span><text:span text:style-name="T12"> </text:span><text:span text:style-name="T8">b</text:span><text:span text:style-name="T12"> </text:span><text:span text:style-name="T8">=</text:span><text:span text:style-name="T12"> </text:span><text:span text:style-name="T8">12;<text:line-break/></text:span><text:span text:style-name="T11">int</text:span><text:span text:style-name="T12"> </text:span><text:span text:style-name="T8">c</text:span><text:span text:style-name="T12"> </text:span><text:span text:style-name="T8">=</text:span><text:span text:style-name="T12"> </text:span><text:span text:style-name="T8">6;<text:line-break/></text:span><text:span text:style-name="T11">int</text:span><text:span text:style-name="T12"> </text:span><text:span text:style-name="T8">d</text:span><text:span text:style-name="T12"> </text:span><text:span text:style-name="T8">=</text:span><text:span text:style-name="T12"> </text:span><text:span text:style-name="T8">1;<text:line-break/>d</text:span><text:span text:style-name="T12"> </text:span><text:span text:style-name="T8">=</text:span><text:span text:style-name="T12"> </text:span><text:span text:style-name="T8">d</text:span><text:span text:style-name="T12"> </text:span><text:span text:style-name="T8">*</text:span><text:span text:style-name="T12"> </text:span><text:span text:style-name="T8">a;<text:line-break/>c</text:span><text:span text:style-name="T12"> </text:span><text:span text:style-name="T8">=</text:span><text:span text:style-name="T12"> </text:span><text:span text:style-name="T8">c</text:span><text:span text:style-name="T12"> </text:span><text:span text:style-name="T8">+</text:span><text:span text:style-name="T12"> </text:span><text:span text:style-name="T8">2</text:span><text:span text:style-name="T12"> </text:span><text:span text:style-name="T8">*</text:span><text:span text:style-name="T12"> </text:span><text:span text:style-name="T8">a;<text:line-break/>d</text:span><text:span text:style-name="T12"> </text:span><text:span text:style-name="T8">=</text:span><text:span text:style-name="T12"> </text:span><text:span text:style-name="T8">d</text:span><text:span text:style-name="T12"> </text:span><text:span text:style-name="T8">-</text:span><text:span text:style-name="T12"> </text:span><text:span text:style-name="T8">b</text:span><text:span text:style-name="T12"> </text:span><text:span text:style-name="T8">/</text:span><text:span text:style-name="T12"> </text:span><text:span text:style-name="T8">c;<text:line-break/>c</text:span><text:span text:style-name="T12"> </text:span><text:span text:style-name="T8">=</text:span><text:span text:style-name="T12"> </text:span><text:span text:style-name="T8">c</text:span><text:span text:style-name="T12"> </text:span><text:span text:style-name="T8">*</text:span><text:span text:style-name="T12"> </text:span><text:span text:style-name="T8">b</text:span><text:span text:style-name="T12"> </text:span><text:span text:style-name="T8">%</text:span><text:span text:style-name="T12"> </text:span><text:span text:style-name="T8">c;<text:line-break/>b</text:span><text:span text:style-name="T12"> </text:span><text:span text:style-name="T8">=</text:span><text:span text:style-name="T12"> </text:span><text:span text:style-name="T8">b</text:span><text:span text:style-name="T12"> </text:span><text:span text:style-name="T8">/</text:span><text:span text:style-name="T12"> </text:span><text:span text:style-name="T8">2;</text:span></text:h>
          </table:table-cell>
        </table:table-row>
        <table:table-row table:style-name="Table36.1">
          <table:table-cell table:style-name="Table36.A2" office:value-type="string">
            <text:p text:style-name="P26">Answer</text:p>
          </table:table-cell>
          <table:table-cell table:style-name="Table36.B2" office:value-type="string">
            <text:p text:style-name="P12">a = 3</text:p>
            <text:p text:style-name="P12">b = 6</text:p>
            <text:p text:style-name="P12">c = <text:span text:style-name="T17">0</text:span></text:p>
            <text:p text:style-name="P13">d = 2</text:p>
          </table:table-cell>
        </table:table-row>
        <table:table-row table:style-name="Table36.1">
          <table:table-cell table:style-name="Table36.A2" office:value-type="string">
            <text:p text:style-name="P26"/>
          </table:table-cell>
          <table:table-cell table:style-name="Table36.B2" office:value-type="string">
            <text:p text:style-name="P7"/>
          </table:table-cell>
        </table:table-row>
      </table:table>
      <text:p text:style-name="P5"/>
      <table:table table:name="Table37" table:style-name="Table37">
        <table:table-column table:style-name="Table37.A"/>
        <table:table-column table:style-name="Table37.B"/>
        <table:table-row table:style-name="Table37.1">
          <table:table-cell table:style-name="Table37.A1" office:value-type="string">
            <text:p text:style-name="P26">Question 9</text:p>
          </table:table-cell>
          <table:table-cell table:style-name="Table37.B1" office:value-type="string">
            <text:h text:style-name="P32" text:outline-level="3">Explain the difference between an implicit type cast and an explicit type cast.</text:h>
          </table:table-cell>
        </table:table-row>
        <table:table-row table:style-name="Table37.2">
          <table:table-cell table:style-name="Table37.A2" office:value-type="string">
            <text:p text:style-name="P26">Answer</text:p>
          </table:table-cell>
          <table:table-cell table:style-name="Table37.B2" office:value-type="string">
            <text:h text:style-name="P36" text:outline-level="3">Type casting is the process of converting the value of one type to the value of another type.</text:h>
            <text:h text:style-name="P46" text:outline-level="3">Implicit type casting is done automatically by the java during the time of initialization or assignment.</text:h>
            <text:h text:style-name="P46" text:outline-level="3">i.e.</text:h>
            <text:h text:style-name="P46" text:outline-level="3">int typeInt = 8.76;</text:h>
            <text:h text:style-name="P46" text:outline-level="3">double typeDouble = 65;</text:h>
            <text:h text:style-name="P46" text:outline-level="3"><text:s/>here, the the value 8.76 is automatically converted to the type int and only 8 is assigned to typeInt variable.</text:h>
            <text:h text:style-name="P46" text:outline-level="3">and,</text:h>
            <text:h text:style-name="P46" text:outline-level="3">65 is automatically converted to float type and the value 65.0 is assigned to the variable typeFloat;</text:h>
            <text:h text:style-name="P47" text:outline-level="3"><text:soft-page-break/>Explicit type casting is the process of converting the value of one type to another by explicitely forcing the value to be changed.</text:h>
            <text:h text:style-name="P47" text:outline-level="3">e.g.</text:h>
            <text:h text:style-name="P47" text:outline-level="3">int a = (int) 78.98;</text:h>
            <text:h text:style-name="P47" text:outline-level="3">double b = (double) 34;</text:h>
            <text:h text:style-name="P47" text:outline-level="3">Here the programmer intentionally or explicitely forces the program to change the type of the value 78.98 to type int and 34 to the type double.</text:h>
            <text:h text:style-name="P47" text:outline-level="3">78 will be assigned to variable a, and 34.0 will be assigned to variable b.</text:h>
            <text:h text:style-name="P46" text:outline-level="3"/>
          </table:table-cell>
        </table:table-row>
      </table:table>
      <text:p text:style-name="P5"/>
      <table:table table:name="Table38" table:style-name="Table38">
        <table:table-column table:style-name="Table38.A"/>
        <table:table-column table:style-name="Table38.B"/>
        <table:table-row table:style-name="Table38.1">
          <table:table-cell table:style-name="Table38.A1" office:value-type="string">
            <text:p text:style-name="P26">Question 10</text:p>
          </table:table-cell>
          <table:table-cell table:style-name="Table38.B1" office:value-type="string">
            <text:h text:style-name="P32" text:outline-level="3">What is the output produced by the following lines of code?</text:h>
            <text:h text:style-name="P24" text:outline-level="2"><text:span text:style-name="T11">int</text:span><text:span text:style-name="T12"> </text:span><text:span text:style-name="T8">value1</text:span><text:span text:style-name="T12"> </text:span><text:span text:style-name="T8">=</text:span><text:span text:style-name="T12"> </text:span><text:span text:style-name="T8">3;<text:line-break/></text:span><text:span text:style-name="T11">int</text:span><text:span text:style-name="T12"> </text:span><text:span text:style-name="T8">value2</text:span><text:span text:style-name="T12"> </text:span><text:span text:style-name="T8">=</text:span><text:span text:style-name="T12"> </text:span><text:span text:style-name="T8">4;<text:line-break/></text:span><text:span text:style-name="T11">int</text:span><text:span text:style-name="T12"> </text:span><text:span text:style-name="T8">result</text:span><text:span text:style-name="T12"> </text:span><text:span text:style-name="T8">=</text:span><text:span text:style-name="T12"> </text:span><text:span text:style-name="T8">0;<text:line-break/>result</text:span><text:span text:style-name="T12"> </text:span><text:span text:style-name="T8">=</text:span><text:span text:style-name="T12"> </text:span><text:span text:style-name="T8">value1++</text:span><text:span text:style-name="T12"> </text:span><text:span text:style-name="T8">*</text:span><text:span text:style-name="T12"> </text:span><text:span text:style-name="T8">value2--;<text:line-break/>System.out.println(</text:span><text:span text:style-name="T13">"Post increment/decrement: "</text:span><text:span text:style-name="T12"> </text:span><text:span text:style-name="T8">+</text:span><text:span text:style-name="T12"> </text:span><text:span text:style-name="T8">result);<text:line-break/>result</text:span><text:span text:style-name="T12"> </text:span><text:span text:style-name="T8">=</text:span><text:span text:style-name="T12"> </text:span><text:span text:style-name="T8">++value1</text:span><text:span text:style-name="T12"> </text:span><text:span text:style-name="T8">*</text:span><text:span text:style-name="T12"> </text:span><text:span text:style-name="T8">--value2;<text:line-break/>System.out.println(</text:span><text:span text:style-name="T13">"Pre increment/decrement: "</text:span><text:span text:style-name="T12"> </text:span><text:span text:style-name="T8">+</text:span><text:span text:style-name="T12"> </text:span><text:span text:style-name="T8">result);</text:span></text:h>
          </table:table-cell>
        </table:table-row>
        <table:table-row table:style-name="Table38.2">
          <table:table-cell table:style-name="Table38.A2" office:value-type="string">
            <text:p text:style-name="P26">Answer</text:p>
          </table:table-cell>
          <table:table-cell table:style-name="Table38.B2" office:value-type="string">
            <text:h text:style-name="P38" text:outline-level="3">Post increment/decrement: 12</text:h>
            <text:h text:style-name="P50" text:outline-level="3">Pre increment/decrement: 10</text:h>
          </table:table-cell>
        </table:table-row>
      </table:table>
      <text:p text:style-name="P5"/>
      <text:p text:style-name="P5"><text:bookmark text:name="_GoBack"/></text:p>
      <table:table table:name="Table39" table:style-name="Table39">
        <table:table-column table:style-name="Table39.A"/>
        <table:table-column table:style-name="Table39.B"/>
        <table:table-row table:style-name="Table39.1">
          <table:table-cell table:style-name="Table39.A1" office:value-type="string">
            <text:p text:style-name="P26">Question 11</text:p>
          </table:table-cell>
          <table:table-cell table:style-name="Table39.B1" office:value-type="string">
            <text:h text:style-name="P32" text:outline-level="3">Define the terms class, object, method and method call.</text:h>
          </table:table-cell>
        </table:table-row>
        <table:table-row table:style-name="Table39.2">
          <table:table-cell table:style-name="Table39.A2" office:value-type="string">
            <text:p text:style-name="P26">Answer</text:p>
          </table:table-cell>
          <table:table-cell table:style-name="Table39.B2" office:value-type="string">
            <text:h text:style-name="P39" text:outline-level="3">Objects are the entities that hold or create an instance of a class or they instantiate an class by calling the constructor.</text:h>
            <text:h text:style-name="P51" text:outline-level="3"/>
            <text:h text:style-name="P51" text:outline-level="3">Class is the template or structure for the creating of object. It defines the behaviour and state of the objects.</text:h>
            <text:h text:style-name="P51" text:outline-level="3"/>
            <text:h text:style-name="P51" text:outline-level="3">methods are the action that an object can take, they are generally a piece of code or collection of statements that performs some specific tasks.</text:h>
            <text:h text:style-name="P51" text:outline-level="3"/>
            <text:h text:style-name="P51" text:outline-level="3">Method call is the process of invoking or calling the specific method that is available on the class.</text:h>
            <text:h text:style-name="P51" text:outline-level="3">Method is invoked by using the dot ‘.’ operator <text:span text:style-name="T18">by the object that calls it.</text:span></text:h>
            <text:h text:style-name="P51" text:outline-level="3"/>
            <text:h text:style-name="P51" text:outline-level="3"/>
          </table:table-cell>
        </table:table-row>
      </table:table>
      <text:p text:style-name="P5"/>
      <table:table table:name="Table40" table:style-name="Table40">
        <table:table-column table:style-name="Table40.A"/>
        <table:table-column table:style-name="Table40.B"/>
        <text:soft-page-break/>
        <table:table-row table:style-name="Table40.1">
          <table:table-cell table:style-name="Table40.A1" office:value-type="string">
            <text:p text:style-name="P26">Question 12</text:p>
          </table:table-cell>
          <table:table-cell table:style-name="Table40.B1" office:value-type="string">
            <text:h text:style-name="P32" text:outline-level="3">What does the String method trim() do? <text:s/>Give an example of its use.</text:h>
          </table:table-cell>
        </table:table-row>
        <table:table-row table:style-name="Table40.2">
          <table:table-cell table:style-name="Table40.A2" office:value-type="string">
            <text:p text:style-name="P26">Answer</text:p>
          </table:table-cell>
          <table:table-cell table:style-name="Table40.B2" office:value-type="string">
            <text:h text:style-name="P37" text:outline-level="3">the String method trim() removes the whitespace from the start and end of the string.</text:h>
            <text:h text:style-name="P48" text:outline-level="3">Or it removes the leading and trailing whitespace of an string.</text:h>
            <text:h text:style-name="P48" text:outline-level="3">e.g</text:h>
            <text:h text:style-name="P48" text:outline-level="3">String str = “ <text:s text:c="3"/>I am a programmer <text:s text:c="2"/>“;</text:h>
            <text:h text:style-name="P48" text:outline-level="3">str = str.trim();</text:h>
            <text:h text:style-name="P48" text:outline-level="3"/>
            <text:h text:style-name="P48" text:outline-level="3">now the str becomes: “I am a programmer”</text:h>
          </table:table-cell>
        </table:table-row>
      </table:table>
      <text:p text:style-name="P5"/>
      <table:table table:name="Table41" table:style-name="Table41">
        <table:table-column table:style-name="Table41.A"/>
        <table:table-column table:style-name="Table41.B"/>
        <table:table-row table:style-name="Table41.1">
          <table:table-cell table:style-name="Table41.A1" office:value-type="string">
            <text:p text:style-name="P26">Question 13</text:p>
          </table:table-cell>
          <table:table-cell table:style-name="Table41.B1" office:value-type="string">
            <text:h text:style-name="P32" text:outline-level="3">What is the output of the following Java statements?</text:h>
            <text:h text:style-name="P24" text:outline-level="2"><text:span text:style-name="T12">//String method examples<text:line-break/></text:span><text:span text:style-name="T8">String</text:span><text:span text:style-name="T12"> </text:span><text:span text:style-name="T8">str</text:span><text:span text:style-name="T12"> </text:span><text:span text:style-name="T8">=</text:span><text:span text:style-name="T12"> </text:span><text:span text:style-name="T13">"Java Programming!"</text:span><text:span text:style-name="T8">;<text:line-break/>System.out.println(str.equals(</text:span><text:span text:style-name="T13">"Java Programming!"</text:span><text:span text:style-name="T8">));<text:line-break/>System.out.println(str.toLowerCase());<text:line-break/>System.out.println(str.toUpperCase());<text:line-break/>System.out.println(str.substring(5,8));<text:line-break/>System.out.println(str.lastIndexOf(</text:span><text:span text:style-name="T13">"m"</text:span><text:span text:style-name="T8">));</text:span></text:h>
          </table:table-cell>
        </table:table-row>
        <table:table-row table:style-name="Table41.2">
          <table:table-cell table:style-name="Table41.A2" office:value-type="string">
            <text:p text:style-name="P26">Answer</text:p>
          </table:table-cell>
          <table:table-cell table:style-name="Table41.B2" office:value-type="string">
            <text:h text:style-name="P37" text:outline-level="3">true</text:h>
            <text:h text:style-name="P48" text:outline-level="3">java programming</text:h>
            <text:h text:style-name="P48" text:outline-level="3">JAVA PROGRAMMING</text:h>
            <text:h text:style-name="P48" text:outline-level="3">Pro</text:h>
            <text:h text:style-name="P48" text:outline-level="3">12</text:h>
          </table:table-cell>
        </table:table-row>
      </table:table>
      <text:p text:style-name="P16"/>
      <table:table table:name="Table42" table:style-name="Table42">
        <table:table-column table:style-name="Table42.A"/>
        <table:table-column table:style-name="Table42.B"/>
        <table:table-row table:style-name="Table42.1">
          <table:table-cell table:style-name="Table42.A1" office:value-type="string">
            <text:p text:style-name="P26">Question 14</text:p>
          </table:table-cell>
          <table:table-cell table:style-name="Table42.B1" office:value-type="string">
            <text:p text:style-name="P15"><text:span text:style-name="T6">Write a Java statement to access the 7th character in the String variable </text:span><text:span text:style-name="T9">myString</text:span><text:span text:style-name="T6"> and place it in the char variable </text:span><text:span text:style-name="T9">c</text:span><text:span text:style-name="T6">.</text:span><text:span text:style-name="T7"> </text:span></text:p>
          </table:table-cell>
        </table:table-row>
        <table:table-row table:style-name="Table42.2">
          <table:table-cell table:style-name="Table42.A2" office:value-type="string">
            <text:p text:style-name="P26">Answer</text:p>
          </table:table-cell>
          <table:table-cell table:style-name="Table42.B2" office:value-type="string">
            <text:p text:style-name="P27">char c = myString.charAt(6);</text:p>
          </table:table-cell>
        </table:table-row>
      </table:table>
      <text:p text:style-name="P16"/>
      <table:table table:name="Table43" table:style-name="Table43">
        <table:table-column table:style-name="Table43.A"/>
        <table:table-column table:style-name="Table43.B"/>
        <table:table-row table:style-name="Table43.1">
          <table:table-cell table:style-name="Table43.A1" office:value-type="string">
            <text:p text:style-name="P26">Question 15</text:p>
          </table:table-cell>
          <table:table-cell table:style-name="Table43.B1" office:value-type="string">
            <text:p text:style-name="P15"><text:span text:style-name="T6">Write a Java statement to determine the length of a string variable called </text:span><text:span text:style-name="T9">input</text:span><text:span text:style-name="T6">. <text:s/>Store the result in an integer variable called </text:span><text:span text:style-name="T9">strLength</text:span><text:span text:style-name="T6">.</text:span></text:p>
          </table:table-cell>
        </table:table-row>
        <table:table-row table:style-name="Table43.2">
          <table:table-cell table:style-name="Table43.A2" office:value-type="string">
            <text:p text:style-name="P26">Answer</text:p>
          </table:table-cell>
          <table:table-cell table:style-name="Table43.B2" office:value-type="string">
            <text:p text:style-name="P28">int strLength = input.length();</text:p>
          </table:table-cell>
        </table:table-row>
      </table:table>
      <text:p text:style-name="P16"/>
      <table:table table:name="Table44" table:style-name="Table44">
        <table:table-column table:style-name="Table44.A"/>
        <table:table-column table:style-name="Table44.B"/>
        <table:table-row table:style-name="Table44.1">
          <table:table-cell table:style-name="Table44.A1" office:value-type="string">
            <text:p text:style-name="P26">Question 16</text:p>
          </table:table-cell>
          <table:table-cell table:style-name="Table44.B1" office:value-type="string">
            <text:p text:style-name="P17">Why is using named constants a good programming practice?</text:p>
          </table:table-cell>
        </table:table-row>
        <table:table-row table:style-name="Table44.2">
          <table:table-cell table:style-name="Table44.A2" office:value-type="string">
            <text:p text:style-name="P26">Answer</text:p>
          </table:table-cell>
          <table:table-cell table:style-name="Table44.B2" office:value-type="string">
            <text:p text:style-name="P18">Named constants is a good programming practice because sometimes we need to store some value which is constant and do not change throughout the program execution.</text:p>
            <text:p text:style-name="P18">If by mistake the value is changed by the programmer than it will cause the logical error, and since constants aren’t allowed to change, it will prevent the bug or logical error.</text:p>
          </table:table-cell>
        </table:table-row>
      </table:table>
      <text:p text:style-name="P16"/>
      <table:table table:name="Table45" table:style-name="Table45">
        <table:table-column table:style-name="Table45.A"/>
        <table:table-column table:style-name="Table45.B"/>
        <text:soft-page-break/>
        <table:table-row table:style-name="Table45.1">
          <table:table-cell table:style-name="Table45.A1" office:value-type="string">
            <text:p text:style-name="P26">Question 17</text:p>
          </table:table-cell>
          <table:table-cell table:style-name="Table45.B1" office:value-type="string">
            <text:p text:style-name="P17">How are line comments and block comments used?</text:p>
          </table:table-cell>
        </table:table-row>
        <table:table-row table:style-name="Table45.2">
          <table:table-cell table:style-name="Table45.A2" office:value-type="string">
            <text:p text:style-name="P26">Answer</text:p>
          </table:table-cell>
          <table:table-cell table:style-name="Table45.B2" office:value-type="string">
            <text:p text:style-name="P18"><text:span text:style-name="T19">Li</text:span>ne comments <text:span text:style-name="T19">are used by using two forward slash ‘//’ at the beginning of the sentence. Anything that follows ‘//’ are considered as the comment and the compiler will ignore it.</text:span></text:p>
            <text:p text:style-name="P30">They are generally used as documentation for the programmer.</text:p>
            <text:p text:style-name="P30">e.g.</text:p>
            <text:p text:style-name="P18">// this is the line comment in action</text:p>
            <text:p text:style-name="P18"/>
            <text:p text:style-name="P30">Block comments are used by using a forward slash followed by asterisk i.e. “/*”<text:span text:style-name="T15">, and ended by using asterisk followed by forward slash i.e. “*/”. </text:span><text:span text:style-name="T20">Anything written in the middle of these two will be considered as comment.</text:span></text:p>
            <text:p text:style-name="P30"><text:span text:style-name="T20"/></text:p>
            <text:p text:style-name="P30"><text:span text:style-name="T20">Block comments are generally used as the documentation for the user of the class or library.</text:span></text:p>
            <text:p text:style-name="P30"><text:span text:style-name="T20">e.g.</text:span></text:p>
            <text:p text:style-name="P18">/*</text:p>
            <text:p text:style-name="P18">This is the</text:p>
            <text:p text:style-name="P18">block comment</text:p>
            <text:p text:style-name="P18">in action</text:p>
            <text:p text:style-name="P18">It supports multiline.</text:p>
            <text:p text:style-name="P18">Finally the self test chapter 1</text:p>
            <text:p text:style-name="P18">is completed !</text:p>
            <text:p text:style-name="P18">*/</text:p>
          </table:table-cell>
        </table:table-row>
      </table:table>
      <text:p text:style-name="P16"/>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78in" fo:margin-bottom="0.028in" style:contextual-spacing="false" fo:line-height="100%" fo:keep-together="always" fo:padding-left="0in" fo:padding-right="0in" fo:padding-top="0in" fo:padding-bottom="0.0138in" fo:border-left="none" fo:border-right="none" fo:border-top="none" fo:border-bottom="0.51pt solid #5b9bd5" fo:keep-with-next="always"/>
      <style:text-properties fo:color="#2e74b5" loext:opacity="100%" style:font-name="Calibri Light" fo:font-family="'Calibri Light'" style:font-family-generic="roman" style:font-pitch="variable" fo:font-size="18pt" style:font-name-asian="Calibri1" style:font-family-asian="Calibri" style:font-family-generic-asian="system" style:font-pitch-asian="variable" style:font-size-asian="18pt" style:font-name-complex="Noto Sans Arabic" style:font-family-complex="'Noto Sans Arabic'" style:font-family-generic-complex="system" style:font-pitch-complex="variable" style:font-size-complex="18pt"/>
    </style:style>
    <style:style style:name="Heading_20_3" style:display-name="Heading 3" style:family="paragraph" style:parent-style-name="Standard" loext:linked-style-name="Heading_20_3_20_Char" style:default-outline-level="3" style:list-style-name="" style:class="text">
      <style:paragraph-properties fo:margin-top="0.1665in" fo:margin-bottom="0.1665in" style:contextual-spacing="false" fo:line-height="100%"/>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language-asian="en" style:country-asian="GB" style:font-weight-asian="bold" style:font-name-complex="Times New Roman1" style:font-family-complex="'Times New Roman'" style:font-family-generic-complex="system" style:font-pitch-complex="variable" style:font-size-complex="13pt"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answer-label" style:family="paragraph" style:parent-style-name="Standard">
      <style:paragraph-properties fo:margin-left="0in" fo:margin-right="0.052in" fo:margin-top="0.052in" fo:margin-bottom="0.052in" style:contextual-spacing="false" fo:line-height="100%"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answer-label2" style:family="paragraph" style:parent-style-name="Standard">
      <style:paragraph-properties fo:margin-left="0in" fo:margin-right="0.052in" fo:margin-top="0.052in" fo:margin-bottom="0.052in" style:contextual-spacing="false" fo:line-height="100%"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awTB_5f_02_5f_question" style:display-name="awTB_02_question" style:family="paragraph" style:parent-style-name="Standard" style:next-style-name="awTB_5f_03_5f_distractor" style:default-outline-level="3" style:list-style-name="WWNum5" style:list-level="2">
      <style:paragraph-properties fo:margin-top="0in" fo:margin-bottom="0.0417in" style:contextual-spacing="false" fo:line-height="100%" fo:keep-together="always" fo:keep-with-next="always"/>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awTB_5f_03_5f_distractor" style:display-name="awTB_03_distractor" style:family="paragraph" style:parent-style-name="Standard" style:default-outline-level="3" style:list-style-name="WWNum1" style:list-level="3">
      <style:paragraph-properties fo:margin-top="0in" fo:margin-bottom="0.028in" style:contextual-spacing="false" fo:line-height="100%" fo:keep-together="always" fo:keep-with-next="always">
        <style:tab-stops>
          <style:tab-stop style:position="0.6252in"/>
        </style:tab-stops>
      </style:paragraph-properties>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awTB_5f_04_5f_answer" style:display-name="awTB_04_answer" style:family="paragraph" style:parent-style-name="Standard" style:next-style-name="awTB_5f_02_5f_question" style:default-outline-level="4" style:list-style-name="WWNum5" style:list-level="4">
      <style:paragraph-properties fo:margin-top="0.028in" fo:margin-bottom="0.1945in" style:contextual-spacing="false" fo:line-height="100%" fo:keep-together="always">
        <style:tab-stops>
          <style:tab-stop style:position="0.9799in"/>
        </style:tab-stops>
      </style:paragraph-properties>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awTB_5f_fig" style:display-name="awTB_fig" style:family="paragraph" style:parent-style-name="Standard" style:next-style-name="awTB_5f_02_5f_question" style:default-outline-level="2" style:list-style-name="">
      <style:paragraph-properties fo:margin-top="0.139in" fo:margin-bottom="0.028in" style:contextual-spacing="false" fo:line-height="100%" fo:keep-together="always" fo:keep-with-next="always"/>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awTB_5f_00_5f_chTitle" style:display-name="awTB_00_chTitle" style:family="paragraph" style:parent-style-name="Standard" style:next-style-name="awTB_5f_02_5f_question" style:default-outline-level="1" style:list-style-name="">
      <style:paragraph-properties fo:margin-top="1in" fo:margin-bottom="0.5in" style:contextual-spacing="false" fo:line-height="100%" fo:keep-together="always"/>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2pt"/>
    </style:style>
    <style:style style:name="awTB_5f_01_5f_questionHead" style:display-name="awTB_01_questionHead" style:family="paragraph" style:parent-style-name="Standard" style:default-outline-level="2" style:list-style-name="WWNum1">
      <style:paragraph-properties fo:margin-top="0.25in" fo:margin-bottom="0.139in" style:contextual-spacing="false" fo:line-height="100%" fo:keep-together="always" fo:keep-with-next="always"/>
      <style:text-properties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2pt"/>
    </style:style>
    <style:style style:name="awTB_5f_appHead" style:display-name="awTB_appHead" style:family="paragraph" style:parent-style-name="Standard" style:next-style-name="awTB_5f_02_5f_question" style:list-style-name="WWNum5">
      <style:paragraph-properties fo:margin-top="0.1945in" fo:margin-bottom="0.139in" style:contextual-spacing="false" fo:line-height="100%" fo:keep-together="always" fo:keep-with-next="always"/>
      <style:text-properties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awTB_5f_04_5f_esAnswer" style:display-name="awTB_04_esAnswer" style:family="paragraph" style:parent-style-name="awTB_5f_04_5f_answer" style:next-style-name="awTB_5f_02_5f_question">
      <style:paragraph-properties fo:margin-left="0.3799in" fo:margin-right="0in" fo:margin-top="0in" fo:margin-bottom="0.1945in" style:contextual-spacing="false" fo:text-indent="0in" style:auto-text-indent="false"/>
    </style:style>
    <style:style style:name="awTB_5f_ansFig" style:display-name="awTB_ansFig" style:family="paragraph" style:parent-style-name="awTB_5f_fig" style:next-style-name="awTB_5f_02_5f_question">
      <style:paragraph-properties fo:margin-left="1in" fo:margin-right="0in" fo:margin-top="0.111in" fo:margin-bottom="0.1945in" style:contextual-spacing="false" fo:text-indent="0in" style:auto-text-indent="false" fo:keep-with-next="auto"/>
    </style:style>
    <style:style style:name="awTB_5f_04_5f_esAnswer2" style:display-name="awTB_04_esAnswer2" style:family="paragraph" style:parent-style-name="awTB_5f_04_5f_esAnswer" style:list-style-name="">
      <style:paragraph-properties fo:margin-left="0.3799in" fo:margin-right="0in" fo:margin-top="0in" fo:margin-bottom="0.0835in" style:contextual-spacing="false" fo:text-indent="0in" style:auto-text-indent="false"/>
    </style:style>
    <style:style style:name="awTB_5f_04_5f_esAnswer1only" style:display-name="awTB_04_esAnswer1only" style:family="paragraph" style:parent-style-name="awTB_5f_04_5f_esAnswer" style:next-style-name="awTB_5f_02_5f_question"/>
    <style:style style:name="awTB_5f_04_5f_esAnswer1" style:display-name="awTB_04_esAnswer1" style:family="paragraph" style:parent-style-name="awTB_5f_04_5f_esAnswer1only" style:next-style-name="awTB_5f_04_5f_esAnswer2">
      <style:paragraph-properties fo:margin-top="0in" fo:margin-bottom="0.0835in" style:contextual-spacing="false"/>
    </style:style>
    <style:style style:name="awTB_5f_04_5f_esAnswerLast" style:display-name="awTB_04_esAnswerLast" style:family="paragraph" style:parent-style-name="awTB_5f_04_5f_esAnswer2" style:next-style-name="awTB_5f_02_5f_question"/>
    <style:style style:name="awTB_5f_02_5f_questionEs" style:display-name="awTB_02_questionEs" style:family="paragraph" style:parent-style-name="awTB_5f_02_5f_question"/>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2662a1" loext:opacity="100%" style:text-line-through-style="none" style:text-line-through-type="none" style:text-underline-style="none" style:text-blinking="false"/>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language-asian="en" style:country-asian="GB" style:font-weight-asian="bold" style:font-name-complex="Times New Roman1" style:font-family-complex="'Times New Roman'" style:font-family-generic-complex="system" style:font-pitch-complex="variable" style:font-size-complex="13pt" style:font-weight-complex="bold"/>
    </style:style>
    <style:style style:name="questionnumber1" style:family="text" style:parent-style-name="Default_20_Paragraph_20_Font">
      <style:text-properties fo:color="#aaaaaa" loext:opacity="100%" fo:font-weight="bold" style:font-weight-asian="bold" style:font-weight-complex="bold"/>
    </style:style>
    <style:style style:name="hidden4" style:family="text" style:parent-style-name="Default_20_Paragraph_20_Font">
      <style:text-properties text:display="true"/>
    </style:style>
    <style:style style:name="apple-converted-space" style:family="text" style:parent-style-name="Default_20_Paragraph_20_Fon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8pt" style:font-name-asian="Calibri1" style:font-family-asian="Calibri" style:font-family-generic-asian="system" style:font-pitch-asian="variable" style:font-size-asian="18pt" style:font-name-complex="Noto Sans Arabic" style:font-family-complex="'Noto Sans Arabic'" style:font-family-generic-complex="system" style:font-pitch-complex="variable" style:font-size-complex="18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abel1"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fo:font-weight="bold"/>
    </style:style>
    <style:style style:name="ListLabel_20_39" style:display-name="ListLabel 39" style:family="text"/>
    <style:style style:name="ListLabel_20_40" style:display-name="ListLabel 4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letter-kerning="false" style:font-style-asian="normal" style:font-weight-asian="normal" style:text-emphasize="none" style:font-relief="none" text:display="true"/>
    </style:style>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39"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40"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41"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48"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49"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50"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57"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58"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59"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66"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67"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68"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75"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76"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77"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84"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85"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86"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87"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88"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9"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0"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93"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94"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95"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6"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102"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103"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104"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05"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06"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07"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08"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
        <style:list-level-properties text:list-level-position-and-space-mode="label-alignment">
          <style:list-level-label-alignment text:label-followed-by="nothing"/>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111"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112"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113"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14"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15"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16"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17"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120"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121"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122"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23"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24"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25"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26"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129"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130"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131"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32"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33"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34"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35"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138"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139"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140"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41"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42"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43"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44"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format="">
        <style:list-level-properties text:list-level-position-and-space-mode="label-alignment">
          <style:list-level-label-alignment text:label-followed-by="nothing"/>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147"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148"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149"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0"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51"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52"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53"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format="">
        <style:list-level-properties text:list-level-position-and-space-mode="label-alignment">
          <style:list-level-label-alignment text:label-followed-by="nothing"/>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156"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157"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158"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9"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0"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61"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62"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format="">
        <style:list-level-properties text:list-level-position-and-space-mode="label-alignment">
          <style:list-level-label-alignment text:label-followed-by="nothing"/>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165"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166"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167"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68"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9"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0"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71"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174"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175"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176"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77"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78"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9"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0"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183"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184"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185"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86"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8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8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
        <style:list-level-properties text:list-level-position-and-space-mode="label-alignment">
          <style:list-level-label-alignment text:label-followed-by="nothing"/>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192"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193"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194"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201"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202"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203"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04"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05"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06"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07"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210"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211"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212"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13"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14"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15"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16"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
        <style:list-level-properties text:list-level-position-and-space-mode="label-alignment">
          <style:list-level-label-alignment text:label-followed-by="nothing"/>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219"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220"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221"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22"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23"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24"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25"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format="">
        <style:list-level-properties text:list-level-position-and-space-mode="label-alignment">
          <style:list-level-label-alignment text:label-followed-by="nothing"/>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228"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229"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230"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31"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32"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33"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34"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format="">
        <style:list-level-properties text:list-level-position-and-space-mode="label-alignment">
          <style:list-level-label-alignment text:label-followed-by="nothing"/>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237"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238"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239"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0"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41"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42"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43"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format="">
        <style:list-level-properties text:list-level-position-and-space-mode="label-alignment">
          <style:list-level-label-alignment text:label-followed-by="nothing"/>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246"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247"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248"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9"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0"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51"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52"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format="">
        <style:list-level-properties text:list-level-position-and-space-mode="label-alignment">
          <style:list-level-label-alignment text:label-followed-by="nothing"/>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255"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256"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257"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58"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9"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0"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61"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format="">
        <style:list-level-properties text:list-level-position-and-space-mode="label-alignment">
          <style:list-level-label-alignment text:label-followed-by="nothing"/>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264"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265"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266"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67"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68"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9"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0"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format="">
        <style:list-level-properties text:list-level-position-and-space-mode="label-alignment">
          <style:list-level-label-alignment text:label-followed-by="nothing"/>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273"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274"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275"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76"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7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7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format="">
        <style:list-level-properties text:list-level-position-and-space-mode="label-alignment">
          <style:list-level-label-alignment text:label-followed-by="nothing"/>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282"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283"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284"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85"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86"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87"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88"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format="">
        <style:list-level-properties text:list-level-position-and-space-mode="label-alignment">
          <style:list-level-label-alignment text:label-followed-by="nothing"/>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291"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292"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293"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94"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95"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96"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97"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300"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301"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302"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03"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04"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05"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06"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format="">
        <style:list-level-properties text:list-level-position-and-space-mode="label-alignment">
          <style:list-level-label-alignment text:label-followed-by="nothing"/>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309"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310"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311"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12"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13"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14"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15"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format="">
        <style:list-level-properties text:list-level-position-and-space-mode="label-alignment">
          <style:list-level-label-alignment text:label-followed-by="nothing"/>
        </style:list-level-properties>
      </text:list-level-style-number>
      <text:list-level-style-number text:level="2" text:style-name="ListLabel_20_317"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318"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319"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320"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21"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22"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23"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24"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format="">
        <style:list-level-properties text:list-level-position-and-space-mode="label-alignment">
          <style:list-level-label-alignment text:label-followed-by="nothing"/>
        </style:list-level-properties>
      </text:list-level-style-number>
      <text:list-level-style-number text:level="2" text:style-name="ListLabel_20_326" loext:num-list-format="%2%)" style:num-suffix=")" style:num-format="1">
        <style:list-level-properties text:list-level-position-and-space-mode="label-alignment">
          <style:list-level-label-alignment text:label-followed-by="listtab" text:list-tab-stop-position="2.152in" fo:text-indent="-0.3799in" fo:margin-left="2.152in"/>
        </style:list-level-properties>
      </text:list-level-style-number>
      <text:list-level-style-number text:level="3" text:style-name="ListLabel_20_327" loext:num-list-format="(%3%)" style:num-prefix="(" style:num-suffix=")" style:num-format="a" style:num-letter-sync="true">
        <style:list-level-properties text:list-level-position-and-space-mode="label-alignment">
          <style:list-level-label-alignment text:label-followed-by="listtab" text:list-tab-stop-position="0.8799in" fo:text-indent="-0.25in" fo:margin-left="0.6299in"/>
        </style:list-level-properties>
      </text:list-level-style-number>
      <text:list-level-style-number text:level="4" text:style-name="ListLabel_20_328" loext:num-list-format="Answer:" style:num-suffix="Answer:" style:num-format="">
        <style:list-level-properties text:list-level-position-and-space-mode="label-alignment">
          <style:list-level-label-alignment text:label-followed-by="listtab" text:list-tab-stop-position="1.3799in" fo:text-indent="-0.6in" fo:margin-left="0.9799in"/>
        </style:list-level-properties>
      </text:list-level-style-number>
      <text:list-level-style-number text:level="5" text:style-name="ListLabel_20_329" loext:num-list-format="(%5%)"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0" loext:num-list-format="(%6%)"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31"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32"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33"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tab-stops>
          <style:tab-stop style:position="0in"/>
          <style:tab-stop style:position="0.6898in"/>
          <style:tab-stop style:position="3.15in" style:type="char" style:char=","/>
          <style:tab-stop style:position="6.2681in" style:type="right"/>
          <style:tab-stop style:position="6.3in" style:type="right"/>
        </style:tab-stops>
      </style:paragraph-properties>
    </style:style>
    <style:style style:name="MP2" style:family="paragraph" style:parent-style-name="Header">
      <style:paragraph-properties fo:padding-left="0in" fo:padding-right="0in" fo:padding-top="0in" fo:padding-bottom="0.0138in" fo:border-left="none" fo:border-right="none" fo:border-top="none" fo:border-bottom="0.51pt solid #000000">
        <style:tab-stops>
          <style:tab-stop style:position="3.15in" style:type="center"/>
          <style:tab-stop style:position="6.2681in" style:type="right"/>
        </style:tab-stops>
      </style:paragraph-properties>
    </style:style>
    <style:style style:name="MP3" style:family="paragraph" style:parent-style-name="Footer">
      <style:paragraph-properties fo:text-align="center" style:justify-single-word="false"/>
    </style:style>
    <style:style style:name="MT1" style:family="text">
      <style:text-properties style:font-name="Arial"/>
    </style:style>
    <style:style style:name="MT2" style:family="text">
      <style:text-properties style:font-name="Arial Narrow" fo:font-size="14pt" style:font-size-asian="14pt"/>
    </style:style>
    <style:style style:name="MT3" style:family="text">
      <style:text-properties fo:color="#5b9bd5" loext:opacity="1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266" text:anchor-type="as-char" svg:width="1.2709in" svg:height="0.6252in" draw:z-index="10"><draw:image xlink:href="Pictures/100000010000007A0000003CEE0D3609B42EF289.png" xlink:type="simple" xlink:show="embed" xlink:actuate="onLoad" draw:mime-type="image/png"/></draw:frame></text:p>
        <text:p text:style-name="MP2"><text:span text:style-name="MT1"><text:tab/></text:span><text:span text:style-name="MT2">CIS016-1 Principles of Programming</text:span></text:p>
        <text:p text:style-name="Header"/>
      </style:header>
      <style:footer>
        <text:p text:style-name="MP3"><text:span text:style-name="MT3">Page </text:span><text:span text:style-name="MT3"><text:page-number style:num-format="1" text:select-page="current">10</text:page-number></text:span><text:span text:style-name="MT3"><text:s/>of </text:span><text:span text:style-name="MT3"><text:page-count style:num-format="1">11</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ue Brandreth</meta:initial-creator>
    <meta:editing-cycles>12</meta:editing-cycles>
    <meta:print-date>2015-09-05T07:54:00</meta:print-date>
    <meta:creation-date>2015-10-11T08:16:00</meta:creation-date>
    <dc:date>2022-06-22T18:20:23.040675655</dc:date>
    <meta:editing-duration>PT38M29S</meta:editing-duration>
    <meta:generator>LibreOffice/7.3.3.2$Linux_X86_64 LibreOffice_project/30$Build-2</meta:generator>
    <meta:document-statistic meta:table-count="45" meta:image-count="1" meta:object-count="0" meta:page-count="11" meta:paragraph-count="322" meta:word-count="1858" meta:character-count="10392" meta:non-whitespace-character-count="8826"/>
    <meta:user-defined meta:name="AppVersion">15.0000</meta:user-defined>
    <meta:template xlink:type="simple" xlink:actuate="onRequest" xlink:title="Normal.dotm" xlink:href=""/>
  </office:meta>
</office:document-meta>
</file>